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5.8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 style:data-style-name="N100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</style:style>
    <style:style style:name="ce14" style:family="table-cell" style:parent-style-name="Default" style:data-style-name="N10002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6" table:default-cell-style-name="ce4"/>
        <table:table-column table:style-name="co2" table:number-columns-repeated="4" table:default-cell-style-name="ce14"/>
        <table:table-row table:style-name="ro1"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12" office:value-type="string" calcext:value-type="string" table:number-columns-spanned="2" table:number-rows-spanned="1">
            <text:p>Größe in B (64-bit)</text:p>
          </table:table-cell>
          <table:covered-table-cell/>
          <table:table-cell table:style-name="ce12" office:value-type="string" calcext:value-type="string" table:number-columns-spanned="2" table:number-rows-spanned="1">
            <text:p>Größe in B (32-bit)</text:p>
          </table:table-cell>
          <table:covered-table-cell/>
          <table:table-cell table:style-name="ce15" office:value-type="string" calcext:value-type="string" table:number-columns-spanned="2" table:number-rows-spanned="1">
            <text:p>LCSSeq in B</text:p>
          </table:table-cell>
          <table:covered-table-cell table:style-name="ce15" office:value-type="string" calcext:value-type="string">
            <text:p>32-bit</text:p>
          </table:covered-table-cell>
          <table:table-cell table:style-name="ce15" office:value-type="string" calcext:value-type="string" table:number-columns-spanned="2" table:number-rows-spanned="1">
            <text:p>Ähnlichkeit</text:p>
          </table:table-cell>
          <table:covered-table-cell table:style-name="ce4"/>
          <table:table-cell table:style-name="ce15" office:value-type="string" calcext:value-type="string" table:number-columns-spanned="2" table:number-rows-spanned="1">
            <text:p>Ähnlichkeit 2</text:p>
          </table:table-cell>
          <table:covered-table-cell table:style-name="ce4"/>
        </table:table-row>
        <table:table-row table:style-name="ro1">
          <table:covered-table-cell table:style-name="ce4"/>
          <table:table-cell table:style-name="ce13" office:value-type="string" calcext:value-type="string">
            <text:p>n. obfus</text:p>
          </table:table-cell>
          <table:table-cell table:style-name="ce13" office:value-type="string" calcext:value-type="string">
            <text:p>obfus.</text:p>
          </table:table-cell>
          <table:table-cell table:style-name="ce13" office:value-type="string" calcext:value-type="string">
            <text:p>n. obfus</text:p>
          </table:table-cell>
          <table:table-cell table:style-name="ce13" office:value-type="string" calcext:value-type="string">
            <text:p>obfus.</text:p>
          </table:table-cell>
          <table:table-cell table:style-name="ce13" office:value-type="string" calcext:value-type="string">
            <text:p>64-bit</text:p>
          </table:table-cell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64-bit</text:p>
          </table:table-cell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64-bit</text:p>
          </table:table-cell>
          <table:table-cell table:style-name="ce13" office:value-type="string" calcext:value-type="string">
            <text:p>32-bit</text:p>
          </table:table-cell>
        </table:table-row>
        <table:table-row table:style-name="ro1">
          <table:table-cell table:style-name="ce8" office:value-type="string" calcext:value-type="string" table:number-columns-spanned="11" table:number-rows-spanned="1">
            <text:p>Coreutils</text:p>
          </table:table-cell>
          <table:covered-table-cell table:number-columns-repeated="10" table:style-name="ce13"/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31216" calcext:value-type="float">
            <text:p>31216</text:p>
          </table:table-cell>
          <table:table-cell office:value-type="float" office:value="80432" calcext:value-type="float">
            <text:p>80432</text:p>
          </table:table-cell>
          <table:table-cell office:value-type="float" office:value="22180" calcext:value-type="float">
            <text:p>22180</text:p>
          </table:table-cell>
          <table:table-cell office:value-type="float" office:value="79556" calcext:value-type="float">
            <text:p>79556</text:p>
          </table:table-cell>
          <table:table-cell office:value-type="float" office:value="25172" calcext:value-type="float">
            <text:p>25172</text:p>
          </table:table-cell>
          <table:table-cell office:value-type="float" office:value="17145" calcext:value-type="float">
            <text:p>17145</text:p>
          </table:table-cell>
          <table:table-cell table:formula="of:=[.F4]/SQRT([.B4]*[.C4])*100" office:value-type="float" office:value="50.2359550428899" calcext:value-type="float">
            <text:p>50,24</text:p>
          </table:table-cell>
          <table:table-cell table:formula="of:=[.G4]/SQRT([.D4]*[.E4])*100" office:value-type="float" office:value="40.8150421185731" calcext:value-type="float">
            <text:p>40,82</text:p>
          </table:table-cell>
          <table:table-cell table:formula="of:=[.F4]/[.B4]*100" office:value-type="float" office:value="80.6381342901076" calcext:value-type="float">
            <text:p>80,64</text:p>
          </table:table-cell>
          <table:table-cell table:formula="of:=[.G4]/[.D4]*100" office:value-type="float" office:value="77.2993688007214" calcext:value-type="float">
            <text:p>77,30</text:p>
          </table:table-cell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0440" calcext:value-type="float">
            <text:p>80440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25117" calcext:value-type="float">
            <text:p>25117</text:p>
          </table:table-cell>
          <table:table-cell office:value-type="float" office:value="17126" calcext:value-type="float">
            <text:p>17126</text:p>
          </table:table-cell>
          <table:table-cell table:formula="of:=[.F5]/SQRT([.B5]*[.C5])*100" office:value-type="float" office:value="50.1172768681991" calcext:value-type="float">
            <text:p>50,12</text:p>
          </table:table-cell>
          <table:table-cell table:formula="of:=[.G5]/SQRT([.D5]*[.E5])*100" office:value-type="float" office:value="40.7604112101359" calcext:value-type="float">
            <text:p>40,76</text:p>
          </table:table-cell>
          <table:table-cell table:formula="of:=[.F5]/[.B5]*100" office:value-type="float" office:value="80.4413271842173" calcext:value-type="float">
            <text:p>80,44</text:p>
          </table:table-cell>
          <table:table-cell table:formula="of:=[.G5]/[.D5]*100" office:value-type="float" office:value="77.1858662340004" calcext:value-type="float">
            <text:p>77,19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31232" calcext:value-type="float">
            <text:p>31232</text:p>
          </table:table-cell>
          <table:table-cell office:value-type="float" office:value="80448" calcext:value-type="float">
            <text:p>80448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25061" calcext:value-type="float">
            <text:p>25061</text:p>
          </table:table-cell>
          <table:table-cell office:value-type="float" office:value="17092" calcext:value-type="float">
            <text:p>17092</text:p>
          </table:table-cell>
          <table:table-cell table:formula="of:=[.F6]/SQRT([.B6]*[.C6])*100" office:value-type="float" office:value="49.996646205601" calcext:value-type="float">
            <text:p>50,00</text:p>
          </table:table-cell>
          <table:table-cell table:formula="of:=[.G6]/SQRT([.D6]*[.E6])*100" office:value-type="float" office:value="40.6794901555321" calcext:value-type="float">
            <text:p>40,68</text:p>
          </table:table-cell>
          <table:table-cell table:formula="of:=[.F6]/[.B6]*100" office:value-type="float" office:value="80.241419057377" calcext:value-type="float">
            <text:p>80,24</text:p>
          </table:table-cell>
          <table:table-cell table:formula="of:=[.G6]/[.D6]*100" office:value-type="float" office:value="77.0326302505859" calcext:value-type="float">
            <text:p>77,03</text:p>
          </table:table-cell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31232" calcext:value-type="float">
            <text:p>31232</text:p>
          </table:table-cell>
          <table:table-cell office:value-type="float" office:value="80448" calcext:value-type="float">
            <text:p>80448</text:p>
          </table:table-cell>
          <table:table-cell office:value-type="float" office:value="22188" calcext:value-type="float">
            <text:p>22188</text:p>
          </table:table-cell>
          <table:table-cell office:value-type="float" office:value="79564" calcext:value-type="float">
            <text:p>79564</text:p>
          </table:table-cell>
          <table:table-cell office:value-type="float" office:value="25054" calcext:value-type="float">
            <text:p>25054</text:p>
          </table:table-cell>
          <table:table-cell office:value-type="float" office:value="17115" calcext:value-type="float">
            <text:p>17115</text:p>
          </table:table-cell>
          <table:table-cell table:formula="of:=[.F7]/SQRT([.B7]*[.C7])*100" office:value-type="float" office:value="49.9826812192301" calcext:value-type="float">
            <text:p>49,98</text:p>
          </table:table-cell>
          <table:table-cell table:formula="of:=[.G7]/SQRT([.D7]*[.E7])*100" office:value-type="float" office:value="40.7342308689405" calcext:value-type="float">
            <text:p>40,73</text:p>
          </table:table-cell>
          <table:table-cell table:formula="of:=[.F7]/[.B7]*100" office:value-type="float" office:value="80.219006147541" calcext:value-type="float">
            <text:p>80,22</text:p>
          </table:table-cell>
          <table:table-cell table:formula="of:=[.G7]/[.D7]*100" office:value-type="float" office:value="77.1362898864251" calcext:value-type="float">
            <text:p>77,14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31216" calcext:value-type="float">
            <text:p>31216</text:p>
          </table:table-cell>
          <table:table-cell office:value-type="float" office:value="80432" calcext:value-type="float">
            <text:p>80432</text:p>
          </table:table-cell>
          <table:table-cell office:value-type="float" office:value="22180" calcext:value-type="float">
            <text:p>22180</text:p>
          </table:table-cell>
          <table:table-cell office:value-type="float" office:value="83652" calcext:value-type="float">
            <text:p>83652</text:p>
          </table:table-cell>
          <table:table-cell office:value-type="float" office:value="24999" calcext:value-type="float">
            <text:p>24999</text:p>
          </table:table-cell>
          <table:table-cell office:value-type="float" office:value="17077" calcext:value-type="float">
            <text:p>17077</text:p>
          </table:table-cell>
          <table:table-cell table:formula="of:=[.F8]/SQRT([.B8]*[.C8])*100" office:value-type="float" office:value="49.8906976051646" calcext:value-type="float">
            <text:p>49,89</text:p>
          </table:table-cell>
          <table:table-cell table:formula="of:=[.G8]/SQRT([.D8]*[.E8])*100" office:value-type="float" office:value="39.6453853140692" calcext:value-type="float">
            <text:p>39,65</text:p>
          </table:table-cell>
          <table:table-cell table:formula="of:=[.F8]/[.B8]*100" office:value-type="float" office:value="80.0839313172732" calcext:value-type="float">
            <text:p>80,08</text:p>
          </table:table-cell>
          <table:table-cell table:formula="of:=[.G8]/[.D8]*100" office:value-type="float" office:value="76.9927862939585" calcext:value-type="float">
            <text:p>76,99</text:p>
          </table:table-cell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31216" calcext:value-type="float">
            <text:p>31216</text:p>
          </table:table-cell>
          <table:table-cell office:value-type="float" office:value="80440" calcext:value-type="float">
            <text:p>80440</text:p>
          </table:table-cell>
          <table:table-cell office:value-type="float" office:value="22180" calcext:value-type="float">
            <text:p>22180</text:p>
          </table:table-cell>
          <table:table-cell office:value-type="float" office:value="83660" calcext:value-type="float">
            <text:p>83660</text:p>
          </table:table-cell>
          <table:table-cell office:value-type="float" office:value="24624" calcext:value-type="float">
            <text:p>24624</text:p>
          </table:table-cell>
          <table:table-cell office:value-type="float" office:value="17109" calcext:value-type="float">
            <text:p>17109</text:p>
          </table:table-cell>
          <table:table-cell table:formula="of:=[.F9]/SQRT([.B9]*[.C9])*100" office:value-type="float" office:value="49.1398634695635" calcext:value-type="float">
            <text:p>49,14</text:p>
          </table:table-cell>
          <table:table-cell table:formula="of:=[.G9]/SQRT([.D9]*[.E9])*100" office:value-type="float" office:value="39.7177762858372" calcext:value-type="float">
            <text:p>39,72</text:p>
          </table:table-cell>
          <table:table-cell table:formula="of:=[.F9]/[.B9]*100" office:value-type="float" office:value="78.8826242952332" calcext:value-type="float">
            <text:p>78,88</text:p>
          </table:table-cell>
          <table:table-cell table:formula="of:=[.G9]/[.D9]*100" office:value-type="float" office:value="77.1370604147881" calcext:value-type="float">
            <text:p>77,14</text:p>
          </table:table-cell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31216" calcext:value-type="float">
            <text:p>31216</text:p>
          </table:table-cell>
          <table:table-cell office:value-type="float" office:value="84528" calcext:value-type="float">
            <text:p>84528</text:p>
          </table:table-cell>
          <table:table-cell office:value-type="float" office:value="22180" calcext:value-type="float">
            <text:p>22180</text:p>
          </table:table-cell>
          <table:table-cell office:value-type="float" office:value="83652" calcext:value-type="float">
            <text:p>83652</text:p>
          </table:table-cell>
          <table:table-cell office:value-type="float" office:value="25114" calcext:value-type="float">
            <text:p>25114</text:p>
          </table:table-cell>
          <table:table-cell office:value-type="float" office:value="17188" calcext:value-type="float">
            <text:p>17188</text:p>
          </table:table-cell>
          <table:table-cell table:formula="of:=[.F10]/SQRT([.B10]*[.C10])*100" office:value-type="float" office:value="48.8907801348094" calcext:value-type="float">
            <text:p>48,89</text:p>
          </table:table-cell>
          <table:table-cell table:formula="of:=[.G10]/SQRT([.D10]*[.E10])*100" office:value-type="float" office:value="39.9030791578275" calcext:value-type="float">
            <text:p>39,90</text:p>
          </table:table-cell>
          <table:table-cell table:formula="of:=[.F10]/[.B10]*100" office:value-type="float" office:value="80.4523321373655" calcext:value-type="float">
            <text:p>80,45</text:p>
          </table:table-cell>
          <table:table-cell table:formula="of:=[.G10]/[.D10]*100" office:value-type="float" office:value="77.4932371505861" calcext:value-type="float">
            <text:p>77,49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43672" calcext:value-type="float">
            <text:p>43672</text:p>
          </table:table-cell>
          <table:table-cell office:value-type="float" office:value="117464" calcext:value-type="float">
            <text:p>117464</text:p>
          </table:table-cell>
          <table:table-cell office:value-type="float" office:value="42716" calcext:value-type="float">
            <text:p>42716</text:p>
          </table:table-cell>
          <table:table-cell office:value-type="float" office:value="161532" calcext:value-type="float">
            <text:p>161532</text:p>
          </table:table-cell>
          <table:table-cell office:value-type="float" office:value="34876" calcext:value-type="float">
            <text:p>34876</text:p>
          </table:table-cell>
          <table:table-cell office:value-type="float" office:value="31738" calcext:value-type="float">
            <text:p>31738</text:p>
          </table:table-cell>
          <table:table-cell table:formula="of:=[.F11]/SQRT([.B11]*[.C11])*100" office:value-type="float" office:value="48.6936954818547" calcext:value-type="float">
            <text:p>48,69</text:p>
          </table:table-cell>
          <table:table-cell table:formula="of:=[.G11]/SQRT([.D11]*[.E11])*100" office:value-type="float" office:value="38.2080595273071" calcext:value-type="float">
            <text:p>38,21</text:p>
          </table:table-cell>
          <table:table-cell table:formula="of:=[.F11]/[.B11]*100" office:value-type="float" office:value="79.858948525371" calcext:value-type="float">
            <text:p>79,86</text:p>
          </table:table-cell>
          <table:table-cell table:formula="of:=[.G11]/[.D11]*100" office:value-type="float" office:value="74.300028092518" calcext:value-type="float">
            <text:p>74,30</text:p>
          </table:table-cell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31208" calcext:value-type="float">
            <text:p>31208</text:p>
          </table:table-cell>
          <table:table-cell office:value-type="float" office:value="84520" calcext:value-type="float">
            <text:p>84520</text:p>
          </table:table-cell>
          <table:table-cell office:value-type="float" office:value="26276" calcext:value-type="float">
            <text:p>26276</text:p>
          </table:table-cell>
          <table:table-cell office:value-type="float" office:value="87748" calcext:value-type="float">
            <text:p>87748</text:p>
          </table:table-cell>
          <table:table-cell office:value-type="float" office:value="24954" calcext:value-type="float">
            <text:p>24954</text:p>
          </table:table-cell>
          <table:table-cell office:value-type="float" office:value="21246" calcext:value-type="float">
            <text:p>21246</text:p>
          </table:table-cell>
          <table:table-cell table:formula="of:=[.F12]/SQRT([.B12]*[.C12])*100" office:value-type="float" office:value="48.5878249213671" calcext:value-type="float">
            <text:p>48,59</text:p>
          </table:table-cell>
          <table:table-cell table:formula="of:=[.G12]/SQRT([.D12]*[.E12])*100" office:value-type="float" office:value="44.2465014830806" calcext:value-type="float">
            <text:p>44,25</text:p>
          </table:table-cell>
          <table:table-cell table:formula="of:=[.F12]/[.B12]*100" office:value-type="float" office:value="79.9602665983081" calcext:value-type="float">
            <text:p>79,96</text:p>
          </table:table-cell>
          <table:table-cell table:formula="of:=[.G12]/[.D12]*100" office:value-type="float" office:value="80.8570558684731" calcext:value-type="float">
            <text:p>80,86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31248" calcext:value-type="float">
            <text:p>31248</text:p>
          </table:table-cell>
          <table:table-cell office:value-type="float" office:value="84560" calcext:value-type="float">
            <text:p>84560</text:p>
          </table:table-cell>
          <table:table-cell office:value-type="float" office:value="26292" calcext:value-type="float">
            <text:p>26292</text:p>
          </table:table-cell>
          <table:table-cell office:value-type="float" office:value="87764" calcext:value-type="float">
            <text:p>87764</text:p>
          </table:table-cell>
          <table:table-cell office:value-type="float" office:value="24926" calcext:value-type="float">
            <text:p>24926</text:p>
          </table:table-cell>
          <table:table-cell office:value-type="float" office:value="20963" calcext:value-type="float">
            <text:p>20963</text:p>
          </table:table-cell>
          <table:table-cell table:formula="of:=[.F13]/SQRT([.B13]*[.C13])*100" office:value-type="float" office:value="48.4907599619338" calcext:value-type="float">
            <text:p>48,49</text:p>
          </table:table-cell>
          <table:table-cell table:formula="of:=[.G13]/SQRT([.D13]*[.E13])*100" office:value-type="float" office:value="43.6398669817493" calcext:value-type="float">
            <text:p>43,64</text:p>
          </table:table-cell>
          <table:table-cell table:formula="of:=[.F13]/[.B13]*100" office:value-type="float" office:value="79.768305171531" calcext:value-type="float">
            <text:p>79,77</text:p>
          </table:table-cell>
          <table:table-cell table:formula="of:=[.G13]/[.D13]*100" office:value-type="float" office:value="79.7314772554389" calcext:value-type="float">
            <text:p>79,73</text:p>
          </table:table-cell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4536" calcext:value-type="float">
            <text:p>84536</text:p>
          </table:table-cell>
          <table:table-cell office:value-type="float" office:value="22188" calcext:value-type="float">
            <text:p>22188</text:p>
          </table:table-cell>
          <table:table-cell office:value-type="float" office:value="87756" calcext:value-type="float">
            <text:p>87756</text:p>
          </table:table-cell>
          <table:table-cell office:value-type="float" office:value="24797" calcext:value-type="float">
            <text:p>24797</text:p>
          </table:table-cell>
          <table:table-cell office:value-type="float" office:value="17037" calcext:value-type="float">
            <text:p>17037</text:p>
          </table:table-cell>
          <table:table-cell table:formula="of:=[.F14]/SQRT([.B14]*[.C14])*100" office:value-type="float" office:value="48.2651906128971" calcext:value-type="float">
            <text:p>48,27</text:p>
          </table:table-cell>
          <table:table-cell table:formula="of:=[.G14]/SQRT([.D14]*[.E14])*100" office:value-type="float" office:value="38.6096295828597" calcext:value-type="float">
            <text:p>38,61</text:p>
          </table:table-cell>
          <table:table-cell table:formula="of:=[.F14]/[.B14]*100" office:value-type="float" office:value="79.4164745067896" calcext:value-type="float">
            <text:p>79,42</text:p>
          </table:table-cell>
          <table:table-cell table:formula="of:=[.G14]/[.D14]*100" office:value-type="float" office:value="76.7847485127096" calcext:value-type="float">
            <text:p>76,78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39912" calcext:value-type="float">
            <text:p>39912</text:p>
          </table:table-cell>
          <table:table-cell office:value-type="float" office:value="105512" calcext:value-type="float">
            <text:p>105512</text:p>
          </table:table-cell>
          <table:table-cell office:value-type="float" office:value="30824" calcext:value-type="float">
            <text:p>30824</text:p>
          </table:table-cell>
          <table:table-cell office:value-type="float" office:value="108680" calcext:value-type="float">
            <text:p>108680</text:p>
          </table:table-cell>
          <table:table-cell office:value-type="float" office:value="31103" calcext:value-type="float">
            <text:p>31103</text:p>
          </table:table-cell>
          <table:table-cell office:value-type="float" office:value="23892" calcext:value-type="float">
            <text:p>23892</text:p>
          </table:table-cell>
          <table:table-cell table:formula="of:=[.F15]/SQRT([.B15]*[.C15])*100" office:value-type="float" office:value="47.9291367803651" calcext:value-type="float">
            <text:p>47,93</text:p>
          </table:table-cell>
          <table:table-cell table:formula="of:=[.G15]/SQRT([.D15]*[.E15])*100" office:value-type="float" office:value="41.2793826103627" calcext:value-type="float">
            <text:p>41,28</text:p>
          </table:table-cell>
          <table:table-cell table:formula="of:=[.F15]/[.B15]*100" office:value-type="float" office:value="77.9289436760874" calcext:value-type="float">
            <text:p>77,93</text:p>
          </table:table-cell>
          <table:table-cell table:formula="of:=[.G15]/[.D15]*100" office:value-type="float" office:value="77.5110303659486" calcext:value-type="float">
            <text:p>77,51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31216" calcext:value-type="float">
            <text:p>31216</text:p>
          </table:table-cell>
          <table:table-cell office:value-type="float" office:value="84528" calcext:value-type="float">
            <text:p>84528</text:p>
          </table:table-cell>
          <table:table-cell office:value-type="float" office:value="22180" calcext:value-type="float">
            <text:p>22180</text:p>
          </table:table-cell>
          <table:table-cell office:value-type="float" office:value="87748" calcext:value-type="float">
            <text:p>87748</text:p>
          </table:table-cell>
          <table:table-cell office:value-type="float" office:value="24532" calcext:value-type="float">
            <text:p>24532</text:p>
          </table:table-cell>
          <table:table-cell office:value-type="float" office:value="17000" calcext:value-type="float">
            <text:p>17000</text:p>
          </table:table-cell>
          <table:table-cell table:formula="of:=[.F16]/SQRT([.B16]*[.C16])*100" office:value-type="float" office:value="47.7577693026656" calcext:value-type="float">
            <text:p>47,76</text:p>
          </table:table-cell>
          <table:table-cell table:formula="of:=[.G16]/SQRT([.D16]*[.E16])*100" office:value-type="float" office:value="38.5344830495648" calcext:value-type="float">
            <text:p>38,53</text:p>
          </table:table-cell>
          <table:table-cell table:formula="of:=[.F16]/[.B16]*100" office:value-type="float" office:value="78.5879036391594" calcext:value-type="float">
            <text:p>78,59</text:p>
          </table:table-cell>
          <table:table-cell table:formula="of:=[.G16]/[.D16]*100" office:value-type="float" office:value="76.6456266907124" calcext:value-type="float">
            <text:p>76,65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40024" calcext:value-type="float">
            <text:p>40024</text:p>
          </table:table-cell>
          <table:table-cell office:value-type="float" office:value="109720" calcext:value-type="float">
            <text:p>109720</text:p>
          </table:table-cell>
          <table:table-cell office:value-type="float" office:value="30896" calcext:value-type="float">
            <text:p>30896</text:p>
          </table:table-cell>
          <table:table-cell office:value-type="float" office:value="112848" calcext:value-type="float">
            <text:p>112848</text:p>
          </table:table-cell>
          <table:table-cell office:value-type="float" office:value="31519" calcext:value-type="float">
            <text:p>31519</text:p>
          </table:table-cell>
          <table:table-cell office:value-type="float" office:value="24116" calcext:value-type="float">
            <text:p>24116</text:p>
          </table:table-cell>
          <table:table-cell table:formula="of:=[.F17]/SQRT([.B17]*[.C17])*100" office:value-type="float" office:value="47.5630050610979" calcext:value-type="float">
            <text:p>47,56</text:p>
          </table:table-cell>
          <table:table-cell table:formula="of:=[.G17]/SQRT([.D17]*[.E17])*100" office:value-type="float" office:value="40.8420200062703" calcext:value-type="float">
            <text:p>40,84</text:p>
          </table:table-cell>
          <table:table-cell table:formula="of:=[.F17]/[.B17]*100" office:value-type="float" office:value="78.7502498500899" calcext:value-type="float">
            <text:p>78,75</text:p>
          </table:table-cell>
          <table:table-cell table:formula="of:=[.G17]/[.D17]*100" office:value-type="float" office:value="78.0554117037804" calcext:value-type="float">
            <text:p>78,06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43704" calcext:value-type="float">
            <text:p>43704</text:p>
          </table:table-cell>
          <table:table-cell office:value-type="float" office:value="125696" calcext:value-type="float">
            <text:p>125696</text:p>
          </table:table-cell>
          <table:table-cell office:value-type="float" office:value="34572" calcext:value-type="float">
            <text:p>34572</text:p>
          </table:table-cell>
          <table:table-cell office:value-type="float" office:value="128812" calcext:value-type="float">
            <text:p>128812</text:p>
          </table:table-cell>
          <table:table-cell office:value-type="float" office:value="35048" calcext:value-type="float">
            <text:p>35048</text:p>
          </table:table-cell>
          <table:table-cell office:value-type="float" office:value="27575" calcext:value-type="float">
            <text:p>27575</text:p>
          </table:table-cell>
          <table:table-cell table:formula="of:=[.F18]/SQRT([.B18]*[.C18])*100" office:value-type="float" office:value="47.2870169298169" calcext:value-type="float">
            <text:p>47,29</text:p>
          </table:table-cell>
          <table:table-cell table:formula="of:=[.G18]/SQRT([.D18]*[.E18])*100" office:value-type="float" office:value="41.3214076069183" calcext:value-type="float">
            <text:p>41,32</text:p>
          </table:table-cell>
          <table:table-cell table:formula="of:=[.F18]/[.B18]*100" office:value-type="float" office:value="80.19403258283" calcext:value-type="float">
            <text:p>80,19</text:p>
          </table:table-cell>
          <table:table-cell table:formula="of:=[.G18]/[.D18]*100" office:value-type="float" office:value="79.7610783292838" calcext:value-type="float">
            <text:p>79,76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31248" calcext:value-type="float">
            <text:p>31248</text:p>
          </table:table-cell>
          <table:table-cell office:value-type="float" office:value="88656" calcext:value-type="float">
            <text:p>88656</text:p>
          </table:table-cell>
          <table:table-cell office:value-type="float" office:value="26292" calcext:value-type="float">
            <text:p>26292</text:p>
          </table:table-cell>
          <table:table-cell office:value-type="float" office:value="91860" calcext:value-type="float">
            <text:p>91860</text:p>
          </table:table-cell>
          <table:table-cell office:value-type="float" office:value="24764" calcext:value-type="float">
            <text:p>24764</text:p>
          </table:table-cell>
          <table:table-cell office:value-type="float" office:value="20997" calcext:value-type="float">
            <text:p>20997</text:p>
          </table:table-cell>
          <table:table-cell table:formula="of:=[.F19]/SQRT([.B19]*[.C19])*100" office:value-type="float" office:value="47.049565376881" calcext:value-type="float">
            <text:p>47,05</text:p>
          </table:table-cell>
          <table:table-cell table:formula="of:=[.G19]/SQRT([.D19]*[.E19])*100" office:value-type="float" office:value="42.7250142151422" calcext:value-type="float">
            <text:p>42,73</text:p>
          </table:table-cell>
          <table:table-cell table:formula="of:=[.F19]/[.B19]*100" office:value-type="float" office:value="79.2498719918075" calcext:value-type="float">
            <text:p>79,25</text:p>
          </table:table-cell>
          <table:table-cell table:formula="of:=[.G19]/[.D19]*100" office:value-type="float" office:value="79.8607941579188" calcext:value-type="float">
            <text:p>79,86</text:p>
          </table:table-cell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31224" calcext:value-type="float">
            <text:p>31224</text:p>
          </table:table-cell>
          <table:table-cell office:value-type="float" office:value="88632" calcext:value-type="float">
            <text:p>88632</text:p>
          </table:table-cell>
          <table:table-cell office:value-type="float" office:value="26284" calcext:value-type="float">
            <text:p>26284</text:p>
          </table:table-cell>
          <table:table-cell office:value-type="float" office:value="91852" calcext:value-type="float">
            <text:p>91852</text:p>
          </table:table-cell>
          <table:table-cell office:value-type="float" office:value="24739" calcext:value-type="float">
            <text:p>24739</text:p>
          </table:table-cell>
          <table:table-cell office:value-type="float" office:value="21034" calcext:value-type="float">
            <text:p>21034</text:p>
          </table:table-cell>
          <table:table-cell table:formula="of:=[.F20]/SQRT([.B20]*[.C20])*100" office:value-type="float" office:value="47.0264934685038" calcext:value-type="float">
            <text:p>47,03</text:p>
          </table:table-cell>
          <table:table-cell table:formula="of:=[.G20]/SQRT([.D20]*[.E20])*100" office:value-type="float" office:value="42.8086795194997" calcext:value-type="float">
            <text:p>42,81</text:p>
          </table:table-cell>
          <table:table-cell table:formula="of:=[.F20]/[.B20]*100" office:value-type="float" office:value="79.2307199590059" calcext:value-type="float">
            <text:p>79,23</text:p>
          </table:table-cell>
          <table:table-cell table:formula="of:=[.G20]/[.D20]*100" office:value-type="float" office:value="80.025871252473" calcext:value-type="float">
            <text:p>80,03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35360" calcext:value-type="float">
            <text:p>35360</text:p>
          </table:table-cell>
          <table:table-cell office:value-type="float" office:value="96864" calcext:value-type="float">
            <text:p>96864</text:p>
          </table:table-cell>
          <table:table-cell office:value-type="float" office:value="30396" calcext:value-type="float">
            <text:p>30396</text:p>
          </table:table-cell>
          <table:table-cell office:value-type="float" office:value="104156" calcext:value-type="float">
            <text:p>104156</text:p>
          </table:table-cell>
          <table:table-cell office:value-type="float" office:value="27484" calcext:value-type="float">
            <text:p>27484</text:p>
          </table:table-cell>
          <table:table-cell office:value-type="float" office:value="22446" calcext:value-type="float">
            <text:p>22446</text:p>
          </table:table-cell>
          <table:table-cell table:formula="of:=[.F21]/SQRT([.B21]*[.C21])*100" office:value-type="float" office:value="46.9615704782039" calcext:value-type="float">
            <text:p>46,96</text:p>
          </table:table-cell>
          <table:table-cell table:formula="of:=[.G21]/SQRT([.D21]*[.E21])*100" office:value-type="float" office:value="39.8922557087873" calcext:value-type="float">
            <text:p>39,89</text:p>
          </table:table-cell>
          <table:table-cell table:formula="of:=[.F21]/[.B21]*100" office:value-type="float" office:value="77.7262443438914" calcext:value-type="float">
            <text:p>77,73</text:p>
          </table:table-cell>
          <table:table-cell table:formula="of:=[.G21]/[.D21]*100" office:value-type="float" office:value="73.8452427951046" calcext:value-type="float">
            <text:p>73,85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76624" calcext:value-type="float">
            <text:p>76624</text:p>
          </table:table-cell>
          <table:table-cell office:value-type="float" office:value="224144" calcext:value-type="float">
            <text:p>224144</text:p>
          </table:table-cell>
          <table:table-cell office:value-type="float" office:value="71404" calcext:value-type="float">
            <text:p>71404</text:p>
          </table:table-cell>
          <table:table-cell office:value-type="float" office:value="243468" calcext:value-type="float">
            <text:p>243468</text:p>
          </table:table-cell>
          <table:table-cell office:value-type="float" office:value="61467" calcext:value-type="float">
            <text:p>61467</text:p>
          </table:table-cell>
          <table:table-cell office:value-type="float" office:value="58578" calcext:value-type="float">
            <text:p>58578</text:p>
          </table:table-cell>
          <table:table-cell table:formula="of:=[.F22]/SQRT([.B22]*[.C22])*100" office:value-type="float" office:value="46.9025060719337" calcext:value-type="float">
            <text:p>46,90</text:p>
          </table:table-cell>
          <table:table-cell table:formula="of:=[.G22]/SQRT([.D22]*[.E22])*100" office:value-type="float" office:value="44.4275459720488" calcext:value-type="float">
            <text:p>44,43</text:p>
          </table:table-cell>
          <table:table-cell table:formula="of:=[.F22]/[.B22]*100" office:value-type="float" office:value="80.2189914387137" calcext:value-type="float">
            <text:p>80,22</text:p>
          </table:table-cell>
          <table:table-cell table:formula="of:=[.G22]/[.D22]*100" office:value-type="float" office:value="82.0374208727802" calcext:value-type="float">
            <text:p>82,04</text:p>
          </table:table-cell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43560" calcext:value-type="float">
            <text:p>43560</text:p>
          </table:table-cell>
          <table:table-cell office:value-type="float" office:value="125552" calcext:value-type="float">
            <text:p>125552</text:p>
          </table:table-cell>
          <table:table-cell office:value-type="float" office:value="34496" calcext:value-type="float">
            <text:p>34496</text:p>
          </table:table-cell>
          <table:table-cell office:value-type="float" office:value="132840" calcext:value-type="float">
            <text:p>132840</text:p>
          </table:table-cell>
          <table:table-cell office:value-type="float" office:value="34673" calcext:value-type="float">
            <text:p>34673</text:p>
          </table:table-cell>
          <table:table-cell office:value-type="float" office:value="27151" calcext:value-type="float">
            <text:p>27151</text:p>
          </table:table-cell>
          <table:table-cell table:formula="of:=[.F23]/SQRT([.B23]*[.C23])*100" office:value-type="float" office:value="46.8851885008797" calcext:value-type="float">
            <text:p>46,89</text:p>
          </table:table-cell>
          <table:table-cell table:formula="of:=[.G23]/SQRT([.D23]*[.E23])*100" office:value-type="float" office:value="40.1085560027302" calcext:value-type="float">
            <text:p>40,11</text:p>
          </table:table-cell>
          <table:table-cell table:formula="of:=[.F23]/[.B23]*100" office:value-type="float" office:value="79.5982552800735" calcext:value-type="float">
            <text:p>79,60</text:p>
          </table:table-cell>
          <table:table-cell table:formula="of:=[.G23]/[.D23]*100" office:value-type="float" office:value="78.7076762523191" calcext:value-type="float">
            <text:p>78,71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31272" calcext:value-type="float">
            <text:p>31272</text:p>
          </table:table-cell>
          <table:table-cell office:value-type="float" office:value="88680" calcext:value-type="float">
            <text:p>88680</text:p>
          </table:table-cell>
          <table:table-cell office:value-type="float" office:value="26308" calcext:value-type="float">
            <text:p>26308</text:p>
          </table:table-cell>
          <table:table-cell office:value-type="float" office:value="91876" calcext:value-type="float">
            <text:p>91876</text:p>
          </table:table-cell>
          <table:table-cell office:value-type="float" office:value="24612" calcext:value-type="float">
            <text:p>24612</text:p>
          </table:table-cell>
          <table:table-cell office:value-type="float" office:value="20978" calcext:value-type="float">
            <text:p>20978</text:p>
          </table:table-cell>
          <table:table-cell table:formula="of:=[.F24]/SQRT([.B24]*[.C24])*100" office:value-type="float" office:value="46.7365053404789" calcext:value-type="float">
            <text:p>46,74</text:p>
          </table:table-cell>
          <table:table-cell table:formula="of:=[.G24]/SQRT([.D24]*[.E24])*100" office:value-type="float" office:value="42.6696543613552" calcext:value-type="float">
            <text:p>42,67</text:p>
          </table:table-cell>
          <table:table-cell table:formula="of:=[.F24]/[.B24]*100" office:value-type="float" office:value="78.7029930928626" calcext:value-type="float">
            <text:p>78,70</text:p>
          </table:table-cell>
          <table:table-cell table:formula="of:=[.G24]/[.D24]*100" office:value-type="float" office:value="79.7400030409001" calcext:value-type="float">
            <text:p>79,74</text:p>
          </table:table-cell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31240" calcext:value-type="float">
            <text:p>31240</text:p>
          </table:table-cell>
          <table:table-cell office:value-type="float" office:value="88648" calcext:value-type="float">
            <text:p>88648</text:p>
          </table:table-cell>
          <table:table-cell office:value-type="float" office:value="26292" calcext:value-type="float">
            <text:p>26292</text:p>
          </table:table-cell>
          <table:table-cell office:value-type="float" office:value="91860" calcext:value-type="float">
            <text:p>91860</text:p>
          </table:table-cell>
          <table:table-cell office:value-type="float" office:value="24565" calcext:value-type="float">
            <text:p>24565</text:p>
          </table:table-cell>
          <table:table-cell office:value-type="float" office:value="20969" calcext:value-type="float">
            <text:p>20969</text:p>
          </table:table-cell>
          <table:table-cell table:formula="of:=[.F25]/SQRT([.B25]*[.C25])*100" office:value-type="float" office:value="46.6795633520751" calcext:value-type="float">
            <text:p>46,68</text:p>
          </table:table-cell>
          <table:table-cell table:formula="of:=[.G25]/SQRT([.D25]*[.E25])*100" office:value-type="float" office:value="42.6680393902614" calcext:value-type="float">
            <text:p>42,67</text:p>
          </table:table-cell>
          <table:table-cell table:formula="of:=[.F25]/[.B25]*100" office:value-type="float" office:value="78.6331626120359" calcext:value-type="float">
            <text:p>78,63</text:p>
          </table:table-cell>
          <table:table-cell table:formula="of:=[.G25]/[.D25]*100" office:value-type="float" office:value="79.7542978852883" calcext:value-type="float">
            <text:p>79,75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7104" calcext:value-type="float">
            <text:p>27104</text:p>
          </table:table-cell>
          <table:table-cell office:value-type="float" office:value="76320" calcext:value-type="float">
            <text:p>76320</text:p>
          </table:table-cell>
          <table:table-cell office:value-type="float" office:value="22172" calcext:value-type="float">
            <text:p>22172</text:p>
          </table:table-cell>
          <table:table-cell office:value-type="float" office:value="79548" calcext:value-type="float">
            <text:p>79548</text:p>
          </table:table-cell>
          <table:table-cell office:value-type="float" office:value="21207" calcext:value-type="float">
            <text:p>21207</text:p>
          </table:table-cell>
          <table:table-cell office:value-type="float" office:value="17256" calcext:value-type="float">
            <text:p>17256</text:p>
          </table:table-cell>
          <table:table-cell table:formula="of:=[.F26]/SQRT([.B26]*[.C26])*100" office:value-type="float" office:value="46.6276321057198" calcext:value-type="float">
            <text:p>46,63</text:p>
          </table:table-cell>
          <table:table-cell table:formula="of:=[.G26]/SQRT([.D26]*[.E26])*100" office:value-type="float" office:value="41.0887627936813" calcext:value-type="float">
            <text:p>41,09</text:p>
          </table:table-cell>
          <table:table-cell table:formula="of:=[.F26]/[.B26]*100" office:value-type="float" office:value="78.2430637544274" calcext:value-type="float">
            <text:p>78,24</text:p>
          </table:table-cell>
          <table:table-cell table:formula="of:=[.G26]/[.D26]*100" office:value-type="float" office:value="77.8278910337362" calcext:value-type="float">
            <text:p>77,83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7104" calcext:value-type="float">
            <text:p>27104</text:p>
          </table:table-cell>
          <table:table-cell office:value-type="float" office:value="76320" calcext:value-type="float">
            <text:p>76320</text:p>
          </table:table-cell>
          <table:table-cell office:value-type="float" office:value="22172" calcext:value-type="float">
            <text:p>22172</text:p>
          </table:table-cell>
          <table:table-cell office:value-type="float" office:value="79548" calcext:value-type="float">
            <text:p>79548</text:p>
          </table:table-cell>
          <table:table-cell office:value-type="float" office:value="21204" calcext:value-type="float">
            <text:p>21204</text:p>
          </table:table-cell>
          <table:table-cell office:value-type="float" office:value="17254" calcext:value-type="float">
            <text:p>17254</text:p>
          </table:table-cell>
          <table:table-cell table:formula="of:=[.F27]/SQRT([.B27]*[.C27])*100" office:value-type="float" office:value="46.6210360338418" calcext:value-type="float">
            <text:p>46,62</text:p>
          </table:table-cell>
          <table:table-cell table:formula="of:=[.G27]/SQRT([.D27]*[.E27])*100" office:value-type="float" office:value="41.0840005355921" calcext:value-type="float">
            <text:p>41,08</text:p>
          </table:table-cell>
          <table:table-cell table:formula="of:=[.F27]/[.B27]*100" office:value-type="float" office:value="78.2319952774498" calcext:value-type="float">
            <text:p>78,23</text:p>
          </table:table-cell>
          <table:table-cell table:formula="of:=[.G27]/[.D27]*100" office:value-type="float" office:value="77.8188706476637" calcext:value-type="float">
            <text:p>77,82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31232" calcext:value-type="float">
            <text:p>31232</text:p>
          </table:table-cell>
          <table:table-cell office:value-type="float" office:value="88640" calcext:value-type="float">
            <text:p>88640</text:p>
          </table:table-cell>
          <table:table-cell office:value-type="float" office:value="26284" calcext:value-type="float">
            <text:p>26284</text:p>
          </table:table-cell>
          <table:table-cell office:value-type="float" office:value="87756" calcext:value-type="float">
            <text:p>87756</text:p>
          </table:table-cell>
          <table:table-cell office:value-type="float" office:value="24431" calcext:value-type="float">
            <text:p>24431</text:p>
          </table:table-cell>
          <table:table-cell office:value-type="float" office:value="20686" calcext:value-type="float">
            <text:p>20686</text:p>
          </table:table-cell>
          <table:table-cell table:formula="of:=[.F28]/SQRT([.B28]*[.C28])*100" office:value-type="float" office:value="46.432970921015" calcext:value-type="float">
            <text:p>46,43</text:p>
          </table:table-cell>
          <table:table-cell table:formula="of:=[.G28]/SQRT([.D28]*[.E28])*100" office:value-type="float" office:value="43.0717365020409" calcext:value-type="float">
            <text:p>43,07</text:p>
          </table:table-cell>
          <table:table-cell table:formula="of:=[.F28]/[.B28]*100" office:value-type="float" office:value="78.2242571721311" calcext:value-type="float">
            <text:p>78,22</text:p>
          </table:table-cell>
          <table:table-cell table:formula="of:=[.G28]/[.D28]*100" office:value-type="float" office:value="78.7018718612083" calcext:value-type="float">
            <text:p>78,70</text:p>
          </table:table-cell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31240" calcext:value-type="float">
            <text:p>31240</text:p>
          </table:table-cell>
          <table:table-cell office:value-type="float" office:value="88648" calcext:value-type="float">
            <text:p>88648</text:p>
          </table:table-cell>
          <table:table-cell office:value-type="float" office:value="26292" calcext:value-type="float">
            <text:p>26292</text:p>
          </table:table-cell>
          <table:table-cell office:value-type="float" office:value="95956" calcext:value-type="float">
            <text:p>95956</text:p>
          </table:table-cell>
          <table:table-cell office:value-type="float" office:value="24311" calcext:value-type="float">
            <text:p>24311</text:p>
          </table:table-cell>
          <table:table-cell office:value-type="float" office:value="20674" calcext:value-type="float">
            <text:p>20674</text:p>
          </table:table-cell>
          <table:table-cell table:formula="of:=[.F29]/SQRT([.B29]*[.C29])*100" office:value-type="float" office:value="46.1969006575329" calcext:value-type="float">
            <text:p>46,20</text:p>
          </table:table-cell>
          <table:table-cell table:formula="of:=[.G29]/SQRT([.D29]*[.E29])*100" office:value-type="float" office:value="41.1601199994397" calcext:value-type="float">
            <text:p>41,16</text:p>
          </table:table-cell>
          <table:table-cell table:formula="of:=[.F29]/[.B29]*100" office:value-type="float" office:value="77.8201024327785" calcext:value-type="float">
            <text:p>77,82</text:p>
          </table:table-cell>
          <table:table-cell table:formula="of:=[.G29]/[.D29]*100" office:value-type="float" office:value="78.6322835843603" calcext:value-type="float">
            <text:p>78,63</text:p>
          </table:table-cell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35384" calcext:value-type="float">
            <text:p>35384</text:p>
          </table:table-cell>
          <table:table-cell office:value-type="float" office:value="100984" calcext:value-type="float">
            <text:p>100984</text:p>
          </table:table-cell>
          <table:table-cell office:value-type="float" office:value="26316" calcext:value-type="float">
            <text:p>26316</text:p>
          </table:table-cell>
          <table:table-cell office:value-type="float" office:value="104172" calcext:value-type="float">
            <text:p>104172</text:p>
          </table:table-cell>
          <table:table-cell office:value-type="float" office:value="27495" calcext:value-type="float">
            <text:p>27495</text:p>
          </table:table-cell>
          <table:table-cell office:value-type="float" office:value="20011" calcext:value-type="float">
            <text:p>20011</text:p>
          </table:table-cell>
          <table:table-cell table:formula="of:=[.F30]/SQRT([.B30]*[.C30])*100" office:value-type="float" office:value="45.9964142074893" calcext:value-type="float">
            <text:p>46,00</text:p>
          </table:table-cell>
          <table:table-cell table:formula="of:=[.G30]/SQRT([.D30]*[.E30])*100" office:value-type="float" office:value="38.2193548642541" calcext:value-type="float">
            <text:p>38,22</text:p>
          </table:table-cell>
          <table:table-cell table:formula="of:=[.F30]/[.B30]*100" office:value-type="float" office:value="77.7046122541262" calcext:value-type="float">
            <text:p>77,70</text:p>
          </table:table-cell>
          <table:table-cell table:formula="of:=[.G30]/[.D30]*100" office:value-type="float" office:value="76.0411916704666" calcext:value-type="float">
            <text:p>76,04</text:p>
          </table:table-cell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31232" calcext:value-type="float">
            <text:p>31232</text:p>
          </table:table-cell>
          <table:table-cell office:value-type="float" office:value="92736" calcext:value-type="float">
            <text:p>92736</text:p>
          </table:table-cell>
          <table:table-cell office:value-type="float" office:value="26292" calcext:value-type="float">
            <text:p>26292</text:p>
          </table:table-cell>
          <table:table-cell office:value-type="float" office:value="95956" calcext:value-type="float">
            <text:p>95956</text:p>
          </table:table-cell>
          <table:table-cell office:value-type="float" office:value="24487" calcext:value-type="float">
            <text:p>24487</text:p>
          </table:table-cell>
          <table:table-cell office:value-type="float" office:value="20672" calcext:value-type="float">
            <text:p>20672</text:p>
          </table:table-cell>
          <table:table-cell table:formula="of:=[.F31]/SQRT([.B31]*[.C31])*100" office:value-type="float" office:value="45.5000111951865" calcext:value-type="float">
            <text:p>45,50</text:p>
          </table:table-cell>
          <table:table-cell table:formula="of:=[.G31]/SQRT([.D31]*[.E31])*100" office:value-type="float" office:value="41.1561381749259" calcext:value-type="float">
            <text:p>41,16</text:p>
          </table:table-cell>
          <table:table-cell table:formula="of:=[.F31]/[.B31]*100" office:value-type="float" office:value="78.4035604508197" calcext:value-type="float">
            <text:p>78,40</text:p>
          </table:table-cell>
          <table:table-cell table:formula="of:=[.G31]/[.D31]*100" office:value-type="float" office:value="78.6246767077438" calcext:value-type="float">
            <text:p>78,62</text:p>
          </table:table-cell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31264" calcext:value-type="float">
            <text:p>31264</text:p>
          </table:table-cell>
          <table:table-cell office:value-type="float" office:value="92768" calcext:value-type="float">
            <text:p>92768</text:p>
          </table:table-cell>
          <table:table-cell office:value-type="float" office:value="26300" calcext:value-type="float">
            <text:p>26300</text:p>
          </table:table-cell>
          <table:table-cell office:value-type="float" office:value="95964" calcext:value-type="float">
            <text:p>95964</text:p>
          </table:table-cell>
          <table:table-cell office:value-type="float" office:value="24262" calcext:value-type="float">
            <text:p>24262</text:p>
          </table:table-cell>
          <table:table-cell office:value-type="float" office:value="20487" calcext:value-type="float">
            <text:p>20487</text:p>
          </table:table-cell>
          <table:table-cell table:formula="of:=[.F32]/SQRT([.B32]*[.C32])*100" office:value-type="float" office:value="45.0510824736238" calcext:value-type="float">
            <text:p>45,05</text:p>
          </table:table-cell>
          <table:table-cell table:formula="of:=[.G32]/SQRT([.D32]*[.E32])*100" office:value-type="float" office:value="40.7799155580877" calcext:value-type="float">
            <text:p>40,78</text:p>
          </table:table-cell>
          <table:table-cell table:formula="of:=[.F32]/[.B32]*100" office:value-type="float" office:value="77.6036335721597" calcext:value-type="float">
            <text:p>77,60</text:p>
          </table:table-cell>
          <table:table-cell table:formula="of:=[.G32]/[.D32]*100" office:value-type="float" office:value="77.8973384030418" calcext:value-type="float">
            <text:p>77,90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35384" calcext:value-type="float">
            <text:p>35384</text:p>
          </table:table-cell>
          <table:table-cell office:value-type="float" office:value="109176" calcext:value-type="float">
            <text:p>109176</text:p>
          </table:table-cell>
          <table:table-cell office:value-type="float" office:value="30404" calcext:value-type="float">
            <text:p>30404</text:p>
          </table:table-cell>
          <table:table-cell office:value-type="float" office:value="116452" calcext:value-type="float">
            <text:p>116452</text:p>
          </table:table-cell>
          <table:table-cell office:value-type="float" office:value="27612" calcext:value-type="float">
            <text:p>27612</text:p>
          </table:table-cell>
          <table:table-cell office:value-type="float" office:value="23447" calcext:value-type="float">
            <text:p>23447</text:p>
          </table:table-cell>
          <table:table-cell table:formula="of:=[.F33]/SQRT([.B33]*[.C33])*100" office:value-type="float" office:value="44.4253453185413" calcext:value-type="float">
            <text:p>44,43</text:p>
          </table:table-cell>
          <table:table-cell table:formula="of:=[.G33]/SQRT([.D33]*[.E33])*100" office:value-type="float" office:value="39.4047381271086" calcext:value-type="float">
            <text:p>39,40</text:p>
          </table:table-cell>
          <table:table-cell table:formula="of:=[.F33]/[.B33]*100" office:value-type="float" office:value="78.0352701786118" calcext:value-type="float">
            <text:p>78,04</text:p>
          </table:table-cell>
          <table:table-cell table:formula="of:=[.G33]/[.D33]*100" office:value-type="float" office:value="77.1181423496908" calcext:value-type="float">
            <text:p>77,12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35352" calcext:value-type="float">
            <text:p>35352</text:p>
          </table:table-cell>
          <table:table-cell office:value-type="float" office:value="109144" calcext:value-type="float">
            <text:p>109144</text:p>
          </table:table-cell>
          <table:table-cell office:value-type="float" office:value="26300" calcext:value-type="float">
            <text:p>26300</text:p>
          </table:table-cell>
          <table:table-cell office:value-type="float" office:value="112348" calcext:value-type="float">
            <text:p>112348</text:p>
          </table:table-cell>
          <table:table-cell office:value-type="float" office:value="27569" calcext:value-type="float">
            <text:p>27569</text:p>
          </table:table-cell>
          <table:table-cell office:value-type="float" office:value="19525" calcext:value-type="float">
            <text:p>19525</text:p>
          </table:table-cell>
          <table:table-cell table:formula="of:=[.F34]/SQRT([.B34]*[.C34])*100" office:value-type="float" office:value="44.3827375319259" calcext:value-type="float">
            <text:p>44,38</text:p>
          </table:table-cell>
          <table:table-cell table:formula="of:=[.G34]/SQRT([.D34]*[.E34])*100" office:value-type="float" office:value="35.9195176051143" calcext:value-type="float">
            <text:p>35,92</text:p>
          </table:table-cell>
          <table:table-cell table:formula="of:=[.F34]/[.B34]*100" office:value-type="float" office:value="77.9842724598325" calcext:value-type="float">
            <text:p>77,98</text:p>
          </table:table-cell>
          <table:table-cell table:formula="of:=[.G34]/[.D34]*100" office:value-type="float" office:value="74.2395437262358" calcext:value-type="float">
            <text:p>74,24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35368" calcext:value-type="float">
            <text:p>35368</text:p>
          </table:table-cell>
          <table:table-cell office:value-type="float" office:value="105064" calcext:value-type="float">
            <text:p>105064</text:p>
          </table:table-cell>
          <table:table-cell office:value-type="float" office:value="30404" calcext:value-type="float">
            <text:p>30404</text:p>
          </table:table-cell>
          <table:table-cell office:value-type="float" office:value="112356" calcext:value-type="float">
            <text:p>112356</text:p>
          </table:table-cell>
          <table:table-cell office:value-type="float" office:value="26999" calcext:value-type="float">
            <text:p>26999</text:p>
          </table:table-cell>
          <table:table-cell office:value-type="float" office:value="22013" calcext:value-type="float">
            <text:p>22013</text:p>
          </table:table-cell>
          <table:table-cell table:formula="of:=[.F35]/SQRT([.B35]*[.C35])*100" office:value-type="float" office:value="44.2909975961383" calcext:value-type="float">
            <text:p>44,29</text:p>
          </table:table-cell>
          <table:table-cell table:formula="of:=[.G35]/SQRT([.D35]*[.E35])*100" office:value-type="float" office:value="37.6630716924124" calcext:value-type="float">
            <text:p>37,66</text:p>
          </table:table-cell>
          <table:table-cell table:formula="of:=[.F35]/[.B35]*100" office:value-type="float" office:value="76.3373671115132" calcext:value-type="float">
            <text:p>76,34</text:p>
          </table:table-cell>
          <table:table-cell table:formula="of:=[.G35]/[.D35]*100" office:value-type="float" office:value="72.4016576766215" calcext:value-type="float">
            <text:p>72,40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31208" calcext:value-type="float">
            <text:p>31208</text:p>
          </table:table-cell>
          <table:table-cell office:value-type="float" office:value="96808" calcext:value-type="float">
            <text:p>96808</text:p>
          </table:table-cell>
          <table:table-cell office:value-type="float" office:value="26276" calcext:value-type="float">
            <text:p>26276</text:p>
          </table:table-cell>
          <table:table-cell office:value-type="float" office:value="100036" calcext:value-type="float">
            <text:p>100036</text:p>
          </table:table-cell>
          <table:table-cell office:value-type="float" office:value="24309" calcext:value-type="float">
            <text:p>24309</text:p>
          </table:table-cell>
          <table:table-cell office:value-type="float" office:value="20477" calcext:value-type="float">
            <text:p>20477</text:p>
          </table:table-cell>
          <table:table-cell table:formula="of:=[.F36]/SQRT([.B36]*[.C36])*100" office:value-type="float" office:value="44.2260854822859" calcext:value-type="float">
            <text:p>44,23</text:p>
          </table:table-cell>
          <table:table-cell table:formula="of:=[.G36]/SQRT([.D36]*[.E36])*100" office:value-type="float" office:value="39.9400445311243" calcext:value-type="float">
            <text:p>39,94</text:p>
          </table:table-cell>
          <table:table-cell table:formula="of:=[.F36]/[.B36]*100" office:value-type="float" office:value="77.8934888490131" calcext:value-type="float">
            <text:p>77,89</text:p>
          </table:table-cell>
          <table:table-cell table:formula="of:=[.G36]/[.D36]*100" office:value-type="float" office:value="77.9304308113868" calcext:value-type="float">
            <text:p>77,93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35344" calcext:value-type="float">
            <text:p>35344</text:p>
          </table:table-cell>
          <table:table-cell office:value-type="float" office:value="109136" calcext:value-type="float">
            <text:p>109136</text:p>
          </table:table-cell>
          <table:table-cell office:value-type="float" office:value="26292" calcext:value-type="float">
            <text:p>26292</text:p>
          </table:table-cell>
          <table:table-cell office:value-type="float" office:value="116436" calcext:value-type="float">
            <text:p>116436</text:p>
          </table:table-cell>
          <table:table-cell office:value-type="float" office:value="27351" calcext:value-type="float">
            <text:p>27351</text:p>
          </table:table-cell>
          <table:table-cell office:value-type="float" office:value="19663" calcext:value-type="float">
            <text:p>19663</text:p>
          </table:table-cell>
          <table:table-cell table:formula="of:=[.F37]/SQRT([.B37]*[.C37])*100" office:value-type="float" office:value="44.0383809700398" calcext:value-type="float">
            <text:p>44,04</text:p>
          </table:table-cell>
          <table:table-cell table:formula="of:=[.G37]/SQRT([.D37]*[.E37])*100" office:value-type="float" office:value="35.5381101156012" calcext:value-type="float">
            <text:p>35,54</text:p>
          </table:table-cell>
          <table:table-cell table:formula="of:=[.F37]/[.B37]*100" office:value-type="float" office:value="77.3851290176551" calcext:value-type="float">
            <text:p>77,39</text:p>
          </table:table-cell>
          <table:table-cell table:formula="of:=[.G37]/[.D37]*100" office:value-type="float" office:value="74.7870074547391" calcext:value-type="float">
            <text:p>74,79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35408" calcext:value-type="float">
            <text:p>35408</text:p>
          </table:table-cell>
          <table:table-cell office:value-type="float" office:value="109200" calcext:value-type="float">
            <text:p>109200</text:p>
          </table:table-cell>
          <table:table-cell office:value-type="float" office:value="26340" calcext:value-type="float">
            <text:p>26340</text:p>
          </table:table-cell>
          <table:table-cell office:value-type="float" office:value="116484" calcext:value-type="float">
            <text:p>116484</text:p>
          </table:table-cell>
          <table:table-cell office:value-type="float" office:value="27326" calcext:value-type="float">
            <text:p>27326</text:p>
          </table:table-cell>
          <table:table-cell office:value-type="float" office:value="19569" calcext:value-type="float">
            <text:p>19569</text:p>
          </table:table-cell>
          <table:table-cell table:formula="of:=[.F38]/SQRT([.B38]*[.C38])*100" office:value-type="float" office:value="43.9454632081428" calcext:value-type="float">
            <text:p>43,95</text:p>
          </table:table-cell>
          <table:table-cell table:formula="of:=[.G38]/SQRT([.D38]*[.E38])*100" office:value-type="float" office:value="35.3286961945207" calcext:value-type="float">
            <text:p>35,33</text:p>
          </table:table-cell>
          <table:table-cell table:formula="of:=[.F38]/[.B38]*100" office:value-type="float" office:value="77.1746497966561" calcext:value-type="float">
            <text:p>77,17</text:p>
          </table:table-cell>
          <table:table-cell table:formula="of:=[.G38]/[.D38]*100" office:value-type="float" office:value="74.2938496583143" calcext:value-type="float">
            <text:p>74,29</text:p>
          </table:table-cell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31240" calcext:value-type="float">
            <text:p>31240</text:p>
          </table:table-cell>
          <table:table-cell office:value-type="float" office:value="96840" calcext:value-type="float">
            <text:p>96840</text:p>
          </table:table-cell>
          <table:table-cell office:value-type="float" office:value="26292" calcext:value-type="float">
            <text:p>26292</text:p>
          </table:table-cell>
          <table:table-cell office:value-type="float" office:value="100052" calcext:value-type="float">
            <text:p>100052</text:p>
          </table:table-cell>
          <table:table-cell office:value-type="float" office:value="24141" calcext:value-type="float">
            <text:p>24141</text:p>
          </table:table-cell>
          <table:table-cell office:value-type="float" office:value="20265" calcext:value-type="float">
            <text:p>20265</text:p>
          </table:table-cell>
          <table:table-cell table:formula="of:=[.F39]/SQRT([.B39]*[.C39])*100" office:value-type="float" office:value="43.8906844084131" calcext:value-type="float">
            <text:p>43,89</text:p>
          </table:table-cell>
          <table:table-cell table:formula="of:=[.G39]/SQRT([.D39]*[.E39])*100" office:value-type="float" office:value="39.5113536763629" calcext:value-type="float">
            <text:p>39,51</text:p>
          </table:table-cell>
          <table:table-cell table:formula="of:=[.F39]/[.B39]*100" office:value-type="float" office:value="77.2759282970551" calcext:value-type="float">
            <text:p>77,28</text:p>
          </table:table-cell>
          <table:table-cell table:formula="of:=[.G39]/[.D39]*100" office:value-type="float" office:value="77.0766773162939" calcext:value-type="float">
            <text:p>77,08</text:p>
          </table:table-cell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35384" calcext:value-type="float">
            <text:p>35384</text:p>
          </table:table-cell>
          <table:table-cell office:value-type="float" office:value="113272" calcext:value-type="float">
            <text:p>113272</text:p>
          </table:table-cell>
          <table:table-cell office:value-type="float" office:value="30412" calcext:value-type="float">
            <text:p>30412</text:p>
          </table:table-cell>
          <table:table-cell office:value-type="float" office:value="120556" calcext:value-type="float">
            <text:p>120556</text:p>
          </table:table-cell>
          <table:table-cell office:value-type="float" office:value="27580" calcext:value-type="float">
            <text:p>27580</text:p>
          </table:table-cell>
          <table:table-cell office:value-type="float" office:value="23311" calcext:value-type="float">
            <text:p>23311</text:p>
          </table:table-cell>
          <table:table-cell table:formula="of:=[.F40]/SQRT([.B40]*[.C40])*100" office:value-type="float" office:value="43.5641770385946" calcext:value-type="float">
            <text:p>43,56</text:p>
          </table:table-cell>
          <table:table-cell table:formula="of:=[.G40]/SQRT([.D40]*[.E40])*100" office:value-type="float" office:value="38.4985168371633" calcext:value-type="float">
            <text:p>38,50</text:p>
          </table:table-cell>
          <table:table-cell table:formula="of:=[.F40]/[.B40]*100" office:value-type="float" office:value="77.9448338231969" calcext:value-type="float">
            <text:p>77,94</text:p>
          </table:table-cell>
          <table:table-cell table:formula="of:=[.G40]/[.D40]*100" office:value-type="float" office:value="76.6506642114955" calcext:value-type="float">
            <text:p>76,65</text:p>
          </table:table-cell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35368" calcext:value-type="float">
            <text:p>35368</text:p>
          </table:table-cell>
          <table:table-cell office:value-type="float" office:value="109160" calcext:value-type="float">
            <text:p>109160</text:p>
          </table:table-cell>
          <table:table-cell office:value-type="float" office:value="34500" calcext:value-type="float">
            <text:p>34500</text:p>
          </table:table-cell>
          <table:table-cell office:value-type="float" office:value="120548" calcext:value-type="float">
            <text:p>120548</text:p>
          </table:table-cell>
          <table:table-cell office:value-type="float" office:value="26789" calcext:value-type="float">
            <text:p>26789</text:p>
          </table:table-cell>
          <table:table-cell office:value-type="float" office:value="25674" calcext:value-type="float">
            <text:p>25674</text:p>
          </table:table-cell>
          <table:table-cell table:formula="of:=[.F41]/SQRT([.B41]*[.C41])*100" office:value-type="float" office:value="43.1141161903899" calcext:value-type="float">
            <text:p>43,11</text:p>
          </table:table-cell>
          <table:table-cell table:formula="of:=[.G41]/SQRT([.D41]*[.E41])*100" office:value-type="float" office:value="39.811082316774" calcext:value-type="float">
            <text:p>39,81</text:p>
          </table:table-cell>
          <table:table-cell table:formula="of:=[.F41]/[.B41]*100" office:value-type="float" office:value="75.7436100429767" calcext:value-type="float">
            <text:p>75,74</text:p>
          </table:table-cell>
          <table:table-cell table:formula="of:=[.G41]/[.D41]*100" office:value-type="float" office:value="74.4173913043478" calcext:value-type="float">
            <text:p>74,42</text:p>
          </table:table-cell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39552" calcext:value-type="float">
            <text:p>39552</text:p>
          </table:table-cell>
          <table:table-cell office:value-type="float" office:value="125632" calcext:value-type="float">
            <text:p>125632</text:p>
          </table:table-cell>
          <table:table-cell office:value-type="float" office:value="30444" calcext:value-type="float">
            <text:p>30444</text:p>
          </table:table-cell>
          <table:table-cell office:value-type="float" office:value="128780" calcext:value-type="float">
            <text:p>128780</text:p>
          </table:table-cell>
          <table:table-cell office:value-type="float" office:value="30259" calcext:value-type="float">
            <text:p>30259</text:p>
          </table:table-cell>
          <table:table-cell office:value-type="float" office:value="22611" calcext:value-type="float">
            <text:p>22611</text:p>
          </table:table-cell>
          <table:table-cell table:formula="of:=[.F42]/SQRT([.B42]*[.C42])*100" office:value-type="float" office:value="42.9259791238687" calcext:value-type="float">
            <text:p>42,93</text:p>
          </table:table-cell>
          <table:table-cell table:formula="of:=[.G42]/SQRT([.D42]*[.E42])*100" office:value-type="float" office:value="36.1114313554853" calcext:value-type="float">
            <text:p>36,11</text:p>
          </table:table-cell>
          <table:table-cell table:formula="of:=[.F42]/[.B42]*100" office:value-type="float" office:value="76.5043487055016" calcext:value-type="float">
            <text:p>76,50</text:p>
          </table:table-cell>
          <table:table-cell table:formula="of:=[.G42]/[.D42]*100" office:value-type="float" office:value="74.2707922743398" calcext:value-type="float">
            <text:p>74,27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31280" calcext:value-type="float">
            <text:p>31280</text:p>
          </table:table-cell>
          <table:table-cell office:value-type="float" office:value="100976" calcext:value-type="float">
            <text:p>100976</text:p>
          </table:table-cell>
          <table:table-cell office:value-type="float" office:value="26308" calcext:value-type="float">
            <text:p>26308</text:p>
          </table:table-cell>
          <table:table-cell office:value-type="float" office:value="104164" calcext:value-type="float">
            <text:p>104164</text:p>
          </table:table-cell>
          <table:table-cell office:value-type="float" office:value="24107" calcext:value-type="float">
            <text:p>24107</text:p>
          </table:table-cell>
          <table:table-cell office:value-type="float" office:value="20319" calcext:value-type="float">
            <text:p>20319</text:p>
          </table:table-cell>
          <table:table-cell table:formula="of:=[.F43]/SQRT([.B43]*[.C43])*100" office:value-type="float" office:value="42.8944115471561" calcext:value-type="float">
            <text:p>42,89</text:p>
          </table:table-cell>
          <table:table-cell table:formula="of:=[.G43]/SQRT([.D43]*[.E43])*100" office:value-type="float" office:value="38.8149998921502" calcext:value-type="float">
            <text:p>38,81</text:p>
          </table:table-cell>
          <table:table-cell table:formula="of:=[.F43]/[.B43]*100" office:value-type="float" office:value="77.0684143222506" calcext:value-type="float">
            <text:p>77,07</text:p>
          </table:table-cell>
          <table:table-cell table:formula="of:=[.G43]/[.D43]*100" office:value-type="float" office:value="77.2350615782272" calcext:value-type="float">
            <text:p>77,24</text:p>
          </table:table-cell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39480" calcext:value-type="float">
            <text:p>39480</text:p>
          </table:table-cell>
          <table:table-cell office:value-type="float" office:value="125560" calcext:value-type="float">
            <text:p>125560</text:p>
          </table:table-cell>
          <table:table-cell office:value-type="float" office:value="34508" calcext:value-type="float">
            <text:p>34508</text:p>
          </table:table-cell>
          <table:table-cell office:value-type="float" office:value="136940" calcext:value-type="float">
            <text:p>136940</text:p>
          </table:table-cell>
          <table:table-cell office:value-type="float" office:value="30085" calcext:value-type="float">
            <text:p>30085</text:p>
          </table:table-cell>
          <table:table-cell office:value-type="float" office:value="25203" calcext:value-type="float">
            <text:p>25203</text:p>
          </table:table-cell>
          <table:table-cell table:formula="of:=[.F44]/SQRT([.B44]*[.C44])*100" office:value-type="float" office:value="42.7302850841857" calcext:value-type="float">
            <text:p>42,73</text:p>
          </table:table-cell>
          <table:table-cell table:formula="of:=[.G44]/SQRT([.D44]*[.E44])*100" office:value-type="float" office:value="36.6629311272008" calcext:value-type="float">
            <text:p>36,66</text:p>
          </table:table-cell>
          <table:table-cell table:formula="of:=[.F44]/[.B44]*100" office:value-type="float" office:value="76.2031408308004" calcext:value-type="float">
            <text:p>76,20</text:p>
          </table:table-cell>
          <table:table-cell table:formula="of:=[.G44]/[.D44]*100" office:value-type="float" office:value="73.0352382056335" calcext:value-type="float">
            <text:p>73,04</text:p>
          </table:table-cell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39544" calcext:value-type="float">
            <text:p>39544</text:p>
          </table:table-cell>
          <table:table-cell office:value-type="float" office:value="125632" calcext:value-type="float">
            <text:p>125632</text:p>
          </table:table-cell>
          <table:table-cell office:value-type="float" office:value="34540" calcext:value-type="float">
            <text:p>34540</text:p>
          </table:table-cell>
          <table:table-cell office:value-type="float" office:value="132876" calcext:value-type="float">
            <text:p>132876</text:p>
          </table:table-cell>
          <table:table-cell office:value-type="float" office:value="30044" calcext:value-type="float">
            <text:p>30044</text:p>
          </table:table-cell>
          <table:table-cell office:value-type="float" office:value="26471" calcext:value-type="float">
            <text:p>26471</text:p>
          </table:table-cell>
          <table:table-cell table:formula="of:=[.F45]/SQRT([.B45]*[.C45])*100" office:value-type="float" office:value="42.6252871604282" calcext:value-type="float">
            <text:p>42,63</text:p>
          </table:table-cell>
          <table:table-cell table:formula="of:=[.G45]/SQRT([.D45]*[.E45])*100" office:value-type="float" office:value="39.0738233214518" calcext:value-type="float">
            <text:p>39,07</text:p>
          </table:table-cell>
          <table:table-cell table:formula="of:=[.F45]/[.B45]*100" office:value-type="float" office:value="75.9761278575764" calcext:value-type="float">
            <text:p>75,98</text:p>
          </table:table-cell>
          <table:table-cell table:formula="of:=[.G45]/[.D45]*100" office:value-type="float" office:value="76.638679791546" calcext:value-type="float">
            <text:p>76,64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39480" calcext:value-type="float">
            <text:p>39480</text:p>
          </table:table-cell>
          <table:table-cell office:value-type="float" office:value="125560" calcext:value-type="float">
            <text:p>125560</text:p>
          </table:table-cell>
          <table:table-cell office:value-type="float" office:value="34508" calcext:value-type="float">
            <text:p>34508</text:p>
          </table:table-cell>
          <table:table-cell office:value-type="float" office:value="141036" calcext:value-type="float">
            <text:p>141036</text:p>
          </table:table-cell>
          <table:table-cell office:value-type="float" office:value="29992" calcext:value-type="float">
            <text:p>29992</text:p>
          </table:table-cell>
          <table:table-cell office:value-type="float" office:value="25218" calcext:value-type="float">
            <text:p>25218</text:p>
          </table:table-cell>
          <table:table-cell table:formula="of:=[.F46]/SQRT([.B46]*[.C46])*100" office:value-type="float" office:value="42.5981954543758" calcext:value-type="float">
            <text:p>42,60</text:p>
          </table:table-cell>
          <table:table-cell table:formula="of:=[.G46]/SQRT([.D46]*[.E46])*100" office:value-type="float" office:value="36.1481232693325" calcext:value-type="float">
            <text:p>36,15</text:p>
          </table:table-cell>
          <table:table-cell table:formula="of:=[.F46]/[.B46]*100" office:value-type="float" office:value="75.96757852077" calcext:value-type="float">
            <text:p>75,97</text:p>
          </table:table-cell>
          <table:table-cell table:formula="of:=[.G46]/[.D46]*100" office:value-type="float" office:value="73.0787063869248" calcext:value-type="float">
            <text:p>73,08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35424" calcext:value-type="float">
            <text:p>35424</text:p>
          </table:table-cell>
          <table:table-cell office:value-type="float" office:value="113320" calcext:value-type="float">
            <text:p>113320</text:p>
          </table:table-cell>
          <table:table-cell office:value-type="float" office:value="30428" calcext:value-type="float">
            <text:p>30428</text:p>
          </table:table-cell>
          <table:table-cell office:value-type="float" office:value="120580" calcext:value-type="float">
            <text:p>120580</text:p>
          </table:table-cell>
          <table:table-cell office:value-type="float" office:value="26972" calcext:value-type="float">
            <text:p>26972</text:p>
          </table:table-cell>
          <table:table-cell office:value-type="float" office:value="23229" calcext:value-type="float">
            <text:p>23229</text:p>
          </table:table-cell>
          <table:table-cell table:formula="of:=[.F47]/SQRT([.B47]*[.C47])*100" office:value-type="float" office:value="42.5707271561337" calcext:value-type="float">
            <text:p>42,57</text:p>
          </table:table-cell>
          <table:table-cell table:formula="of:=[.G47]/SQRT([.D47]*[.E47])*100" office:value-type="float" office:value="38.3491877996789" calcext:value-type="float">
            <text:p>38,35</text:p>
          </table:table-cell>
          <table:table-cell table:formula="of:=[.F47]/[.B47]*100" office:value-type="float" office:value="76.1404697380307" calcext:value-type="float">
            <text:p>76,14</text:p>
          </table:table-cell>
          <table:table-cell table:formula="of:=[.G47]/[.D47]*100" office:value-type="float" office:value="76.3408702510845" calcext:value-type="float">
            <text:p>76,34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31304" calcext:value-type="float">
            <text:p>31304</text:p>
          </table:table-cell>
          <table:table-cell office:value-type="float" office:value="105128" calcext:value-type="float">
            <text:p>105128</text:p>
          </table:table-cell>
          <table:table-cell office:value-type="float" office:value="26324" calcext:value-type="float">
            <text:p>26324</text:p>
          </table:table-cell>
          <table:table-cell office:value-type="float" office:value="112388" calcext:value-type="float">
            <text:p>112388</text:p>
          </table:table-cell>
          <table:table-cell office:value-type="float" office:value="24310" calcext:value-type="float">
            <text:p>24310</text:p>
          </table:table-cell>
          <table:table-cell office:value-type="float" office:value="20481" calcext:value-type="float">
            <text:p>20481</text:p>
          </table:table-cell>
          <table:table-cell table:formula="of:=[.F48]/SQRT([.B48]*[.C48])*100" office:value-type="float" office:value="42.3765737727706" calcext:value-type="float">
            <text:p>42,38</text:p>
          </table:table-cell>
          <table:table-cell table:formula="of:=[.G48]/SQRT([.D48]*[.E48])*100" office:value-type="float" office:value="37.6543578049085" calcext:value-type="float">
            <text:p>37,65</text:p>
          </table:table-cell>
          <table:table-cell table:formula="of:=[.F48]/[.B48]*100" office:value-type="float" office:value="77.6578073089701" calcext:value-type="float">
            <text:p>77,66</text:p>
          </table:table-cell>
          <table:table-cell table:formula="of:=[.G48]/[.D48]*100" office:value-type="float" office:value="77.8035253001064" calcext:value-type="float">
            <text:p>77,80</text:p>
          </table:table-cell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35344" calcext:value-type="float">
            <text:p>35344</text:p>
          </table:table-cell>
          <table:table-cell office:value-type="float" office:value="117336" calcext:value-type="float">
            <text:p>117336</text:p>
          </table:table-cell>
          <table:table-cell office:value-type="float" office:value="26292" calcext:value-type="float">
            <text:p>26292</text:p>
          </table:table-cell>
          <table:table-cell office:value-type="float" office:value="124636" calcext:value-type="float">
            <text:p>124636</text:p>
          </table:table-cell>
          <table:table-cell office:value-type="float" office:value="27201" calcext:value-type="float">
            <text:p>27201</text:p>
          </table:table-cell>
          <table:table-cell office:value-type="float" office:value="19638" calcext:value-type="float">
            <text:p>19638</text:p>
          </table:table-cell>
          <table:table-cell table:formula="of:=[.F49]/SQRT([.B49]*[.C49])*100" office:value-type="float" office:value="42.238781546103" calcext:value-type="float">
            <text:p>42,24</text:p>
          </table:table-cell>
          <table:table-cell table:formula="of:=[.G49]/SQRT([.D49]*[.E49])*100" office:value-type="float" office:value="34.3054951894234" calcext:value-type="float">
            <text:p>34,31</text:p>
          </table:table-cell>
          <table:table-cell table:formula="of:=[.F49]/[.B49]*100" office:value-type="float" office:value="76.9607288365777" calcext:value-type="float">
            <text:p>76,96</text:p>
          </table:table-cell>
          <table:table-cell table:formula="of:=[.G49]/[.D49]*100" office:value-type="float" office:value="74.6919214970333" calcext:value-type="float">
            <text:p>74,69</text:p>
          </table:table-cell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43584" calcext:value-type="float">
            <text:p>43584</text:p>
          </table:table-cell>
          <table:table-cell office:value-type="float" office:value="137856" calcext:value-type="float">
            <text:p>137856</text:p>
          </table:table-cell>
          <table:table-cell office:value-type="float" office:value="34516" calcext:value-type="float">
            <text:p>34516</text:p>
          </table:table-cell>
          <table:table-cell office:value-type="float" office:value="153332" calcext:value-type="float">
            <text:p>153332</text:p>
          </table:table-cell>
          <table:table-cell office:value-type="float" office:value="32727" calcext:value-type="float">
            <text:p>32727</text:p>
          </table:table-cell>
          <table:table-cell office:value-type="float" office:value="25265" calcext:value-type="float">
            <text:p>25265</text:p>
          </table:table-cell>
          <table:table-cell table:formula="of:=[.F50]/SQRT([.B50]*[.C50])*100" office:value-type="float" office:value="42.2211265519185" calcext:value-type="float">
            <text:p>42,22</text:p>
          </table:table-cell>
          <table:table-cell table:formula="of:=[.G50]/SQRT([.D50]*[.E50])*100" office:value-type="float" office:value="34.7290315011347" calcext:value-type="float">
            <text:p>34,73</text:p>
          </table:table-cell>
          <table:table-cell table:formula="of:=[.F50]/[.B50]*100" office:value-type="float" office:value="75.0894823788546" calcext:value-type="float">
            <text:p>75,09</text:p>
          </table:table-cell>
          <table:table-cell table:formula="of:=[.G50]/[.D50]*100" office:value-type="float" office:value="73.1979371885502" calcext:value-type="float">
            <text:p>73,20</text:p>
          </table:table-cell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35488" calcext:value-type="float">
            <text:p>35488</text:p>
          </table:table-cell>
          <table:table-cell office:value-type="float" office:value="117472" calcext:value-type="float">
            <text:p>117472</text:p>
          </table:table-cell>
          <table:table-cell office:value-type="float" office:value="30460" calcext:value-type="float">
            <text:p>30460</text:p>
          </table:table-cell>
          <table:table-cell office:value-type="float" office:value="124700" calcext:value-type="float">
            <text:p>124700</text:p>
          </table:table-cell>
          <table:table-cell office:value-type="float" office:value="27131" calcext:value-type="float">
            <text:p>27131</text:p>
          </table:table-cell>
          <table:table-cell office:value-type="float" office:value="23377" calcext:value-type="float">
            <text:p>23377</text:p>
          </table:table-cell>
          <table:table-cell table:formula="of:=[.F51]/SQRT([.B51]*[.C51])*100" office:value-type="float" office:value="42.0201750929417" calcext:value-type="float">
            <text:p>42,02</text:p>
          </table:table-cell>
          <table:table-cell table:formula="of:=[.G51]/SQRT([.D51]*[.E51])*100" office:value-type="float" office:value="37.930677558088" calcext:value-type="float">
            <text:p>37,93</text:p>
          </table:table-cell>
          <table:table-cell table:formula="of:=[.F51]/[.B51]*100" office:value-type="float" office:value="76.4511947700631" calcext:value-type="float">
            <text:p>76,45</text:p>
          </table:table-cell>
          <table:table-cell table:formula="of:=[.G51]/[.D51]*100" office:value-type="float" office:value="76.7465528562049" calcext:value-type="float">
            <text:p>76,75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35360" calcext:value-type="float">
            <text:p>35360</text:p>
          </table:table-cell>
          <table:table-cell office:value-type="float" office:value="117344" calcext:value-type="float">
            <text:p>117344</text:p>
          </table:table-cell>
          <table:table-cell office:value-type="float" office:value="30404" calcext:value-type="float">
            <text:p>30404</text:p>
          </table:table-cell>
          <table:table-cell office:value-type="float" office:value="124644" calcext:value-type="float">
            <text:p>124644</text:p>
          </table:table-cell>
          <table:table-cell office:value-type="float" office:value="26774" calcext:value-type="float">
            <text:p>26774</text:p>
          </table:table-cell>
          <table:table-cell office:value-type="float" office:value="23205" calcext:value-type="float">
            <text:p>23205</text:p>
          </table:table-cell>
          <table:table-cell table:formula="of:=[.F52]/SQRT([.B52]*[.C52])*100" office:value-type="float" office:value="41.564894904675" calcext:value-type="float">
            <text:p>41,56</text:p>
          </table:table-cell>
          <table:table-cell table:formula="of:=[.G52]/SQRT([.D52]*[.E52])*100" office:value-type="float" office:value="37.6947200270374" calcext:value-type="float">
            <text:p>37,69</text:p>
          </table:table-cell>
          <table:table-cell table:formula="of:=[.F52]/[.B52]*100" office:value-type="float" office:value="75.7183257918552" calcext:value-type="float">
            <text:p>75,72</text:p>
          </table:table-cell>
          <table:table-cell table:formula="of:=[.G52]/[.D52]*100" office:value-type="float" office:value="76.3221944480989" calcext:value-type="float">
            <text:p>76,32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43568" calcext:value-type="float">
            <text:p>43568</text:p>
          </table:table-cell>
          <table:table-cell office:value-type="float" office:value="141936" calcext:value-type="float">
            <text:p>141936</text:p>
          </table:table-cell>
          <table:table-cell office:value-type="float" office:value="38596" calcext:value-type="float">
            <text:p>38596</text:p>
          </table:table-cell>
          <table:table-cell office:value-type="float" office:value="161508" calcext:value-type="float">
            <text:p>161508</text:p>
          </table:table-cell>
          <table:table-cell office:value-type="float" office:value="32606" calcext:value-type="float">
            <text:p>32606</text:p>
          </table:table-cell>
          <table:table-cell office:value-type="float" office:value="27397" calcext:value-type="float">
            <text:p>27397</text:p>
          </table:table-cell>
          <table:table-cell table:formula="of:=[.F53]/SQRT([.B53]*[.C53])*100" office:value-type="float" office:value="41.4636405817925" calcext:value-type="float">
            <text:p>41,46</text:p>
          </table:table-cell>
          <table:table-cell table:formula="of:=[.G53]/SQRT([.D53]*[.E53])*100" office:value-type="float" office:value="34.7004287830882" calcext:value-type="float">
            <text:p>34,70</text:p>
          </table:table-cell>
          <table:table-cell table:formula="of:=[.F53]/[.B53]*100" office:value-type="float" office:value="74.8393316195373" calcext:value-type="float">
            <text:p>74,84</text:p>
          </table:table-cell>
          <table:table-cell table:formula="of:=[.G53]/[.D53]*100" office:value-type="float" office:value="70.9840397968702" calcext:value-type="float">
            <text:p>70,98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39528" calcext:value-type="float">
            <text:p>39528</text:p>
          </table:table-cell>
          <table:table-cell office:value-type="float" office:value="133800" calcext:value-type="float">
            <text:p>133800</text:p>
          </table:table-cell>
          <table:table-cell office:value-type="float" office:value="34532" calcext:value-type="float">
            <text:p>34532</text:p>
          </table:table-cell>
          <table:table-cell office:value-type="float" office:value="136964" calcext:value-type="float">
            <text:p>136964</text:p>
          </table:table-cell>
          <table:table-cell office:value-type="float" office:value="30031" calcext:value-type="float">
            <text:p>30031</text:p>
          </table:table-cell>
          <table:table-cell office:value-type="float" office:value="25978" calcext:value-type="float">
            <text:p>25978</text:p>
          </table:table-cell>
          <table:table-cell table:formula="of:=[.F54]/SQRT([.B54]*[.C54])*100" office:value-type="float" office:value="41.2942247176339" calcext:value-type="float">
            <text:p>41,29</text:p>
          </table:table-cell>
          <table:table-cell table:formula="of:=[.G54]/SQRT([.D54]*[.E54])*100" office:value-type="float" office:value="37.7738830037408" calcext:value-type="float">
            <text:p>37,77</text:p>
          </table:table-cell>
          <table:table-cell table:formula="of:=[.F54]/[.B54]*100" office:value-type="float" office:value="75.9739931188019" calcext:value-type="float">
            <text:p>75,97</text:p>
          </table:table-cell>
          <table:table-cell table:formula="of:=[.G54]/[.D54]*100" office:value-type="float" office:value="75.2287733117109" calcext:value-type="float">
            <text:p>75,23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39568" calcext:value-type="float">
            <text:p>39568</text:p>
          </table:table-cell>
          <table:table-cell office:value-type="float" office:value="137936" calcext:value-type="float">
            <text:p>137936</text:p>
          </table:table-cell>
          <table:table-cell office:value-type="float" office:value="34564" calcext:value-type="float">
            <text:p>34564</text:p>
          </table:table-cell>
          <table:table-cell office:value-type="float" office:value="153380" calcext:value-type="float">
            <text:p>153380</text:p>
          </table:table-cell>
          <table:table-cell office:value-type="float" office:value="30327" calcext:value-type="float">
            <text:p>30327</text:p>
          </table:table-cell>
          <table:table-cell office:value-type="float" office:value="24286" calcext:value-type="float">
            <text:p>24286</text:p>
          </table:table-cell>
          <table:table-cell table:formula="of:=[.F55]/SQRT([.B55]*[.C55])*100" office:value-type="float" office:value="41.0505129150059" calcext:value-type="float">
            <text:p>41,05</text:p>
          </table:table-cell>
          <table:table-cell table:formula="of:=[.G55]/SQRT([.D55]*[.E55])*100" office:value-type="float" office:value="33.3548986776806" calcext:value-type="float">
            <text:p>33,35</text:p>
          </table:table-cell>
          <table:table-cell table:formula="of:=[.F55]/[.B55]*100" office:value-type="float" office:value="76.645268904165" calcext:value-type="float">
            <text:p>76,65</text:p>
          </table:table-cell>
          <table:table-cell table:formula="of:=[.G55]/[.D55]*100" office:value-type="float" office:value="70.263858349728" calcext:value-type="float">
            <text:p>70,26</text:p>
          </table:table-cell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51776" calcext:value-type="float">
            <text:p>51776</text:p>
          </table:table-cell>
          <table:table-cell office:value-type="float" office:value="150144" calcext:value-type="float">
            <text:p>150144</text:p>
          </table:table-cell>
          <table:table-cell office:value-type="float" office:value="42708" calcext:value-type="float">
            <text:p>42708</text:p>
          </table:table-cell>
          <table:table-cell office:value-type="float" office:value="165620" calcext:value-type="float">
            <text:p>165620</text:p>
          </table:table-cell>
          <table:table-cell office:value-type="float" office:value="36080" calcext:value-type="float">
            <text:p>36080</text:p>
          </table:table-cell>
          <table:table-cell office:value-type="float" office:value="29206" calcext:value-type="float">
            <text:p>29206</text:p>
          </table:table-cell>
          <table:table-cell table:formula="of:=[.F56]/SQRT([.B56]*[.C56])*100" office:value-type="float" office:value="40.9211933504032" calcext:value-type="float">
            <text:p>40,92</text:p>
          </table:table-cell>
          <table:table-cell table:formula="of:=[.G56]/SQRT([.D56]*[.E56])*100" office:value-type="float" office:value="34.726504771207" calcext:value-type="float">
            <text:p>34,73</text:p>
          </table:table-cell>
          <table:table-cell table:formula="of:=[.F56]/[.B56]*100" office:value-type="float" office:value="69.6847960444994" calcext:value-type="float">
            <text:p>69,68</text:p>
          </table:table-cell>
          <table:table-cell table:formula="of:=[.G56]/[.D56]*100" office:value-type="float" office:value="68.3853142268427" calcext:value-type="float">
            <text:p>68,39</text:p>
          </table:table-cell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51776" calcext:value-type="float">
            <text:p>51776</text:p>
          </table:table-cell>
          <table:table-cell office:value-type="float" office:value="150144" calcext:value-type="float">
            <text:p>150144</text:p>
          </table:table-cell>
          <table:table-cell office:value-type="float" office:value="42708" calcext:value-type="float">
            <text:p>42708</text:p>
          </table:table-cell>
          <table:table-cell office:value-type="float" office:value="165620" calcext:value-type="float">
            <text:p>165620</text:p>
          </table:table-cell>
          <table:table-cell office:value-type="float" office:value="36005" calcext:value-type="float">
            <text:p>36005</text:p>
          </table:table-cell>
          <table:table-cell office:value-type="float" office:value="29228" calcext:value-type="float">
            <text:p>29228</text:p>
          </table:table-cell>
          <table:table-cell table:formula="of:=[.F57]/SQRT([.B57]*[.C57])*100" office:value-type="float" office:value="40.8361298941592" calcext:value-type="float">
            <text:p>40,84</text:p>
          </table:table-cell>
          <table:table-cell table:formula="of:=[.G57]/SQRT([.D57]*[.E57])*100" office:value-type="float" office:value="34.7526632011518" calcext:value-type="float">
            <text:p>34,75</text:p>
          </table:table-cell>
          <table:table-cell table:formula="of:=[.F57]/[.B57]*100" office:value-type="float" office:value="69.5399412855377" calcext:value-type="float">
            <text:p>69,54</text:p>
          </table:table-cell>
          <table:table-cell table:formula="of:=[.G57]/[.D57]*100" office:value-type="float" office:value="68.4368268240142" calcext:value-type="float">
            <text:p>68,44</text:p>
          </table:table-cell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43584" calcext:value-type="float">
            <text:p>43584</text:p>
          </table:table-cell>
          <table:table-cell office:value-type="float" office:value="141952" calcext:value-type="float">
            <text:p>141952</text:p>
          </table:table-cell>
          <table:table-cell office:value-type="float" office:value="38612" calcext:value-type="float">
            <text:p>38612</text:p>
          </table:table-cell>
          <table:table-cell office:value-type="float" office:value="153332" calcext:value-type="float">
            <text:p>153332</text:p>
          </table:table-cell>
          <table:table-cell office:value-type="float" office:value="31799" calcext:value-type="float">
            <text:p>31799</text:p>
          </table:table-cell>
          <table:table-cell office:value-type="float" office:value="29417" calcext:value-type="float">
            <text:p>29417</text:p>
          </table:table-cell>
          <table:table-cell table:formula="of:=[.F58]/SQRT([.B58]*[.C58])*100" office:value-type="float" office:value="40.4277118754827" calcext:value-type="float">
            <text:p>40,43</text:p>
          </table:table-cell>
          <table:table-cell table:formula="of:=[.G58]/SQRT([.D58]*[.E58])*100" office:value-type="float" office:value="38.2314554342431" calcext:value-type="float">
            <text:p>38,23</text:p>
          </table:table-cell>
          <table:table-cell table:formula="of:=[.F58]/[.B58]*100" office:value-type="float" office:value="72.9602606461087" calcext:value-type="float">
            <text:p>72,96</text:p>
          </table:table-cell>
          <table:table-cell table:formula="of:=[.G58]/[.D58]*100" office:value-type="float" office:value="76.186159743085" calcext:value-type="float">
            <text:p>76,19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43672" calcext:value-type="float">
            <text:p>43672</text:p>
          </table:table-cell>
          <table:table-cell office:value-type="float" office:value="150232" calcext:value-type="float">
            <text:p>150232</text:p>
          </table:table-cell>
          <table:table-cell office:value-type="float" office:value="34552" calcext:value-type="float">
            <text:p>34552</text:p>
          </table:table-cell>
          <table:table-cell office:value-type="float" office:value="161560" calcext:value-type="float">
            <text:p>161560</text:p>
          </table:table-cell>
          <table:table-cell office:value-type="float" office:value="32658" calcext:value-type="float">
            <text:p>32658</text:p>
          </table:table-cell>
          <table:table-cell office:value-type="float" office:value="24672" calcext:value-type="float">
            <text:p>24672</text:p>
          </table:table-cell>
          <table:table-cell table:formula="of:=[.F59]/SQRT([.B59]*[.C59])*100" office:value-type="float" office:value="40.3187277511971" calcext:value-type="float">
            <text:p>40,32</text:p>
          </table:table-cell>
          <table:table-cell table:formula="of:=[.G59]/SQRT([.D59]*[.E59])*100" office:value-type="float" office:value="33.0218072901989" calcext:value-type="float">
            <text:p>33,02</text:p>
          </table:table-cell>
          <table:table-cell table:formula="of:=[.F59]/[.B59]*100" office:value-type="float" office:value="74.7801795200586" calcext:value-type="float">
            <text:p>74,78</text:p>
          </table:table-cell>
          <table:table-cell table:formula="of:=[.G59]/[.D59]*100" office:value-type="float" office:value="71.405417920815" calcext:value-type="float">
            <text:p>71,41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9504" calcext:value-type="float">
            <text:p>39504</text:p>
          </table:table-cell>
          <table:table-cell office:value-type="float" office:value="129680" calcext:value-type="float">
            <text:p>129680</text:p>
          </table:table-cell>
          <table:table-cell office:value-type="float" office:value="34520" calcext:value-type="float">
            <text:p>34520</text:p>
          </table:table-cell>
          <table:table-cell office:value-type="float" office:value="141048" calcext:value-type="float">
            <text:p>141048</text:p>
          </table:table-cell>
          <table:table-cell office:value-type="float" office:value="28770" calcext:value-type="float">
            <text:p>28770</text:p>
          </table:table-cell>
          <table:table-cell office:value-type="float" office:value="23780" calcext:value-type="float">
            <text:p>23780</text:p>
          </table:table-cell>
          <table:table-cell table:formula="of:=[.F60]/SQRT([.B60]*[.C60])*100" office:value-type="float" office:value="40.1959988081771" calcext:value-type="float">
            <text:p>40,20</text:p>
          </table:table-cell>
          <table:table-cell table:formula="of:=[.G60]/SQRT([.D60]*[.E60])*100" office:value-type="float" office:value="34.0794824375396" calcext:value-type="float">
            <text:p>34,08</text:p>
          </table:table-cell>
          <table:table-cell table:formula="of:=[.F60]/[.B60]*100" office:value-type="float" office:value="72.8280680437424" calcext:value-type="float">
            <text:p>72,83</text:p>
          </table:table-cell>
          <table:table-cell table:formula="of:=[.G60]/[.D60]*100" office:value-type="float" office:value="68.8876013904983" calcext:value-type="float">
            <text:p>68,89</text:p>
          </table:table-cell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35352" calcext:value-type="float">
            <text:p>35352</text:p>
          </table:table-cell>
          <table:table-cell office:value-type="float" office:value="125528" calcext:value-type="float">
            <text:p>125528</text:p>
          </table:table-cell>
          <table:table-cell office:value-type="float" office:value="34492" calcext:value-type="float">
            <text:p>34492</text:p>
          </table:table-cell>
          <table:table-cell office:value-type="float" office:value="141020" calcext:value-type="float">
            <text:p>141020</text:p>
          </table:table-cell>
          <table:table-cell office:value-type="float" office:value="26775" calcext:value-type="float">
            <text:p>26775</text:p>
          </table:table-cell>
          <table:table-cell office:value-type="float" office:value="24821" calcext:value-type="float">
            <text:p>24821</text:p>
          </table:table-cell>
          <table:table-cell table:formula="of:=[.F61]/SQRT([.B61]*[.C61])*100" office:value-type="float" office:value="40.1931626481298" calcext:value-type="float">
            <text:p>40,19</text:p>
          </table:table-cell>
          <table:table-cell table:formula="of:=[.G61]/SQRT([.D61]*[.E61])*100" office:value-type="float" office:value="35.5893233276762" calcext:value-type="float">
            <text:p>35,59</text:p>
          </table:table-cell>
          <table:table-cell table:formula="of:=[.F61]/[.B61]*100" office:value-type="float" office:value="75.7382892057026" calcext:value-type="float">
            <text:p>75,74</text:p>
          </table:table-cell>
          <table:table-cell table:formula="of:=[.G61]/[.D61]*100" office:value-type="float" office:value="71.961614287371" calcext:value-type="float">
            <text:p>71,96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51768" calcext:value-type="float">
            <text:p>51768</text:p>
          </table:table-cell>
          <table:table-cell office:value-type="float" office:value="174712" calcext:value-type="float">
            <text:p>174712</text:p>
          </table:table-cell>
          <table:table-cell office:value-type="float" office:value="46796" calcext:value-type="float">
            <text:p>46796</text:p>
          </table:table-cell>
          <table:table-cell office:value-type="float" office:value="190188" calcext:value-type="float">
            <text:p>190188</text:p>
          </table:table-cell>
          <table:table-cell office:value-type="float" office:value="38181" calcext:value-type="float">
            <text:p>38181</text:p>
          </table:table-cell>
          <table:table-cell office:value-type="float" office:value="33402" calcext:value-type="float">
            <text:p>33402</text:p>
          </table:table-cell>
          <table:table-cell table:formula="of:=[.F62]/SQRT([.B62]*[.C62])*100" office:value-type="float" office:value="40.1471978050387" calcext:value-type="float">
            <text:p>40,15</text:p>
          </table:table-cell>
          <table:table-cell table:formula="of:=[.G62]/SQRT([.D62]*[.E62])*100" office:value-type="float" office:value="35.4059743024269" calcext:value-type="float">
            <text:p>35,41</text:p>
          </table:table-cell>
          <table:table-cell table:formula="of:=[.F62]/[.B62]*100" office:value-type="float" office:value="73.7540565600371" calcext:value-type="float">
            <text:p>73,75</text:p>
          </table:table-cell>
          <table:table-cell table:formula="of:=[.G62]/[.D62]*100" office:value-type="float" office:value="71.3778955466279" calcext:value-type="float">
            <text:p>71,38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43592" calcext:value-type="float">
            <text:p>43592</text:p>
          </table:table-cell>
          <table:table-cell office:value-type="float" office:value="150160" calcext:value-type="float">
            <text:p>150160</text:p>
          </table:table-cell>
          <table:table-cell office:value-type="float" office:value="34516" calcext:value-type="float">
            <text:p>34516</text:p>
          </table:table-cell>
          <table:table-cell office:value-type="float" office:value="157436" calcext:value-type="float">
            <text:p>157436</text:p>
          </table:table-cell>
          <table:table-cell office:value-type="float" office:value="32300" calcext:value-type="float">
            <text:p>32300</text:p>
          </table:table-cell>
          <table:table-cell office:value-type="float" office:value="24973" calcext:value-type="float">
            <text:p>24973</text:p>
          </table:table-cell>
          <table:table-cell table:formula="of:=[.F63]/SQRT([.B63]*[.C63])*100" office:value-type="float" office:value="39.9228921089152" calcext:value-type="float">
            <text:p>39,92</text:p>
          </table:table-cell>
          <table:table-cell table:formula="of:=[.G63]/SQRT([.D63]*[.E63])*100" office:value-type="float" office:value="33.8772745276845" calcext:value-type="float">
            <text:p>33,88</text:p>
          </table:table-cell>
          <table:table-cell table:formula="of:=[.F63]/[.B63]*100" office:value-type="float" office:value="74.0961644338411" calcext:value-type="float">
            <text:p>74,10</text:p>
          </table:table-cell>
          <table:table-cell table:formula="of:=[.G63]/[.D63]*100" office:value-type="float" office:value="72.3519527175803" calcext:value-type="float">
            <text:p>72,35</text:p>
          </table:table-cell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55872" calcext:value-type="float">
            <text:p>55872</text:p>
          </table:table-cell>
          <table:table-cell office:value-type="float" office:value="158336" calcext:value-type="float">
            <text:p>158336</text:p>
          </table:table-cell>
          <table:table-cell office:value-type="float" office:value="75476" calcext:value-type="float">
            <text:p>75476</text:p>
          </table:table-cell>
          <table:table-cell office:value-type="float" office:value="198388" calcext:value-type="float">
            <text:p>198388</text:p>
          </table:table-cell>
          <table:table-cell office:value-type="float" office:value="37372" calcext:value-type="float">
            <text:p>37372</text:p>
          </table:table-cell>
          <table:table-cell office:value-type="float" office:value="52320" calcext:value-type="float">
            <text:p>52320</text:p>
          </table:table-cell>
          <table:table-cell table:formula="of:=[.F64]/SQRT([.B64]*[.C64])*100" office:value-type="float" office:value="39.7337355234046" calcext:value-type="float">
            <text:p>39,73</text:p>
          </table:table-cell>
          <table:table-cell table:formula="of:=[.G64]/SQRT([.D64]*[.E64])*100" office:value-type="float" office:value="42.7568397227166" calcext:value-type="float">
            <text:p>42,76</text:p>
          </table:table-cell>
          <table:table-cell table:formula="of:=[.F64]/[.B64]*100" office:value-type="float" office:value="66.8886025200458" calcext:value-type="float">
            <text:p>66,89</text:p>
          </table:table-cell>
          <table:table-cell table:formula="of:=[.G64]/[.D64]*100" office:value-type="float" office:value="69.3200487572208" calcext:value-type="float">
            <text:p>69,32</text:p>
          </table:table-cell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55872" calcext:value-type="float">
            <text:p>55872</text:p>
          </table:table-cell>
          <table:table-cell office:value-type="float" office:value="158336" calcext:value-type="float">
            <text:p>158336</text:p>
          </table:table-cell>
          <table:table-cell office:value-type="float" office:value="75476" calcext:value-type="float">
            <text:p>75476</text:p>
          </table:table-cell>
          <table:table-cell office:value-type="float" office:value="198388" calcext:value-type="float">
            <text:p>198388</text:p>
          </table:table-cell>
          <table:table-cell office:value-type="float" office:value="37344" calcext:value-type="float">
            <text:p>37344</text:p>
          </table:table-cell>
          <table:table-cell office:value-type="float" office:value="52314" calcext:value-type="float">
            <text:p>52314</text:p>
          </table:table-cell>
          <table:table-cell table:formula="of:=[.F65]/SQRT([.B65]*[.C65])*100" office:value-type="float" office:value="39.7039660544264" calcext:value-type="float">
            <text:p>39,70</text:p>
          </table:table-cell>
          <table:table-cell table:formula="of:=[.G65]/SQRT([.D65]*[.E65])*100" office:value-type="float" office:value="42.7519364154089" calcext:value-type="float">
            <text:p>42,75</text:p>
          </table:table-cell>
          <table:table-cell table:formula="of:=[.F65]/[.B65]*100" office:value-type="float" office:value="66.8384879725086" calcext:value-type="float">
            <text:p>66,84</text:p>
          </table:table-cell>
          <table:table-cell table:formula="of:=[.G65]/[.D65]*100" office:value-type="float" office:value="69.312099210345" calcext:value-type="float">
            <text:p>69,31</text:p>
          </table:table-cell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55928" calcext:value-type="float">
            <text:p>55928</text:p>
          </table:table-cell>
          <table:table-cell office:value-type="float" office:value="178872" calcext:value-type="float">
            <text:p>178872</text:p>
          </table:table-cell>
          <table:table-cell office:value-type="float" office:value="67308" calcext:value-type="float">
            <text:p>67308</text:p>
          </table:table-cell>
          <table:table-cell office:value-type="float" office:value="218892" calcext:value-type="float">
            <text:p>218892</text:p>
          </table:table-cell>
          <table:table-cell office:value-type="float" office:value="39683" calcext:value-type="float">
            <text:p>39683</text:p>
          </table:table-cell>
          <table:table-cell office:value-type="float" office:value="49028" calcext:value-type="float">
            <text:p>49028</text:p>
          </table:table-cell>
          <table:table-cell table:formula="of:=[.F66]/SQRT([.B66]*[.C66])*100" office:value-type="float" office:value="39.6751585513176" calcext:value-type="float">
            <text:p>39,68</text:p>
          </table:table-cell>
          <table:table-cell table:formula="of:=[.G66]/SQRT([.D66]*[.E66])*100" office:value-type="float" office:value="40.3920494805093" calcext:value-type="float">
            <text:p>40,39</text:p>
          </table:table-cell>
          <table:table-cell table:formula="of:=[.F66]/[.B66]*100" office:value-type="float" office:value="70.953726219425" calcext:value-type="float">
            <text:p>70,95</text:p>
          </table:table-cell>
          <table:table-cell table:formula="of:=[.G66]/[.D66]*100" office:value-type="float" office:value="72.8412670113508" calcext:value-type="float">
            <text:p>72,84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39512" calcext:value-type="float">
            <text:p>39512</text:p>
          </table:table-cell>
          <table:table-cell office:value-type="float" office:value="146072" calcext:value-type="float">
            <text:p>146072</text:p>
          </table:table-cell>
          <table:table-cell office:value-type="float" office:value="34524" calcext:value-type="float">
            <text:p>34524</text:p>
          </table:table-cell>
          <table:table-cell office:value-type="float" office:value="157436" calcext:value-type="float">
            <text:p>157436</text:p>
          </table:table-cell>
          <table:table-cell office:value-type="float" office:value="29756" calcext:value-type="float">
            <text:p>29756</text:p>
          </table:table-cell>
          <table:table-cell office:value-type="float" office:value="26266" calcext:value-type="float">
            <text:p>26266</text:p>
          </table:table-cell>
          <table:table-cell table:formula="of:=[.F67]/SQRT([.B67]*[.C67])*100" office:value-type="float" office:value="39.1675634512174" calcext:value-type="float">
            <text:p>39,17</text:p>
          </table:table-cell>
          <table:table-cell table:formula="of:=[.G67]/SQRT([.D67]*[.E67])*100" office:value-type="float" office:value="35.6271729826837" calcext:value-type="float">
            <text:p>35,63</text:p>
          </table:table-cell>
          <table:table-cell table:formula="of:=[.F67]/[.B67]*100" office:value-type="float" office:value="75.3087669568739" calcext:value-type="float">
            <text:p>75,31</text:p>
          </table:table-cell>
          <table:table-cell table:formula="of:=[.G67]/[.D67]*100" office:value-type="float" office:value="76.0804078322327" calcext:value-type="float">
            <text:p>76,08</text:p>
          </table:table-cell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51872" calcext:value-type="float">
            <text:p>51872</text:p>
          </table:table-cell>
          <table:table-cell office:value-type="float" office:value="191208" calcext:value-type="float">
            <text:p>191208</text:p>
          </table:table-cell>
          <table:table-cell office:value-type="float" office:value="46852" calcext:value-type="float">
            <text:p>46852</text:p>
          </table:table-cell>
          <table:table-cell office:value-type="float" office:value="218916" calcext:value-type="float">
            <text:p>218916</text:p>
          </table:table-cell>
          <table:table-cell office:value-type="float" office:value="38534" calcext:value-type="float">
            <text:p>38534</text:p>
          </table:table-cell>
          <table:table-cell office:value-type="float" office:value="31447" calcext:value-type="float">
            <text:p>31447</text:p>
          </table:table-cell>
          <table:table-cell table:formula="of:=[.F68]/SQRT([.B68]*[.C68])*100" office:value-type="float" office:value="38.6923018365654" calcext:value-type="float">
            <text:p>38,69</text:p>
          </table:table-cell>
          <table:table-cell table:formula="of:=[.G68]/SQRT([.D68]*[.E68])*100" office:value-type="float" office:value="31.0510579162742" calcext:value-type="float">
            <text:p>31,05</text:p>
          </table:table-cell>
          <table:table-cell table:formula="of:=[.F68]/[.B68]*100" office:value-type="float" office:value="74.2867057371993" calcext:value-type="float">
            <text:p>74,29</text:p>
          </table:table-cell>
          <table:table-cell table:formula="of:=[.G68]/[.D68]*100" office:value-type="float" office:value="67.1198668146504" calcext:value-type="float">
            <text:p>67,12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47736" calcext:value-type="float">
            <text:p>47736</text:p>
          </table:table-cell>
          <table:table-cell office:value-type="float" office:value="174776" calcext:value-type="float">
            <text:p>174776</text:p>
          </table:table-cell>
          <table:table-cell office:value-type="float" office:value="38636" calcext:value-type="float">
            <text:p>38636</text:p>
          </table:table-cell>
          <table:table-cell office:value-type="float" office:value="190220" calcext:value-type="float">
            <text:p>190220</text:p>
          </table:table-cell>
          <table:table-cell office:value-type="float" office:value="35081" calcext:value-type="float">
            <text:p>35081</text:p>
          </table:table-cell>
          <table:table-cell office:value-type="float" office:value="27647" calcext:value-type="float">
            <text:p>27647</text:p>
          </table:table-cell>
          <table:table-cell table:formula="of:=[.F69]/SQRT([.B69]*[.C69])*100" office:value-type="float" office:value="38.4067938543656" calcext:value-type="float">
            <text:p>38,41</text:p>
          </table:table-cell>
          <table:table-cell table:formula="of:=[.G69]/SQRT([.D69]*[.E69])*100" office:value-type="float" office:value="32.2495638232062" calcext:value-type="float">
            <text:p>32,25</text:p>
          </table:table-cell>
          <table:table-cell table:formula="of:=[.F69]/[.B69]*100" office:value-type="float" office:value="73.4896095190213" calcext:value-type="float">
            <text:p>73,49</text:p>
          </table:table-cell>
          <table:table-cell table:formula="of:=[.G69]/[.D69]*100" office:value-type="float" office:value="71.5576146599027" calcext:value-type="float">
            <text:p>71,56</text:p>
          </table:table-cell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39472" calcext:value-type="float">
            <text:p>39472</text:p>
          </table:table-cell>
          <table:table-cell office:value-type="float" office:value="150128" calcext:value-type="float">
            <text:p>150128</text:p>
          </table:table-cell>
          <table:table-cell office:value-type="float" office:value="34500" calcext:value-type="float">
            <text:p>34500</text:p>
          </table:table-cell>
          <table:table-cell office:value-type="float" office:value="169700" calcext:value-type="float">
            <text:p>169700</text:p>
          </table:table-cell>
          <table:table-cell office:value-type="float" office:value="29042" calcext:value-type="float">
            <text:p>29042</text:p>
          </table:table-cell>
          <table:table-cell office:value-type="float" office:value="23968" calcext:value-type="float">
            <text:p>23968</text:p>
          </table:table-cell>
          <table:table-cell table:formula="of:=[.F70]/SQRT([.B70]*[.C70])*100" office:value-type="float" office:value="37.7268986631034" calcext:value-type="float">
            <text:p>37,73</text:p>
          </table:table-cell>
          <table:table-cell table:formula="of:=[.G70]/SQRT([.D70]*[.E70])*100" office:value-type="float" office:value="31.3242965862911" calcext:value-type="float">
            <text:p>31,32</text:p>
          </table:table-cell>
          <table:table-cell table:formula="of:=[.F70]/[.B70]*100" office:value-type="float" office:value="73.5762059181192" calcext:value-type="float">
            <text:p>73,58</text:p>
          </table:table-cell>
          <table:table-cell table:formula="of:=[.G70]/[.D70]*100" office:value-type="float" office:value="69.4724637681159" calcext:value-type="float">
            <text:p>69,47</text:p>
          </table:table-cell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56080" calcext:value-type="float">
            <text:p>56080</text:p>
          </table:table-cell>
          <table:table-cell office:value-type="float" office:value="203608" calcext:value-type="float">
            <text:p>203608</text:p>
          </table:table-cell>
          <table:table-cell office:value-type="float" office:value="51004" calcext:value-type="float">
            <text:p>51004</text:p>
          </table:table-cell>
          <table:table-cell office:value-type="float" office:value="227164" calcext:value-type="float">
            <text:p>227164</text:p>
          </table:table-cell>
          <table:table-cell office:value-type="float" office:value="40049" calcext:value-type="float">
            <text:p>40049</text:p>
          </table:table-cell>
          <table:table-cell office:value-type="float" office:value="35206" calcext:value-type="float">
            <text:p>35206</text:p>
          </table:table-cell>
          <table:table-cell table:formula="of:=[.F71]/SQRT([.B71]*[.C71])*100" office:value-type="float" office:value="37.4791950638277" calcext:value-type="float">
            <text:p>37,48</text:p>
          </table:table-cell>
          <table:table-cell table:formula="of:=[.G71]/SQRT([.D71]*[.E71])*100" office:value-type="float" office:value="32.7073088875046" calcext:value-type="float">
            <text:p>32,71</text:p>
          </table:table-cell>
          <table:table-cell table:formula="of:=[.F71]/[.B71]*100" office:value-type="float" office:value="71.4140513552068" calcext:value-type="float">
            <text:p>71,41</text:p>
          </table:table-cell>
          <table:table-cell table:formula="of:=[.G71]/[.D71]*100" office:value-type="float" office:value="69.0259587483335" calcext:value-type="float">
            <text:p>69,03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52376" calcext:value-type="float">
            <text:p>52376</text:p>
          </table:table-cell>
          <table:table-cell office:value-type="float" office:value="195800" calcext:value-type="float">
            <text:p>195800</text:p>
          </table:table-cell>
          <table:table-cell office:value-type="float" office:value="47304" calcext:value-type="float">
            <text:p>47304</text:p>
          </table:table-cell>
          <table:table-cell office:value-type="float" office:value="223464" calcext:value-type="float">
            <text:p>223464</text:p>
          </table:table-cell>
          <table:table-cell office:value-type="float" office:value="37756" calcext:value-type="float">
            <text:p>37756</text:p>
          </table:table-cell>
          <table:table-cell office:value-type="float" office:value="32286" calcext:value-type="float">
            <text:p>32286</text:p>
          </table:table-cell>
          <table:table-cell table:formula="of:=[.F72]/SQRT([.B72]*[.C72])*100" office:value-type="float" office:value="37.283224822779" calcext:value-type="float">
            <text:p>37,28</text:p>
          </table:table-cell>
          <table:table-cell table:formula="of:=[.G72]/SQRT([.D72]*[.E72])*100" office:value-type="float" office:value="31.4023048421621" calcext:value-type="float">
            <text:p>31,40</text:p>
          </table:table-cell>
          <table:table-cell table:formula="of:=[.F72]/[.B72]*100" office:value-type="float" office:value="72.0864518099893" calcext:value-type="float">
            <text:p>72,09</text:p>
          </table:table-cell>
          <table:table-cell table:formula="of:=[.G72]/[.D72]*100" office:value-type="float" office:value="68.2521562658549" calcext:value-type="float">
            <text:p>68,25</text:p>
          </table:table-cell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60064" calcext:value-type="float">
            <text:p>60064</text:p>
          </table:table-cell>
          <table:table-cell office:value-type="float" office:value="228064" calcext:value-type="float">
            <text:p>228064</text:p>
          </table:table-cell>
          <table:table-cell office:value-type="float" office:value="50956" calcext:value-type="float">
            <text:p>50956</text:p>
          </table:table-cell>
          <table:table-cell office:value-type="float" office:value="247596" calcext:value-type="float">
            <text:p>247596</text:p>
          </table:table-cell>
          <table:table-cell office:value-type="float" office:value="42835" calcext:value-type="float">
            <text:p>42835</text:p>
          </table:table-cell>
          <table:table-cell office:value-type="float" office:value="35269" calcext:value-type="float">
            <text:p>35269</text:p>
          </table:table-cell>
          <table:table-cell table:formula="of:=[.F73]/SQRT([.B73]*[.C73])*100" office:value-type="float" office:value="36.5984992527101" calcext:value-type="float">
            <text:p>36,60</text:p>
          </table:table-cell>
          <table:table-cell table:formula="of:=[.G73]/SQRT([.D73]*[.E73])*100" office:value-type="float" office:value="31.3995677440723" calcext:value-type="float">
            <text:p>31,40</text:p>
          </table:table-cell>
          <table:table-cell table:formula="of:=[.F73]/[.B73]*100" office:value-type="float" office:value="71.3155966968567" calcext:value-type="float">
            <text:p>71,32</text:p>
          </table:table-cell>
          <table:table-cell table:formula="of:=[.G73]/[.D73]*100" office:value-type="float" office:value="69.2146165319099" calcext:value-type="float">
            <text:p>69,21</text:p>
          </table:table-cell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43552" calcext:value-type="float">
            <text:p>43552</text:p>
          </table:table-cell>
          <table:table-cell office:value-type="float" office:value="182928" calcext:value-type="float">
            <text:p>182928</text:p>
          </table:table-cell>
          <table:table-cell office:value-type="float" office:value="34492" calcext:value-type="float">
            <text:p>34492</text:p>
          </table:table-cell>
          <table:table-cell office:value-type="float" office:value="194292" calcext:value-type="float">
            <text:p>194292</text:p>
          </table:table-cell>
          <table:table-cell office:value-type="float" office:value="32368" calcext:value-type="float">
            <text:p>32368</text:p>
          </table:table-cell>
          <table:table-cell office:value-type="float" office:value="25692" calcext:value-type="float">
            <text:p>25692</text:p>
          </table:table-cell>
          <table:table-cell table:formula="of:=[.F74]/SQRT([.B74]*[.C74])*100" office:value-type="float" office:value="36.2636672118976" calcext:value-type="float">
            <text:p>36,26</text:p>
          </table:table-cell>
          <table:table-cell table:formula="of:=[.G74]/SQRT([.D74]*[.E74])*100" office:value-type="float" office:value="31.384214632302" calcext:value-type="float">
            <text:p>31,38</text:p>
          </table:table-cell>
          <table:table-cell table:formula="of:=[.F74]/[.B74]*100" office:value-type="float" office:value="74.3203526818516" calcext:value-type="float">
            <text:p>74,32</text:p>
          </table:table-cell>
          <table:table-cell table:formula="of:=[.G74]/[.D74]*100" office:value-type="float" office:value="74.4868375275426" calcext:value-type="float">
            <text:p>74,49</text:p>
          </table:table-cell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55984" calcext:value-type="float">
            <text:p>55984</text:p>
          </table:table-cell>
          <table:table-cell office:value-type="float" office:value="228080" calcext:value-type="float">
            <text:p>228080</text:p>
          </table:table-cell>
          <table:table-cell office:value-type="float" office:value="46852" calcext:value-type="float">
            <text:p>46852</text:p>
          </table:table-cell>
          <table:table-cell office:value-type="float" office:value="243492" calcext:value-type="float">
            <text:p>243492</text:p>
          </table:table-cell>
          <table:table-cell office:value-type="float" office:value="39574" calcext:value-type="float">
            <text:p>39574</text:p>
          </table:table-cell>
          <table:table-cell office:value-type="float" office:value="31523" calcext:value-type="float">
            <text:p>31523</text:p>
          </table:table-cell>
          <table:table-cell table:formula="of:=[.F75]/SQRT([.B75]*[.C75])*100" office:value-type="float" office:value="35.0214710805182" calcext:value-type="float">
            <text:p>35,02</text:p>
          </table:table-cell>
          <table:table-cell table:formula="of:=[.G75]/SQRT([.D75]*[.E75])*100" office:value-type="float" office:value="29.5135279150035" calcext:value-type="float">
            <text:p>29,51</text:p>
          </table:table-cell>
          <table:table-cell table:formula="of:=[.F75]/[.B75]*100" office:value-type="float" office:value="70.688053729637" calcext:value-type="float">
            <text:p>70,69</text:p>
          </table:table-cell>
          <table:table-cell table:formula="of:=[.G75]/[.D75]*100" office:value-type="float" office:value="67.2820797404593" calcext:value-type="float">
            <text:p>67,28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97264" calcext:value-type="float">
            <text:p>97264</text:p>
          </table:table-cell>
          <table:table-cell office:value-type="float" office:value="404528" calcext:value-type="float">
            <text:p>404528</text:p>
          </table:table-cell>
          <table:table-cell office:value-type="float" office:value="83876" calcext:value-type="float">
            <text:p>83876</text:p>
          </table:table-cell>
          <table:table-cell office:value-type="float" office:value="444356" calcext:value-type="float">
            <text:p>444356</text:p>
          </table:table-cell>
          <table:table-cell office:value-type="float" office:value="69271" calcext:value-type="float">
            <text:p>69271</text:p>
          </table:table-cell>
          <table:table-cell office:value-type="float" office:value="59723" calcext:value-type="float">
            <text:p>59723</text:p>
          </table:table-cell>
          <table:table-cell table:formula="of:=[.F76]/SQRT([.B76]*[.C76])*100" office:value-type="float" office:value="34.9221602189184" calcext:value-type="float">
            <text:p>34,92</text:p>
          </table:table-cell>
          <table:table-cell table:formula="of:=[.G76]/SQRT([.D76]*[.E76])*100" office:value-type="float" office:value="30.9355067967319" calcext:value-type="float">
            <text:p>30,94</text:p>
          </table:table-cell>
          <table:table-cell table:formula="of:=[.F76]/[.B76]*100" office:value-type="float" office:value="71.2195673630531" calcext:value-type="float">
            <text:p>71,22</text:p>
          </table:table-cell>
          <table:table-cell table:formula="of:=[.G76]/[.D76]*100" office:value-type="float" office:value="71.203920072488" calcext:value-type="float">
            <text:p>71,20</text:p>
          </table:table-cell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43552" calcext:value-type="float">
            <text:p>43552</text:p>
          </table:table-cell>
          <table:table-cell office:value-type="float" office:value="199312" calcext:value-type="float">
            <text:p>199312</text:p>
          </table:table-cell>
          <table:table-cell office:value-type="float" office:value="34492" calcext:value-type="float">
            <text:p>34492</text:p>
          </table:table-cell>
          <table:table-cell office:value-type="float" office:value="210676" calcext:value-type="float">
            <text:p>210676</text:p>
          </table:table-cell>
          <table:table-cell office:value-type="float" office:value="31919" calcext:value-type="float">
            <text:p>31919</text:p>
          </table:table-cell>
          <table:table-cell office:value-type="float" office:value="25023" calcext:value-type="float">
            <text:p>25023</text:p>
          </table:table-cell>
          <table:table-cell table:formula="of:=[.F77]/SQRT([.B77]*[.C77])*100" office:value-type="float" office:value="34.2593012934661" calcext:value-type="float">
            <text:p>34,26</text:p>
          </table:table-cell>
          <table:table-cell table:formula="of:=[.G77]/SQRT([.D77]*[.E77])*100" office:value-type="float" office:value="29.3543626425604" calcext:value-type="float">
            <text:p>29,35</text:p>
          </table:table-cell>
          <table:table-cell table:formula="of:=[.F77]/[.B77]*100" office:value-type="float" office:value="73.2894011756062" calcext:value-type="float">
            <text:p>73,29</text:p>
          </table:table-cell>
          <table:table-cell table:formula="of:=[.G77]/[.D77]*100" office:value-type="float" office:value="72.5472573350342" calcext:value-type="float">
            <text:p>72,55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64288" calcext:value-type="float">
            <text:p>64288</text:p>
          </table:table-cell>
          <table:table-cell office:value-type="float" office:value="285544" calcext:value-type="float">
            <text:p>285544</text:p>
          </table:table-cell>
          <table:table-cell office:value-type="float" office:value="51008" calcext:value-type="float">
            <text:p>51008</text:p>
          </table:table-cell>
          <table:table-cell office:value-type="float" office:value="309088" calcext:value-type="float">
            <text:p>309088</text:p>
          </table:table-cell>
          <table:table-cell office:value-type="float" office:value="45784" calcext:value-type="float">
            <text:p>45784</text:p>
          </table:table-cell>
          <table:table-cell office:value-type="float" office:value="35728" calcext:value-type="float">
            <text:p>35728</text:p>
          </table:table-cell>
          <table:table-cell table:formula="of:=[.F78]/SQRT([.B78]*[.C78])*100" office:value-type="float" office:value="33.7918723438902" calcext:value-type="float">
            <text:p>33,79</text:p>
          </table:table-cell>
          <table:table-cell table:formula="of:=[.G78]/SQRT([.D78]*[.E78])*100" office:value-type="float" office:value="28.4543379864328" calcext:value-type="float">
            <text:p>28,45</text:p>
          </table:table-cell>
          <table:table-cell table:formula="of:=[.F78]/[.B78]*100" office:value-type="float" office:value="71.2170233947237" calcext:value-type="float">
            <text:p>71,22</text:p>
          </table:table-cell>
          <table:table-cell table:formula="of:=[.G78]/[.D78]*100" office:value-type="float" office:value="70.0439146800502" calcext:value-type="float">
            <text:p>70,04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64168" calcext:value-type="float">
            <text:p>64168</text:p>
          </table:table-cell>
          <table:table-cell office:value-type="float" office:value="289512" calcext:value-type="float">
            <text:p>289512</text:p>
          </table:table-cell>
          <table:table-cell office:value-type="float" office:value="50948" calcext:value-type="float">
            <text:p>50948</text:p>
          </table:table-cell>
          <table:table-cell office:value-type="float" office:value="313124" calcext:value-type="float">
            <text:p>313124</text:p>
          </table:table-cell>
          <table:table-cell office:value-type="float" office:value="45619" calcext:value-type="float">
            <text:p>45619</text:p>
          </table:table-cell>
          <table:table-cell office:value-type="float" office:value="36227" calcext:value-type="float">
            <text:p>36227</text:p>
          </table:table-cell>
          <table:table-cell table:formula="of:=[.F79]/SQRT([.B79]*[.C79])*100" office:value-type="float" office:value="33.4698082734279" calcext:value-type="float">
            <text:p>33,47</text:p>
          </table:table-cell>
          <table:table-cell table:formula="of:=[.G79]/SQRT([.D79]*[.E79])*100" office:value-type="float" office:value="28.6820786857154" calcext:value-type="float">
            <text:p>28,68</text:p>
          </table:table-cell>
          <table:table-cell table:formula="of:=[.F79]/[.B79]*100" office:value-type="float" office:value="71.0930681959855" calcext:value-type="float">
            <text:p>71,09</text:p>
          </table:table-cell>
          <table:table-cell table:formula="of:=[.G79]/[.D79]*100" office:value-type="float" office:value="71.1058333987595" calcext:value-type="float">
            <text:p>71,11</text:p>
          </table:table-cell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60024" calcext:value-type="float">
            <text:p>60024</text:p>
          </table:table-cell>
          <table:table-cell office:value-type="float" office:value="268984" calcext:value-type="float">
            <text:p>268984</text:p>
          </table:table-cell>
          <table:table-cell office:value-type="float" office:value="46828" calcext:value-type="float">
            <text:p>46828</text:p>
          </table:table-cell>
          <table:table-cell office:value-type="float" office:value="288524" calcext:value-type="float">
            <text:p>288524</text:p>
          </table:table-cell>
          <table:table-cell office:value-type="float" office:value="42362" calcext:value-type="float">
            <text:p>42362</text:p>
          </table:table-cell>
          <table:table-cell office:value-type="float" office:value="32122" calcext:value-type="float">
            <text:p>32122</text:p>
          </table:table-cell>
          <table:table-cell table:formula="of:=[.F80]/SQRT([.B80]*[.C80])*100" office:value-type="float" office:value="33.3388615376558" calcext:value-type="float">
            <text:p>33,34</text:p>
          </table:table-cell>
          <table:table-cell table:formula="of:=[.G80]/SQRT([.D80]*[.E80])*100" office:value-type="float" office:value="27.6349574790727" calcext:value-type="float">
            <text:p>27,63</text:p>
          </table:table-cell>
          <table:table-cell table:formula="of:=[.F80]/[.B80]*100" office:value-type="float" office:value="70.5751032920165" calcext:value-type="float">
            <text:p>70,58</text:p>
          </table:table-cell>
          <table:table-cell table:formula="of:=[.G80]/[.D80]*100" office:value-type="float" office:value="68.5957119671991" calcext:value-type="float">
            <text:p>68,60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76536" calcext:value-type="float">
            <text:p>76536</text:p>
          </table:table-cell>
          <table:table-cell office:value-type="float" office:value="359224" calcext:value-type="float">
            <text:p>359224</text:p>
          </table:table-cell>
          <table:table-cell office:value-type="float" office:value="67396" calcext:value-type="float">
            <text:p>67396</text:p>
          </table:table-cell>
          <table:table-cell office:value-type="float" office:value="374628" calcext:value-type="float">
            <text:p>374628</text:p>
          </table:table-cell>
          <table:table-cell office:value-type="float" office:value="55188" calcext:value-type="float">
            <text:p>55188</text:p>
          </table:table-cell>
          <table:table-cell office:value-type="float" office:value="45807" calcext:value-type="float">
            <text:p>45807</text:p>
          </table:table-cell>
          <table:table-cell table:formula="of:=[.F81]/SQRT([.B81]*[.C81])*100" office:value-type="float" office:value="33.2835087130594" calcext:value-type="float">
            <text:p>33,28</text:p>
          </table:table-cell>
          <table:table-cell table:formula="of:=[.G81]/SQRT([.D81]*[.E81])*100" office:value-type="float" office:value="28.8280105366626" calcext:value-type="float">
            <text:p>28,83</text:p>
          </table:table-cell>
          <table:table-cell table:formula="of:=[.F81]/[.B81]*100" office:value-type="float" office:value="72.107243650047" calcext:value-type="float">
            <text:p>72,11</text:p>
          </table:table-cell>
          <table:table-cell table:formula="of:=[.G81]/[.D81]*100" office:value-type="float" office:value="67.9669416582586" calcext:value-type="float">
            <text:p>67,97</text:p>
          </table:table-cell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64184" calcext:value-type="float">
            <text:p>64184</text:p>
          </table:table-cell>
          <table:table-cell office:value-type="float" office:value="289528" calcext:value-type="float">
            <text:p>289528</text:p>
          </table:table-cell>
          <table:table-cell office:value-type="float" office:value="50956" calcext:value-type="float">
            <text:p>50956</text:p>
          </table:table-cell>
          <table:table-cell office:value-type="float" office:value="313132" calcext:value-type="float">
            <text:p>313132</text:p>
          </table:table-cell>
          <table:table-cell office:value-type="float" office:value="45263" calcext:value-type="float">
            <text:p>45263</text:p>
          </table:table-cell>
          <table:table-cell office:value-type="float" office:value="35289" calcext:value-type="float">
            <text:p>35289</text:p>
          </table:table-cell>
          <table:table-cell table:formula="of:=[.F82]/SQRT([.B82]*[.C82])*100" office:value-type="float" office:value="33.2035607958138" calcext:value-type="float">
            <text:p>33,20</text:p>
          </table:table-cell>
          <table:table-cell table:formula="of:=[.G82]/SQRT([.D82]*[.E82])*100" office:value-type="float" office:value="27.936883794879" calcext:value-type="float">
            <text:p>27,94</text:p>
          </table:table-cell>
          <table:table-cell table:formula="of:=[.F82]/[.B82]*100" office:value-type="float" office:value="70.52069051477" calcext:value-type="float">
            <text:p>70,52</text:p>
          </table:table-cell>
          <table:table-cell table:formula="of:=[.G82]/[.D82]*100" office:value-type="float" office:value="69.2538660805401" calcext:value-type="float">
            <text:p>69,25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68312" calcext:value-type="float">
            <text:p>68312</text:p>
          </table:table-cell>
          <table:table-cell office:value-type="float" office:value="297760" calcext:value-type="float">
            <text:p>297760</text:p>
          </table:table-cell>
          <table:table-cell office:value-type="float" office:value="59172" calcext:value-type="float">
            <text:p>59172</text:p>
          </table:table-cell>
          <table:table-cell office:value-type="float" office:value="333644" calcext:value-type="float">
            <text:p>333644</text:p>
          </table:table-cell>
          <table:table-cell office:value-type="float" office:value="47325" calcext:value-type="float">
            <text:p>47325</text:p>
          </table:table-cell>
          <table:table-cell office:value-type="float" office:value="39495" calcext:value-type="float">
            <text:p>39495</text:p>
          </table:table-cell>
          <table:table-cell table:formula="of:=[.F83]/SQRT([.B83]*[.C83])*100" office:value-type="float" office:value="33.182487882272" calcext:value-type="float">
            <text:p>33,18</text:p>
          </table:table-cell>
          <table:table-cell table:formula="of:=[.G83]/SQRT([.D83]*[.E83])*100" office:value-type="float" office:value="28.1088018658841" calcext:value-type="float">
            <text:p>28,11</text:p>
          </table:table-cell>
          <table:table-cell table:formula="of:=[.F83]/[.B83]*100" office:value-type="float" office:value="69.2777257290081" calcext:value-type="float">
            <text:p>69,28</text:p>
          </table:table-cell>
          <table:table-cell table:formula="of:=[.G83]/[.D83]*100" office:value-type="float" office:value="66.7460961265463" calcext:value-type="float">
            <text:p>66,75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2984" calcext:value-type="float">
            <text:p>92984</text:p>
          </table:table-cell>
          <table:table-cell office:value-type="float" office:value="75987" calcext:value-type="float">
            <text:p>75987</text:p>
          </table:table-cell>
          <table:table-cell table:formula="of:=[.F84]/SQRT([.B84]*[.C84])*100" office:value-type="float" office:value="32.5739346521068" calcext:value-type="float">
            <text:p>32,57</text:p>
          </table:table-cell>
          <table:table-cell table:formula="of:=[.G84]/SQRT([.D84]*[.E84])*100" office:value-type="float" office:value="27.8190959282378" calcext:value-type="float">
            <text:p>27,82</text:p>
          </table:table-cell>
          <table:table-cell table:formula="of:=[.F84]/[.B84]*100" office:value-type="float" office:value="69.1145864303978" calcext:value-type="float">
            <text:p>69,11</text:p>
          </table:table-cell>
          <table:table-cell table:formula="of:=[.G84]/[.D84]*100" office:value-type="float" office:value="67.3882582476055" calcext:value-type="float">
            <text:p>67,39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2984" calcext:value-type="float">
            <text:p>92984</text:p>
          </table:table-cell>
          <table:table-cell office:value-type="float" office:value="75987" calcext:value-type="float">
            <text:p>75987</text:p>
          </table:table-cell>
          <table:table-cell table:formula="of:=[.F85]/SQRT([.B85]*[.C85])*100" office:value-type="float" office:value="32.5739346521068" calcext:value-type="float">
            <text:p>32,57</text:p>
          </table:table-cell>
          <table:table-cell table:formula="of:=[.G85]/SQRT([.D85]*[.E85])*100" office:value-type="float" office:value="27.8190959282378" calcext:value-type="float">
            <text:p>27,82</text:p>
          </table:table-cell>
          <table:table-cell table:formula="of:=[.F85]/[.B85]*100" office:value-type="float" office:value="69.1145864303978" calcext:value-type="float">
            <text:p>69,11</text:p>
          </table:table-cell>
          <table:table-cell table:formula="of:=[.G85]/[.D85]*100" office:value-type="float" office:value="67.3882582476055" calcext:value-type="float">
            <text:p>67,39</text:p>
          </table:table-cell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134536" calcext:value-type="float">
            <text:p>134536</text:p>
          </table:table-cell>
          <table:table-cell office:value-type="float" office:value="605672" calcext:value-type="float">
            <text:p>605672</text:p>
          </table:table-cell>
          <table:table-cell office:value-type="float" office:value="112760" calcext:value-type="float">
            <text:p>112760</text:p>
          </table:table-cell>
          <table:table-cell office:value-type="float" office:value="661664" calcext:value-type="float">
            <text:p>661664</text:p>
          </table:table-cell>
          <table:table-cell office:value-type="float" office:value="92984" calcext:value-type="float">
            <text:p>92984</text:p>
          </table:table-cell>
          <table:table-cell office:value-type="float" office:value="75987" calcext:value-type="float">
            <text:p>75987</text:p>
          </table:table-cell>
          <table:table-cell table:formula="of:=[.F86]/SQRT([.B86]*[.C86])*100" office:value-type="float" office:value="32.5739346521068" calcext:value-type="float">
            <text:p>32,57</text:p>
          </table:table-cell>
          <table:table-cell table:formula="of:=[.G86]/SQRT([.D86]*[.E86])*100" office:value-type="float" office:value="27.8190959282378" calcext:value-type="float">
            <text:p>27,82</text:p>
          </table:table-cell>
          <table:table-cell table:formula="of:=[.F86]/[.B86]*100" office:value-type="float" office:value="69.1145864303978" calcext:value-type="float">
            <text:p>69,11</text:p>
          </table:table-cell>
          <table:table-cell table:formula="of:=[.G86]/[.D86]*100" office:value-type="float" office:value="67.3882582476055" calcext:value-type="float">
            <text:p>67,39</text:p>
          </table:table-cell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60072" calcext:value-type="float">
            <text:p>60072</text:p>
          </table:table-cell>
          <table:table-cell office:value-type="float" office:value="281320" calcext:value-type="float">
            <text:p>281320</text:p>
          </table:table-cell>
          <table:table-cell office:value-type="float" office:value="50948" calcext:value-type="float">
            <text:p>50948</text:p>
          </table:table-cell>
          <table:table-cell office:value-type="float" office:value="300836" calcext:value-type="float">
            <text:p>300836</text:p>
          </table:table-cell>
          <table:table-cell office:value-type="float" office:value="42006" calcext:value-type="float">
            <text:p>42006</text:p>
          </table:table-cell>
          <table:table-cell office:value-type="float" office:value="35693" calcext:value-type="float">
            <text:p>35693</text:p>
          </table:table-cell>
          <table:table-cell table:formula="of:=[.F87]/SQRT([.B87]*[.C87])*100" office:value-type="float" office:value="32.3128286787301" calcext:value-type="float">
            <text:p>32,31</text:p>
          </table:table-cell>
          <table:table-cell table:formula="of:=[.G87]/SQRT([.D87]*[.E87])*100" office:value-type="float" office:value="28.8306596442767" calcext:value-type="float">
            <text:p>28,83</text:p>
          </table:table-cell>
          <table:table-cell table:formula="of:=[.F87]/[.B87]*100" office:value-type="float" office:value="69.9260886935677" calcext:value-type="float">
            <text:p>69,93</text:p>
          </table:table-cell>
          <table:table-cell table:formula="of:=[.G87]/[.D87]*100" office:value-type="float" office:value="70.0577058962079" calcext:value-type="float">
            <text:p>70,06</text:p>
          </table:table-cell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60056" calcext:value-type="float">
            <text:p>60056</text:p>
          </table:table-cell>
          <table:table-cell office:value-type="float" office:value="289496" calcext:value-type="float">
            <text:p>289496</text:p>
          </table:table-cell>
          <table:table-cell office:value-type="float" office:value="46844" calcext:value-type="float">
            <text:p>46844</text:p>
          </table:table-cell>
          <table:table-cell office:value-type="float" office:value="313116" calcext:value-type="float">
            <text:p>313116</text:p>
          </table:table-cell>
          <table:table-cell office:value-type="float" office:value="42605" calcext:value-type="float">
            <text:p>42605</text:p>
          </table:table-cell>
          <table:table-cell office:value-type="float" office:value="32573" calcext:value-type="float">
            <text:p>32573</text:p>
          </table:table-cell>
          <table:table-cell table:formula="of:=[.F88]/SQRT([.B88]*[.C88])*100" office:value-type="float" office:value="32.3117949769914" calcext:value-type="float">
            <text:p>32,31</text:p>
          </table:table-cell>
          <table:table-cell table:formula="of:=[.G88]/SQRT([.D88]*[.E88])*100" office:value-type="float" office:value="26.8954083785764" calcext:value-type="float">
            <text:p>26,90</text:p>
          </table:table-cell>
          <table:table-cell table:formula="of:=[.F88]/[.B88]*100" office:value-type="float" office:value="70.9421206873585" calcext:value-type="float">
            <text:p>70,94</text:p>
          </table:table-cell>
          <table:table-cell table:formula="of:=[.G88]/[.D88]*100" office:value-type="float" office:value="69.5350525147297" calcext:value-type="float">
            <text:p>69,54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101304" calcext:value-type="float">
            <text:p>101304</text:p>
          </table:table-cell>
          <table:table-cell office:value-type="float" office:value="470008" calcext:value-type="float">
            <text:p>470008</text:p>
          </table:table-cell>
          <table:table-cell office:value-type="float" office:value="92044" calcext:value-type="float">
            <text:p>92044</text:p>
          </table:table-cell>
          <table:table-cell office:value-type="float" office:value="522156" calcext:value-type="float">
            <text:p>522156</text:p>
          </table:table-cell>
          <table:table-cell office:value-type="float" office:value="69576" calcext:value-type="float">
            <text:p>69576</text:p>
          </table:table-cell>
          <table:table-cell office:value-type="float" office:value="61028" calcext:value-type="float">
            <text:p>61028</text:p>
          </table:table-cell>
          <table:table-cell table:formula="of:=[.F89]/SQRT([.B89]*[.C89])*100" office:value-type="float" office:value="31.8855222810955" calcext:value-type="float">
            <text:p>31,89</text:p>
          </table:table-cell>
          <table:table-cell table:formula="of:=[.G89]/SQRT([.D89]*[.E89])*100" office:value-type="float" office:value="27.8375659737336" calcext:value-type="float">
            <text:p>27,84</text:p>
          </table:table-cell>
          <table:table-cell table:formula="of:=[.F89]/[.B89]*100" office:value-type="float" office:value="68.6804074863776" calcext:value-type="float">
            <text:p>68,68</text:p>
          </table:table-cell>
          <table:table-cell table:formula="of:=[.G89]/[.D89]*100" office:value-type="float" office:value="66.3030724436139" calcext:value-type="float">
            <text:p>66,30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05496" calcext:value-type="float">
            <text:p>105496</text:p>
          </table:table-cell>
          <table:table-cell office:value-type="float" office:value="494680" calcext:value-type="float">
            <text:p>494680</text:p>
          </table:table-cell>
          <table:table-cell office:value-type="float" office:value="88000" calcext:value-type="float">
            <text:p>88000</text:p>
          </table:table-cell>
          <table:table-cell office:value-type="float" office:value="542688" calcext:value-type="float">
            <text:p>542688</text:p>
          </table:table-cell>
          <table:table-cell office:value-type="float" office:value="72542" calcext:value-type="float">
            <text:p>72542</text:p>
          </table:table-cell>
          <table:table-cell office:value-type="float" office:value="60141" calcext:value-type="float">
            <text:p>60141</text:p>
          </table:table-cell>
          <table:table-cell table:formula="of:=[.F90]/SQRT([.B90]*[.C90])*100" office:value-type="float" office:value="31.7547978487428" calcext:value-type="float">
            <text:p>31,75</text:p>
          </table:table-cell>
          <table:table-cell table:formula="of:=[.G90]/SQRT([.D90]*[.E90])*100" office:value-type="float" office:value="27.5203656439864" calcext:value-type="float">
            <text:p>27,52</text:p>
          </table:table-cell>
          <table:table-cell table:formula="of:=[.F90]/[.B90]*100" office:value-type="float" office:value="68.7627966937135" calcext:value-type="float">
            <text:p>68,76</text:p>
          </table:table-cell>
          <table:table-cell table:formula="of:=[.G90]/[.D90]*100" office:value-type="float" office:value="68.3420454545455" calcext:value-type="float">
            <text:p>68,34</text:p>
          </table:table-cell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68352" calcext:value-type="float">
            <text:p>68352</text:p>
          </table:table-cell>
          <table:table-cell office:value-type="float" office:value="334664" calcext:value-type="float">
            <text:p>334664</text:p>
          </table:table-cell>
          <table:table-cell office:value-type="float" office:value="59188" calcext:value-type="float">
            <text:p>59188</text:p>
          </table:table-cell>
          <table:table-cell office:value-type="float" office:value="378708" calcext:value-type="float">
            <text:p>378708</text:p>
          </table:table-cell>
          <table:table-cell office:value-type="float" office:value="47449" calcext:value-type="float">
            <text:p>47449</text:p>
          </table:table-cell>
          <table:table-cell office:value-type="float" office:value="39182" calcext:value-type="float">
            <text:p>39182</text:p>
          </table:table-cell>
          <table:table-cell table:formula="of:=[.F91]/SQRT([.B91]*[.C91])*100" office:value-type="float" office:value="31.372342803558" calcext:value-type="float">
            <text:p>31,37</text:p>
          </table:table-cell>
          <table:table-cell table:formula="of:=[.G91]/SQRT([.D91]*[.E91])*100" office:value-type="float" office:value="26.1708319051543" calcext:value-type="float">
            <text:p>26,17</text:p>
          </table:table-cell>
          <table:table-cell table:formula="of:=[.F91]/[.B91]*100" office:value-type="float" office:value="69.4185978464419" calcext:value-type="float">
            <text:p>69,42</text:p>
          </table:table-cell>
          <table:table-cell table:formula="of:=[.G91]/[.D91]*100" office:value-type="float" office:value="66.1992295735622" calcext:value-type="float">
            <text:p>66,20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18056" calcext:value-type="float">
            <text:p>118056</text:p>
          </table:table-cell>
          <table:table-cell office:value-type="float" office:value="556392" calcext:value-type="float">
            <text:p>556392</text:p>
          </table:table-cell>
          <table:table-cell office:value-type="float" office:value="96336" calcext:value-type="float">
            <text:p>96336</text:p>
          </table:table-cell>
          <table:table-cell office:value-type="float" office:value="608360" calcext:value-type="float">
            <text:p>608360</text:p>
          </table:table-cell>
          <table:table-cell office:value-type="float" office:value="76967" calcext:value-type="float">
            <text:p>76967</text:p>
          </table:table-cell>
          <table:table-cell office:value-type="float" office:value="60456" calcext:value-type="float">
            <text:p>60456</text:p>
          </table:table-cell>
          <table:table-cell table:formula="of:=[.F92]/SQRT([.B92]*[.C92])*100" office:value-type="float" office:value="30.0310203638836" calcext:value-type="float">
            <text:p>30,03</text:p>
          </table:table-cell>
          <table:table-cell table:formula="of:=[.G92]/SQRT([.D92]*[.E92])*100" office:value-type="float" office:value="24.9726585239157" calcext:value-type="float">
            <text:p>24,97</text:p>
          </table:table-cell>
          <table:table-cell table:formula="of:=[.F92]/[.B92]*100" office:value-type="float" office:value="65.195331029342" calcext:value-type="float">
            <text:p>65,20</text:p>
          </table:table-cell>
          <table:table-cell table:formula="of:=[.G92]/[.D92]*100" office:value-type="float" office:value="62.7553562531141" calcext:value-type="float">
            <text:p>62,76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92880" calcext:value-type="float">
            <text:p>92880</text:p>
          </table:table-cell>
          <table:table-cell office:value-type="float" office:value="625464" calcext:value-type="float">
            <text:p>625464</text:p>
          </table:table-cell>
          <table:table-cell office:value-type="float" office:value="79644" calcext:value-type="float">
            <text:p>79644</text:p>
          </table:table-cell>
          <table:table-cell office:value-type="float" office:value="657228" calcext:value-type="float">
            <text:p>657228</text:p>
          </table:table-cell>
          <table:table-cell office:value-type="float" office:value="70355" calcext:value-type="float">
            <text:p>70355</text:p>
          </table:table-cell>
          <table:table-cell office:value-type="float" office:value="57573" calcext:value-type="float">
            <text:p>57573</text:p>
          </table:table-cell>
          <table:table-cell table:formula="of:=[.F93]/SQRT([.B93]*[.C93])*100" office:value-type="float" office:value="29.1899065781543" calcext:value-type="float">
            <text:p>29,19</text:p>
          </table:table-cell>
          <table:table-cell table:formula="of:=[.G93]/SQRT([.D93]*[.E93])*100" office:value-type="float" office:value="25.164267871839" calcext:value-type="float">
            <text:p>25,16</text:p>
          </table:table-cell>
          <table:table-cell table:formula="of:=[.F93]/[.B93]*100" office:value-type="float" office:value="75.7482773471146" calcext:value-type="float">
            <text:p>75,75</text:p>
          </table:table-cell>
          <table:table-cell table:formula="of:=[.G93]/[.D93]*100" office:value-type="float" office:value="72.2879312942595" calcext:value-type="float">
            <text:p>72,29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105584" calcext:value-type="float">
            <text:p>105584</text:p>
          </table:table-cell>
          <table:table-cell office:value-type="float" office:value="756952" calcext:value-type="float">
            <text:p>756952</text:p>
          </table:table-cell>
          <table:table-cell office:value-type="float" office:value="88048" calcext:value-type="float">
            <text:p>88048</text:p>
          </table:table-cell>
          <table:table-cell office:value-type="float" office:value="788520" calcext:value-type="float">
            <text:p>788520</text:p>
          </table:table-cell>
          <table:table-cell office:value-type="float" office:value="76404" calcext:value-type="float">
            <text:p>76404</text:p>
          </table:table-cell>
          <table:table-cell office:value-type="float" office:value="62953" calcext:value-type="float">
            <text:p>62953</text:p>
          </table:table-cell>
          <table:table-cell table:formula="of:=[.F94]/SQRT([.B94]*[.C94])*100" office:value-type="float" office:value="27.0260683017106" calcext:value-type="float">
            <text:p>27,03</text:p>
          </table:table-cell>
          <table:table-cell table:formula="of:=[.G94]/SQRT([.D94]*[.E94])*100" office:value-type="float" office:value="23.8918801063212" calcext:value-type="float">
            <text:p>23,89</text:p>
          </table:table-cell>
          <table:table-cell table:formula="of:=[.F94]/[.B94]*100" office:value-type="float" office:value="72.3632368540688" calcext:value-type="float">
            <text:p>72,36</text:p>
          </table:table-cell>
          <table:table-cell table:formula="of:=[.G94]/[.D94]*100" office:value-type="float" office:value="71.4985008177358" calcext:value-type="float">
            <text:p>71,50</text:p>
          </table:table-cell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60016" calcext:value-type="float">
            <text:p>60016</text:p>
          </table:table-cell>
          <table:table-cell office:value-type="float" office:value="522968" calcext:value-type="float">
            <text:p>522968</text:p>
          </table:table-cell>
          <table:table-cell office:value-type="float" office:value="55020" calcext:value-type="float">
            <text:p>55020</text:p>
          </table:table-cell>
          <table:table-cell office:value-type="float" office:value="534300" calcext:value-type="float">
            <text:p>534300</text:p>
          </table:table-cell>
          <table:table-cell office:value-type="float" office:value="46964" calcext:value-type="float">
            <text:p>46964</text:p>
          </table:table-cell>
          <table:table-cell office:value-type="float" office:value="41611" calcext:value-type="float">
            <text:p>41611</text:p>
          </table:table-cell>
          <table:table-cell table:formula="of:=[.F95]/SQRT([.B95]*[.C95])*100" office:value-type="float" office:value="26.5090398629132" calcext:value-type="float">
            <text:p>26,51</text:p>
          </table:table-cell>
          <table:table-cell table:formula="of:=[.G95]/SQRT([.D95]*[.E95])*100" office:value-type="float" office:value="24.2691895025649" calcext:value-type="float">
            <text:p>24,27</text:p>
          </table:table-cell>
          <table:table-cell table:formula="of:=[.F95]/[.B95]*100" office:value-type="float" office:value="78.2524660090643" calcext:value-type="float">
            <text:p>78,25</text:p>
          </table:table-cell>
          <table:table-cell table:formula="of:=[.G95]/[.D95]*100" office:value-type="float" office:value="75.6288622319157" calcext:value-type="float">
            <text:p>75,63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80600" calcext:value-type="float">
            <text:p>80600</text:p>
          </table:table-cell>
          <table:table-cell office:value-type="float" office:value="617288" calcext:value-type="float">
            <text:p>617288</text:p>
          </table:table-cell>
          <table:table-cell office:value-type="float" office:value="71452" calcext:value-type="float">
            <text:p>71452</text:p>
          </table:table-cell>
          <table:table-cell office:value-type="float" office:value="649044" calcext:value-type="float">
            <text:p>649044</text:p>
          </table:table-cell>
          <table:table-cell office:value-type="float" office:value="58903" calcext:value-type="float">
            <text:p>58903</text:p>
          </table:table-cell>
          <table:table-cell office:value-type="float" office:value="50183" calcext:value-type="float">
            <text:p>50183</text:p>
          </table:table-cell>
          <table:table-cell table:formula="of:=[.F96]/SQRT([.B96]*[.C96])*100" office:value-type="float" office:value="26.4074202179134" calcext:value-type="float">
            <text:p>26,41</text:p>
          </table:table-cell>
          <table:table-cell table:formula="of:=[.G96]/SQRT([.D96]*[.E96])*100" office:value-type="float" office:value="23.3030279394873" calcext:value-type="float">
            <text:p>23,30</text:p>
          </table:table-cell>
          <table:table-cell table:formula="of:=[.F96]/[.B96]*100" office:value-type="float" office:value="73.0806451612903" calcext:value-type="float">
            <text:p>73,08</text:p>
          </table:table-cell>
          <table:table-cell table:formula="of:=[.G96]/[.D96]*100" office:value-type="float" office:value="70.2331635223647" calcext:value-type="float">
            <text:p>70,23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60024" calcext:value-type="float">
            <text:p>60024</text:p>
          </table:table-cell>
          <table:table-cell office:value-type="float" office:value="522976" calcext:value-type="float">
            <text:p>522976</text:p>
          </table:table-cell>
          <table:table-cell office:value-type="float" office:value="50924" calcext:value-type="float">
            <text:p>50924</text:p>
          </table:table-cell>
          <table:table-cell office:value-type="float" office:value="538404" calcext:value-type="float">
            <text:p>538404</text:p>
          </table:table-cell>
          <table:table-cell office:value-type="float" office:value="45536" calcext:value-type="float">
            <text:p>45536</text:p>
          </table:table-cell>
          <table:table-cell office:value-type="float" office:value="35876" calcext:value-type="float">
            <text:p>35876</text:p>
          </table:table-cell>
          <table:table-cell table:formula="of:=[.F97]/SQRT([.B97]*[.C97])*100" office:value-type="float" office:value="25.7010893925635" calcext:value-type="float">
            <text:p>25,70</text:p>
          </table:table-cell>
          <table:table-cell table:formula="of:=[.G97]/SQRT([.D97]*[.E97])*100" office:value-type="float" office:value="21.6664930427187" calcext:value-type="float">
            <text:p>21,67</text:p>
          </table:table-cell>
          <table:table-cell table:formula="of:=[.F97]/[.B97]*100" office:value-type="float" office:value="75.8629881380781" calcext:value-type="float">
            <text:p>75,86</text:p>
          </table:table-cell>
          <table:table-cell table:formula="of:=[.G97]/[.D97]*100" office:value-type="float" office:value="70.4500824758464" calcext:value-type="float">
            <text:p>70,45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64272" calcext:value-type="float">
            <text:p>64272</text:p>
          </table:table-cell>
          <table:table-cell office:value-type="float" office:value="555896" calcext:value-type="float">
            <text:p>555896</text:p>
          </table:table-cell>
          <table:table-cell office:value-type="float" office:value="59200" calcext:value-type="float">
            <text:p>59200</text:p>
          </table:table-cell>
          <table:table-cell office:value-type="float" office:value="575352" calcext:value-type="float">
            <text:p>575352</text:p>
          </table:table-cell>
          <table:table-cell office:value-type="float" office:value="47779" calcext:value-type="float">
            <text:p>47779</text:p>
          </table:table-cell>
          <table:table-cell office:value-type="float" office:value="42427" calcext:value-type="float">
            <text:p>42427</text:p>
          </table:table-cell>
          <table:table-cell table:formula="of:=[.F98]/SQRT([.B98]*[.C98])*100" office:value-type="float" office:value="25.2772238301189" calcext:value-type="float">
            <text:p>25,28</text:p>
          </table:table-cell>
          <table:table-cell table:formula="of:=[.G98]/SQRT([.D98]*[.E98])*100" office:value-type="float" office:value="22.9887129314137" calcext:value-type="float">
            <text:p>22,99</text:p>
          </table:table-cell>
          <table:table-cell table:formula="of:=[.F98]/[.B98]*100" office:value-type="float" office:value="74.3387478217575" calcext:value-type="float">
            <text:p>74,34</text:p>
          </table:table-cell>
          <table:table-cell table:formula="of:=[.G98]/[.D98]*100" office:value-type="float" office:value="71.6672297297297" calcext:value-type="float">
            <text:p>71,67</text:p>
          </table:table-cell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39496" calcext:value-type="float">
            <text:p>39496</text:p>
          </table:table-cell>
          <table:table-cell office:value-type="float" office:value="424624" calcext:value-type="float">
            <text:p>424624</text:p>
          </table:table-cell>
          <table:table-cell office:value-type="float" office:value="34516" calcext:value-type="float">
            <text:p>34516</text:p>
          </table:table-cell>
          <table:table-cell office:value-type="float" office:value="423684" calcext:value-type="float">
            <text:p>423684</text:p>
          </table:table-cell>
          <table:table-cell office:value-type="float" office:value="32457" calcext:value-type="float">
            <text:p>32457</text:p>
          </table:table-cell>
          <table:table-cell office:value-type="float" office:value="26471" calcext:value-type="float">
            <text:p>26471</text:p>
          </table:table-cell>
          <table:table-cell table:formula="of:=[.F99]/SQRT([.B99]*[.C99])*100" office:value-type="float" office:value="25.0627977715156" calcext:value-type="float">
            <text:p>25,06</text:p>
          </table:table-cell>
          <table:table-cell table:formula="of:=[.G99]/SQRT([.D99]*[.E99])*100" office:value-type="float" office:value="21.8896635335234" calcext:value-type="float">
            <text:p>21,89</text:p>
          </table:table-cell>
          <table:table-cell table:formula="of:=[.F99]/[.B99]*100" office:value-type="float" office:value="82.1779420700831" calcext:value-type="float">
            <text:p>82,18</text:p>
          </table:table-cell>
          <table:table-cell table:formula="of:=[.G99]/[.D99]*100" office:value-type="float" office:value="76.69196894194" calcext:value-type="float">
            <text:p>76,69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9456" calcext:value-type="float">
            <text:p>39456</text:p>
          </table:table-cell>
          <table:table-cell office:value-type="float" office:value="424584" calcext:value-type="float">
            <text:p>424584</text:p>
          </table:table-cell>
          <table:table-cell office:value-type="float" office:value="30404" calcext:value-type="float">
            <text:p>30404</text:p>
          </table:table-cell>
          <table:table-cell office:value-type="float" office:value="419572" calcext:value-type="float">
            <text:p>419572</text:p>
          </table:table-cell>
          <table:table-cell office:value-type="float" office:value="31938" calcext:value-type="float">
            <text:p>31938</text:p>
          </table:table-cell>
          <table:table-cell office:value-type="float" office:value="23639" calcext:value-type="float">
            <text:p>23639</text:p>
          </table:table-cell>
          <table:table-cell table:formula="of:=[.F100]/SQRT([.B100]*[.C100])*100" office:value-type="float" office:value="24.6756940577739" calcext:value-type="float">
            <text:p>24,68</text:p>
          </table:table-cell>
          <table:table-cell table:formula="of:=[.G100]/SQRT([.D100]*[.E100])*100" office:value-type="float" office:value="20.9295788633112" calcext:value-type="float">
            <text:p>20,93</text:p>
          </table:table-cell>
          <table:table-cell table:formula="of:=[.F100]/[.B100]*100" office:value-type="float" office:value="80.9458637469586" calcext:value-type="float">
            <text:p>80,95</text:p>
          </table:table-cell>
          <table:table-cell table:formula="of:=[.G100]/[.D100]*100" office:value-type="float" office:value="77.7496382054993" calcext:value-type="float">
            <text:p>77,75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84800" calcext:value-type="float">
            <text:p>84800</text:p>
          </table:table-cell>
          <table:table-cell office:value-type="float" office:value="707536" calcext:value-type="float">
            <text:p>707536</text:p>
          </table:table-cell>
          <table:table-cell office:value-type="float" office:value="67404" calcext:value-type="float">
            <text:p>67404</text:p>
          </table:table-cell>
          <table:table-cell office:value-type="float" office:value="698260" calcext:value-type="float">
            <text:p>698260</text:p>
          </table:table-cell>
          <table:table-cell office:value-type="float" office:value="60239" calcext:value-type="float">
            <text:p>60239</text:p>
          </table:table-cell>
          <table:table-cell office:value-type="float" office:value="49493" calcext:value-type="float">
            <text:p>49493</text:p>
          </table:table-cell>
          <table:table-cell table:formula="of:=[.F101]/SQRT([.B101]*[.C101])*100" office:value-type="float" office:value="24.5926628881045" calcext:value-type="float">
            <text:p>24,59</text:p>
          </table:table-cell>
          <table:table-cell table:formula="of:=[.G101]/SQRT([.D101]*[.E101])*100" office:value-type="float" office:value="22.813523284233" calcext:value-type="float">
            <text:p>22,81</text:p>
          </table:table-cell>
          <table:table-cell table:formula="of:=[.F101]/[.B101]*100" office:value-type="float" office:value="71.0365566037736" calcext:value-type="float">
            <text:p>71,04</text:p>
          </table:table-cell>
          <table:table-cell table:formula="of:=[.G101]/[.D101]*100" office:value-type="float" office:value="73.4273930330544" calcext:value-type="float">
            <text:p>73,43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39584" calcext:value-type="float">
            <text:p>39584</text:p>
          </table:table-cell>
          <table:table-cell office:value-type="float" office:value="432904" calcext:value-type="float">
            <text:p>432904</text:p>
          </table:table-cell>
          <table:table-cell office:value-type="float" office:value="34556" calcext:value-type="float">
            <text:p>34556</text:p>
          </table:table-cell>
          <table:table-cell office:value-type="float" office:value="431924" calcext:value-type="float">
            <text:p>431924</text:p>
          </table:table-cell>
          <table:table-cell office:value-type="float" office:value="31797" calcext:value-type="float">
            <text:p>31797</text:p>
          </table:table-cell>
          <table:table-cell office:value-type="float" office:value="27470" calcext:value-type="float">
            <text:p>27470</text:p>
          </table:table-cell>
          <table:table-cell table:formula="of:=[.F102]/SQRT([.B102]*[.C102])*100" office:value-type="float" office:value="24.2901674406548" calcext:value-type="float">
            <text:p>24,29</text:p>
          </table:table-cell>
          <table:table-cell table:formula="of:=[.G102]/SQRT([.D102]*[.E102])*100" office:value-type="float" office:value="22.4850189819256" calcext:value-type="float">
            <text:p>22,49</text:p>
          </table:table-cell>
          <table:table-cell table:formula="of:=[.F102]/[.B102]*100" office:value-type="float" office:value="80.3279102667745" calcext:value-type="float">
            <text:p>80,33</text:p>
          </table:table-cell>
          <table:table-cell table:formula="of:=[.G102]/[.D102]*100" office:value-type="float" office:value="79.4941544160204" calcext:value-type="float">
            <text:p>79,49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39544" calcext:value-type="float">
            <text:p>39544</text:p>
          </table:table-cell>
          <table:table-cell office:value-type="float" office:value="441056" calcext:value-type="float">
            <text:p>441056</text:p>
          </table:table-cell>
          <table:table-cell office:value-type="float" office:value="30444" calcext:value-type="float">
            <text:p>30444</text:p>
          </table:table-cell>
          <table:table-cell office:value-type="float" office:value="435996" calcext:value-type="float">
            <text:p>435996</text:p>
          </table:table-cell>
          <table:table-cell office:value-type="float" office:value="31709" calcext:value-type="float">
            <text:p>31709</text:p>
          </table:table-cell>
          <table:table-cell office:value-type="float" office:value="23602" calcext:value-type="float">
            <text:p>23602</text:p>
          </table:table-cell>
          <table:table-cell table:formula="of:=[.F103]/SQRT([.B103]*[.C103])*100" office:value-type="float" office:value="24.0101780169574" calcext:value-type="float">
            <text:p>24,01</text:p>
          </table:table-cell>
          <table:table-cell table:formula="of:=[.G103]/SQRT([.D103]*[.E103])*100" office:value-type="float" office:value="20.4859777619924" calcext:value-type="float">
            <text:p>20,49</text:p>
          </table:table-cell>
          <table:table-cell table:formula="of:=[.F103]/[.B103]*100" office:value-type="float" office:value="80.1866275541169" calcext:value-type="float">
            <text:p>80,19</text:p>
          </table:table-cell>
          <table:table-cell table:formula="of:=[.G103]/[.D103]*100" office:value-type="float" office:value="77.5259492839312" calcext:value-type="float">
            <text:p>77,53</text:p>
          </table:table-cell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39480" calcext:value-type="float">
            <text:p>39480</text:p>
          </table:table-cell>
          <table:table-cell office:value-type="float" office:value="440992" calcext:value-type="float">
            <text:p>440992</text:p>
          </table:table-cell>
          <table:table-cell office:value-type="float" office:value="30412" calcext:value-type="float">
            <text:p>30412</text:p>
          </table:table-cell>
          <table:table-cell office:value-type="float" office:value="440060" calcext:value-type="float">
            <text:p>440060</text:p>
          </table:table-cell>
          <table:table-cell office:value-type="float" office:value="31677" calcext:value-type="float">
            <text:p>31677</text:p>
          </table:table-cell>
          <table:table-cell office:value-type="float" office:value="23391" calcext:value-type="float">
            <text:p>23391</text:p>
          </table:table-cell>
          <table:table-cell table:formula="of:=[.F104]/SQRT([.B104]*[.C104])*100" office:value-type="float" office:value="24.0071229728934" calcext:value-type="float">
            <text:p>24,01</text:p>
          </table:table-cell>
          <table:table-cell table:formula="of:=[.G104]/SQRT([.D104]*[.E104])*100" office:value-type="float" office:value="20.2194971567356" calcext:value-type="float">
            <text:p>20,22</text:p>
          </table:table-cell>
          <table:table-cell table:formula="of:=[.F104]/[.B104]*100" office:value-type="float" office:value="80.2355623100304" calcext:value-type="float">
            <text:p>80,24</text:p>
          </table:table-cell>
          <table:table-cell table:formula="of:=[.G104]/[.D104]*100" office:value-type="float" office:value="76.9137182691043" calcext:value-type="float">
            <text:p>76,9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39464" calcext:value-type="float">
            <text:p>39464</text:p>
          </table:table-cell>
          <table:table-cell office:value-type="float" office:value="436880" calcext:value-type="float">
            <text:p>436880</text:p>
          </table:table-cell>
          <table:table-cell office:value-type="float" office:value="34500" calcext:value-type="float">
            <text:p>34500</text:p>
          </table:table-cell>
          <table:table-cell office:value-type="float" office:value="427764" calcext:value-type="float">
            <text:p>427764</text:p>
          </table:table-cell>
          <table:table-cell office:value-type="float" office:value="31134" calcext:value-type="float">
            <text:p>31134</text:p>
          </table:table-cell>
          <table:table-cell office:value-type="float" office:value="27402" calcext:value-type="float">
            <text:p>27402</text:p>
          </table:table-cell>
          <table:table-cell table:formula="of:=[.F105]/SQRT([.B105]*[.C105])*100" office:value-type="float" office:value="23.7111865880287" calcext:value-type="float">
            <text:p>23,71</text:p>
          </table:table-cell>
          <table:table-cell table:formula="of:=[.G105]/SQRT([.D105]*[.E105])*100" office:value-type="float" office:value="22.5564421163248" calcext:value-type="float">
            <text:p>22,56</text:p>
          </table:table-cell>
          <table:table-cell table:formula="of:=[.F105]/[.B105]*100" office:value-type="float" office:value="78.8921548753294" calcext:value-type="float">
            <text:p>78,89</text:p>
          </table:table-cell>
          <table:table-cell table:formula="of:=[.G105]/[.D105]*100" office:value-type="float" office:value="79.4260869565217" calcext:value-type="float">
            <text:p>79,43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77192" calcext:value-type="float">
            <text:p>77192</text:p>
          </table:table-cell>
          <table:table-cell office:value-type="float" office:value="687640" calcext:value-type="float">
            <text:p>687640</text:p>
          </table:table-cell>
          <table:table-cell office:value-type="float" office:value="67748" calcext:value-type="float">
            <text:p>67748</text:p>
          </table:table-cell>
          <table:table-cell office:value-type="float" office:value="719076" calcext:value-type="float">
            <text:p>719076</text:p>
          </table:table-cell>
          <table:table-cell office:value-type="float" office:value="54440" calcext:value-type="float">
            <text:p>54440</text:p>
          </table:table-cell>
          <table:table-cell office:value-type="float" office:value="45957" calcext:value-type="float">
            <text:p>45957</text:p>
          </table:table-cell>
          <table:table-cell table:formula="of:=[.F106]/SQRT([.B106]*[.C106])*100" office:value-type="float" office:value="23.6293298066267" calcext:value-type="float">
            <text:p>23,63</text:p>
          </table:table-cell>
          <table:table-cell table:formula="of:=[.G106]/SQRT([.D106]*[.E106])*100" office:value-type="float" office:value="20.8216927917733" calcext:value-type="float">
            <text:p>20,82</text:p>
          </table:table-cell>
          <table:table-cell table:formula="of:=[.F106]/[.B106]*100" office:value-type="float" office:value="70.5254430510934" calcext:value-type="float">
            <text:p>70,53</text:p>
          </table:table-cell>
          <table:table-cell table:formula="of:=[.G106]/[.D106]*100" office:value-type="float" office:value="67.8352128476117" calcext:value-type="float">
            <text:p>67,84</text:p>
          </table:table-cell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31264" calcext:value-type="float">
            <text:p>31264</text:p>
          </table:table-cell>
          <table:table-cell office:value-type="float" office:value="400008" calcext:value-type="float">
            <text:p>400008</text:p>
          </table:table-cell>
          <table:table-cell office:value-type="float" office:value="26300" calcext:value-type="float">
            <text:p>26300</text:p>
          </table:table-cell>
          <table:table-cell office:value-type="float" office:value="394996" calcext:value-type="float">
            <text:p>394996</text:p>
          </table:table-cell>
          <table:table-cell office:value-type="float" office:value="26202" calcext:value-type="float">
            <text:p>26202</text:p>
          </table:table-cell>
          <table:table-cell office:value-type="float" office:value="21826" calcext:value-type="float">
            <text:p>21826</text:p>
          </table:table-cell>
          <table:table-cell table:formula="of:=[.F107]/SQRT([.B107]*[.C107])*100" office:value-type="float" office:value="23.4302991049707" calcext:value-type="float">
            <text:p>23,43</text:p>
          </table:table-cell>
          <table:table-cell table:formula="of:=[.G107]/SQRT([.D107]*[.E107])*100" office:value-type="float" office:value="21.414104997752" calcext:value-type="float">
            <text:p>21,41</text:p>
          </table:table-cell>
          <table:table-cell table:formula="of:=[.F107]/[.B107]*100" office:value-type="float" office:value="83.8088536335722" calcext:value-type="float">
            <text:p>83,81</text:p>
          </table:table-cell>
          <table:table-cell table:formula="of:=[.G107]/[.D107]*100" office:value-type="float" office:value="82.9885931558935" calcext:value-type="float">
            <text:p>82,99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35408" calcext:value-type="float">
            <text:p>35408</text:p>
          </table:table-cell>
          <table:table-cell office:value-type="float" office:value="424632" calcext:value-type="float">
            <text:p>424632</text:p>
          </table:table-cell>
          <table:table-cell office:value-type="float" office:value="30420" calcext:value-type="float">
            <text:p>30420</text:p>
          </table:table-cell>
          <table:table-cell office:value-type="float" office:value="419596" calcext:value-type="float">
            <text:p>419596</text:p>
          </table:table-cell>
          <table:table-cell office:value-type="float" office:value="28221" calcext:value-type="float">
            <text:p>28221</text:p>
          </table:table-cell>
          <table:table-cell office:value-type="float" office:value="23914" calcext:value-type="float">
            <text:p>23914</text:p>
          </table:table-cell>
          <table:table-cell table:formula="of:=[.F108]/SQRT([.B108]*[.C108])*100" office:value-type="float" office:value="23.0152311404157" calcext:value-type="float">
            <text:p>23,02</text:p>
          </table:table-cell>
          <table:table-cell table:formula="of:=[.G108]/SQRT([.D108]*[.E108])*100" office:value-type="float" office:value="21.1668850029172" calcext:value-type="float">
            <text:p>21,17</text:p>
          </table:table-cell>
          <table:table-cell table:formula="of:=[.F108]/[.B108]*100" office:value-type="float" office:value="79.7023271577045" calcext:value-type="float">
            <text:p>79,70</text:p>
          </table:table-cell>
          <table:table-cell table:formula="of:=[.G108]/[.D108]*100" office:value-type="float" office:value="78.6127547666009" calcext:value-type="float">
            <text:p>78,61</text:p>
          </table:table-cell>
        </table:table-row>
        <table:table-row table:style-name="ro1">
          <table:table-cell table:style-name="ce11" office:value-type="string" calcext:value-type="string">
            <text:p>Mittelwert</text:p>
          </table:table-cell>
          <table:table-cell table:style-name="ce14" table:formula="of:=AVERAGE([.B4:.B108])" office:value-type="float" office:value="49562.7428571429" calcext:value-type="float">
            <text:p>49562,74</text:p>
          </table:table-cell>
          <table:table-cell table:style-name="ce14" table:formula="of:=AVERAGE([.C4:.C108])" office:value-type="float" office:value="227559.161904762" calcext:value-type="float">
            <text:p>227559,16</text:p>
          </table:table-cell>
          <table:table-cell table:style-name="ce14" table:formula="of:=AVERAGE([.D4:.D108])" office:value-type="float" office:value="42207.2761904762" calcext:value-type="float">
            <text:p>42207,28</text:p>
          </table:table-cell>
          <table:table-cell table:style-name="ce14" table:formula="of:=AVERAGE([.E4:.E108])" office:value-type="float" office:value="241387.466666667" calcext:value-type="float">
            <text:p>241387,47</text:p>
          </table:table-cell>
          <table:table-cell table:style-name="ce14" table:formula="of:=AVERAGE([.F4:.F108])" office:value-type="float" office:value="36756.0380952381" calcext:value-type="float">
            <text:p>36756,04</text:p>
          </table:table-cell>
          <table:table-cell table:style-name="ce14" table:formula="of:=AVERAGE([.G4:.G108])" office:value-type="float" office:value="30589.8571428571" calcext:value-type="float">
            <text:p>30589,86</text:p>
          </table:table-cell>
          <table:table-cell table:formula="of:=AVERAGE([.H4:.H108])" office:value-type="float" office:value="39.1051535493434" calcext:value-type="float">
            <text:p>39,11</text:p>
          </table:table-cell>
          <table:table-cell table:formula="of:=AVERAGE([.I4:.I108])" office:value-type="float" office:value="33.99662533077" calcext:value-type="float">
            <text:p>34,00</text:p>
          </table:table-cell>
          <table:table-cell table:formula="of:=AVERAGE([.J4:.J108])" office:value-type="float" office:value="75.519895422782" calcext:value-type="float">
            <text:p>75,52</text:p>
          </table:table-cell>
          <table:table-cell table:formula="of:=AVERAGE([.K4:.K108])" office:value-type="float" office:value="73.9657415183845" calcext:value-type="float">
            <text:p>73,97</text:p>
          </table:table-cell>
        </table:table-row>
        <table:table-row table:style-name="ro1">
          <table:table-cell table:style-name="Default" table:number-columns-repeated="11"/>
        </table:table-row>
        <table:table-row table:style-name="ro1"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12" office:value-type="string" calcext:value-type="string" table:number-columns-spanned="2" table:number-rows-spanned="1">
            <text:p>Größe in B (64-bit)</text:p>
          </table:table-cell>
          <table:covered-table-cell/>
          <table:table-cell table:style-name="ce12" office:value-type="string" calcext:value-type="string" table:number-columns-spanned="2" table:number-rows-spanned="1">
            <text:p>Größe in B (32-bit)</text:p>
          </table:table-cell>
          <table:covered-table-cell/>
          <table:table-cell table:style-name="ce15" office:value-type="string" calcext:value-type="string" table:number-columns-spanned="2" table:number-rows-spanned="1">
            <text:p>LCSSeq in B</text:p>
          </table:table-cell>
          <table:covered-table-cell table:style-name="ce15" office:value-type="string" calcext:value-type="string">
            <text:p>32-bit</text:p>
          </table:covered-table-cell>
          <table:table-cell table:style-name="ce15" office:value-type="string" calcext:value-type="string" table:number-columns-spanned="2" table:number-rows-spanned="1">
            <text:p>Ähnlichkeit</text:p>
          </table:table-cell>
          <table:covered-table-cell table:style-name="ce4"/>
          <table:table-cell table:style-name="ce15" office:value-type="string" calcext:value-type="string" table:number-columns-spanned="2" table:number-rows-spanned="1">
            <text:p>Ähnlichkeit 2</text:p>
          </table:table-cell>
          <table:covered-table-cell table:style-name="ce4"/>
        </table:table-row>
        <table:table-row table:style-name="ro1">
          <table:covered-table-cell table:style-name="ce4"/>
          <table:table-cell table:style-name="ce13" office:value-type="string" calcext:value-type="string">
            <text:p>n. obfus</text:p>
          </table:table-cell>
          <table:table-cell table:style-name="ce13" office:value-type="string" calcext:value-type="string">
            <text:p>obfus.</text:p>
          </table:table-cell>
          <table:table-cell table:style-name="ce13" office:value-type="string" calcext:value-type="string">
            <text:p>n. obfus</text:p>
          </table:table-cell>
          <table:table-cell table:style-name="ce13" office:value-type="string" calcext:value-type="string">
            <text:p>obfus.</text:p>
          </table:table-cell>
          <table:table-cell table:style-name="ce13" office:value-type="string" calcext:value-type="string">
            <text:p>64-bit</text:p>
          </table:table-cell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64-bit</text:p>
          </table:table-cell>
          <table:table-cell table:style-name="ce13" office:value-type="string" calcext:value-type="string">
            <text:p>32-bit</text:p>
          </table:table-cell>
          <table:table-cell table:style-name="ce13" office:value-type="string" calcext:value-type="string">
            <text:p>64-bit</text:p>
          </table:table-cell>
          <table:table-cell table:style-name="ce13" office:value-type="string" calcext:value-type="string">
            <text:p>32-bit</text:p>
          </table:table-cell>
        </table:table-row>
        <table:table-row table:style-name="ro1">
          <table:table-cell table:style-name="ce8" office:value-type="string" calcext:value-type="string" table:number-columns-spanned="11" table:number-rows-spanned="1">
            <text:p>Coreutils (Codesections)</text:p>
          </table:table-cell>
          <table:covered-table-cell table:number-columns-repeated="8" table:style-name="ce13"/>
          <table:covered-table-cell table:number-columns-repeated="2" table:style-name="ce4"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18670" calcext:value-type="float">
            <text:p>18670</text:p>
          </table:table-cell>
          <table:table-cell office:value-type="float" office:value="342222" calcext:value-type="float">
            <text:p>342222</text:p>
          </table:table-cell>
          <table:table-cell office:value-type="float" office:value="18581" calcext:value-type="float">
            <text:p>18581</text:p>
          </table:table-cell>
          <table:table-cell office:value-type="float" office:value="335109" calcext:value-type="float">
            <text:p>335109</text:p>
          </table:table-cell>
          <table:table-cell office:value-type="float" office:value="12551" calcext:value-type="float">
            <text:p>12551</text:p>
          </table:table-cell>
          <table:table-cell office:value-type="float" office:value="12951" calcext:value-type="float">
            <text:p>12951</text:p>
          </table:table-cell>
          <table:table-cell table:formula="of:=[.F114]/SQRT([.B114]*[.C114])*100" office:value-type="float" office:value="15.7019000331152" calcext:value-type="float">
            <text:p>15,70</text:p>
          </table:table-cell>
          <table:table-cell table:formula="of:=[.G114]/SQRT([.D114]*[.E114])*100" office:value-type="float" office:value="16.412536911045" calcext:value-type="float">
            <text:p>16,41</text:p>
          </table:table-cell>
          <table:table-cell table:formula="of:=[.F114]/[.B114]*100" office:value-type="float" office:value="67.2254954472416" calcext:value-type="float">
            <text:p>67,23</text:p>
          </table:table-cell>
          <table:table-cell table:formula="of:=[.G114]/[.D114]*100" office:value-type="float" office:value="69.7002314191917" calcext:value-type="float">
            <text:p>69,70</text:p>
          </table:table-cell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30430" calcext:value-type="float">
            <text:p>30430</text:p>
          </table:table-cell>
          <table:table-cell office:value-type="float" office:value="129502" calcext:value-type="float">
            <text:p>129502</text:p>
          </table:table-cell>
          <table:table-cell office:value-type="float" office:value="51813" calcext:value-type="float">
            <text:p>51813</text:p>
          </table:table-cell>
          <table:table-cell office:value-type="float" office:value="168661" calcext:value-type="float">
            <text:p>168661</text:p>
          </table:table-cell>
          <table:table-cell office:value-type="float" office:value="17589" calcext:value-type="float">
            <text:p>17589</text:p>
          </table:table-cell>
          <table:table-cell office:value-type="float" office:value="35915" calcext:value-type="float">
            <text:p>35915</text:p>
          </table:table-cell>
          <table:table-cell table:formula="of:=[.F115]/SQRT([.B115]*[.C115])*100" office:value-type="float" office:value="28.0189550768278" calcext:value-type="float">
            <text:p>28,02</text:p>
          </table:table-cell>
          <table:table-cell table:formula="of:=[.G115]/SQRT([.D115]*[.E115])*100" office:value-type="float" office:value="38.4192750618184" calcext:value-type="float">
            <text:p>38,42</text:p>
          </table:table-cell>
          <table:table-cell table:formula="of:=[.F115]/[.B115]*100" office:value-type="float" office:value="57.801511666119" calcext:value-type="float">
            <text:p>57,80</text:p>
          </table:table-cell>
          <table:table-cell table:formula="of:=[.G115]/[.D115]*100" office:value-type="float" office:value="69.3165807808851" calcext:value-type="float">
            <text:p>69,32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16878" calcext:value-type="float">
            <text:p>16878</text:p>
          </table:table-cell>
          <table:table-cell office:value-type="float" office:value="88030" calcext:value-type="float">
            <text:p>88030</text:p>
          </table:table-cell>
          <table:table-cell office:value-type="float" office:value="19909" calcext:value-type="float">
            <text:p>19909</text:p>
          </table:table-cell>
          <table:table-cell office:value-type="float" office:value="102837" calcext:value-type="float">
            <text:p>102837</text:p>
          </table:table-cell>
          <table:table-cell office:value-type="float" office:value="10315" calcext:value-type="float">
            <text:p>10315</text:p>
          </table:table-cell>
          <table:table-cell office:value-type="float" office:value="12515" calcext:value-type="float">
            <text:p>12515</text:p>
          </table:table-cell>
          <table:table-cell table:formula="of:=[.F116]/SQRT([.B116]*[.C116])*100" office:value-type="float" office:value="26.760448639094" calcext:value-type="float">
            <text:p>26,76</text:p>
          </table:table-cell>
          <table:table-cell table:formula="of:=[.G116]/SQRT([.D116]*[.E116])*100" office:value-type="float" office:value="27.6586788243973" calcext:value-type="float">
            <text:p>27,66</text:p>
          </table:table-cell>
          <table:table-cell table:formula="of:=[.F116]/[.B116]*100" office:value-type="float" office:value="61.1150610261879" calcext:value-type="float">
            <text:p>61,12</text:p>
          </table:table-cell>
          <table:table-cell table:formula="of:=[.G116]/[.D116]*100" office:value-type="float" office:value="62.8610176302175" calcext:value-type="float">
            <text:p>62,86</text:p>
          </table:table-cell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16990" calcext:value-type="float">
            <text:p>16990</text:p>
          </table:table-cell>
          <table:table-cell office:value-type="float" office:value="87422" calcext:value-type="float">
            <text:p>87422</text:p>
          </table:table-cell>
          <table:table-cell office:value-type="float" office:value="19989" calcext:value-type="float">
            <text:p>19989</text:p>
          </table:table-cell>
          <table:table-cell office:value-type="float" office:value="102117" calcext:value-type="float">
            <text:p>102117</text:p>
          </table:table-cell>
          <table:table-cell office:value-type="float" office:value="10340" calcext:value-type="float">
            <text:p>10340</text:p>
          </table:table-cell>
          <table:table-cell office:value-type="float" office:value="12583" calcext:value-type="float">
            <text:p>12583</text:p>
          </table:table-cell>
          <table:table-cell table:formula="of:=[.F117]/SQRT([.B117]*[.C117])*100" office:value-type="float" office:value="26.8295556766698" calcext:value-type="float">
            <text:p>26,83</text:p>
          </table:table-cell>
          <table:table-cell table:formula="of:=[.G117]/SQRT([.D117]*[.E117])*100" office:value-type="float" office:value="27.8509259647052" calcext:value-type="float">
            <text:p>27,85</text:p>
          </table:table-cell>
          <table:table-cell table:formula="of:=[.F117]/[.B117]*100" office:value-type="float" office:value="60.8593290170689" calcext:value-type="float">
            <text:p>60,86</text:p>
          </table:table-cell>
          <table:table-cell table:formula="of:=[.G117]/[.D117]*100" office:value-type="float" office:value="62.9496222922607" calcext:value-type="float">
            <text:p>62,95</text:p>
          </table:table-cell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12734" calcext:value-type="float">
            <text:p>12734</text:p>
          </table:table-cell>
          <table:table-cell office:value-type="float" office:value="56782" calcext:value-type="float">
            <text:p>56782</text:p>
          </table:table-cell>
          <table:table-cell office:value-type="float" office:value="12885" calcext:value-type="float">
            <text:p>12885</text:p>
          </table:table-cell>
          <table:table-cell office:value-type="float" office:value="63701" calcext:value-type="float">
            <text:p>63701</text:p>
          </table:table-cell>
          <table:table-cell office:value-type="float" office:value="8358" calcext:value-type="float">
            <text:p>8358</text:p>
          </table:table-cell>
          <table:table-cell office:value-type="float" office:value="8854" calcext:value-type="float">
            <text:p>8854</text:p>
          </table:table-cell>
          <table:table-cell table:formula="of:=[.F118]/SQRT([.B118]*[.C118])*100" office:value-type="float" office:value="31.0824040274603" calcext:value-type="float">
            <text:p>31,08</text:p>
          </table:table-cell>
          <table:table-cell table:formula="of:=[.G118]/SQRT([.D118]*[.E118])*100" office:value-type="float" office:value="30.9046750236928" calcext:value-type="float">
            <text:p>30,90</text:p>
          </table:table-cell>
          <table:table-cell table:formula="of:=[.F118]/[.B118]*100" office:value-type="float" office:value="65.6353070519868" calcext:value-type="float">
            <text:p>65,64</text:p>
          </table:table-cell>
          <table:table-cell table:formula="of:=[.G118]/[.D118]*100" office:value-type="float" office:value="68.7155607295305" calcext:value-type="float">
            <text:p>68,72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15134" calcext:value-type="float">
            <text:p>15134</text:p>
          </table:table-cell>
          <table:table-cell office:value-type="float" office:value="74142" calcext:value-type="float">
            <text:p>74142</text:p>
          </table:table-cell>
          <table:table-cell office:value-type="float" office:value="15029" calcext:value-type="float">
            <text:p>15029</text:p>
          </table:table-cell>
          <table:table-cell office:value-type="float" office:value="83685" calcext:value-type="float">
            <text:p>83685</text:p>
          </table:table-cell>
          <table:table-cell office:value-type="float" office:value="9478" calcext:value-type="float">
            <text:p>9478</text:p>
          </table:table-cell>
          <table:table-cell office:value-type="float" office:value="9960" calcext:value-type="float">
            <text:p>9960</text:p>
          </table:table-cell>
          <table:table-cell table:formula="of:=[.F119]/SQRT([.B119]*[.C119])*100" office:value-type="float" office:value="28.2948692244278" calcext:value-type="float">
            <text:p>28,29</text:p>
          </table:table-cell>
          <table:table-cell table:formula="of:=[.G119]/SQRT([.D119]*[.E119])*100" office:value-type="float" office:value="28.0847450635414" calcext:value-type="float">
            <text:p>28,08</text:p>
          </table:table-cell>
          <table:table-cell table:formula="of:=[.F119]/[.B119]*100" office:value-type="float" office:value="62.627197039778" calcext:value-type="float">
            <text:p>62,63</text:p>
          </table:table-cell>
          <table:table-cell table:formula="of:=[.G119]/[.D119]*100" office:value-type="float" office:value="66.271874376206" calcext:value-type="float">
            <text:p>66,27</text:p>
          </table:table-cell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32126" calcext:value-type="float">
            <text:p>32126</text:p>
          </table:table-cell>
          <table:table-cell office:value-type="float" office:value="216270" calcext:value-type="float">
            <text:p>216270</text:p>
          </table:table-cell>
          <table:table-cell office:value-type="float" office:value="31429" calcext:value-type="float">
            <text:p>31429</text:p>
          </table:table-cell>
          <table:table-cell office:value-type="float" office:value="241477" calcext:value-type="float">
            <text:p>241477</text:p>
          </table:table-cell>
          <table:table-cell office:value-type="float" office:value="18478" calcext:value-type="float">
            <text:p>18478</text:p>
          </table:table-cell>
          <table:table-cell office:value-type="float" office:value="19128" calcext:value-type="float">
            <text:p>19128</text:p>
          </table:table-cell>
          <table:table-cell table:formula="of:=[.F120]/SQRT([.B120]*[.C120])*100" office:value-type="float" office:value="22.1681011875274" calcext:value-type="float">
            <text:p>22,17</text:p>
          </table:table-cell>
          <table:table-cell table:formula="of:=[.G120]/SQRT([.D120]*[.E120])*100" office:value-type="float" office:value="21.9566660111458" calcext:value-type="float">
            <text:p>21,96</text:p>
          </table:table-cell>
          <table:table-cell table:formula="of:=[.F120]/[.B120]*100" office:value-type="float" office:value="57.5172757268256" calcext:value-type="float">
            <text:p>57,52</text:p>
          </table:table-cell>
          <table:table-cell table:formula="of:=[.G120]/[.D120]*100" office:value-type="float" office:value="60.860988259251" calcext:value-type="float">
            <text:p>60,86</text:p>
          </table:table-cell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33150" calcext:value-type="float">
            <text:p>33150</text:p>
          </table:table-cell>
          <table:table-cell office:value-type="float" office:value="208606" calcext:value-type="float">
            <text:p>208606</text:p>
          </table:table-cell>
          <table:table-cell office:value-type="float" office:value="32741" calcext:value-type="float">
            <text:p>32741</text:p>
          </table:table-cell>
          <table:table-cell office:value-type="float" office:value="232469" calcext:value-type="float">
            <text:p>232469</text:p>
          </table:table-cell>
          <table:table-cell office:value-type="float" office:value="18798" calcext:value-type="float">
            <text:p>18798</text:p>
          </table:table-cell>
          <table:table-cell office:value-type="float" office:value="19758" calcext:value-type="float">
            <text:p>19758</text:p>
          </table:table-cell>
          <table:table-cell table:formula="of:=[.F121]/SQRT([.B121]*[.C121])*100" office:value-type="float" office:value="22.6051025242069" calcext:value-type="float">
            <text:p>22,61</text:p>
          </table:table-cell>
          <table:table-cell table:formula="of:=[.G121]/SQRT([.D121]*[.E121])*100" office:value-type="float" office:value="22.6471985427162" calcext:value-type="float">
            <text:p>22,65</text:p>
          </table:table-cell>
          <table:table-cell table:formula="of:=[.F121]/[.B121]*100" office:value-type="float" office:value="56.7058823529412" calcext:value-type="float">
            <text:p>56,71</text:p>
          </table:table-cell>
          <table:table-cell table:formula="of:=[.G121]/[.D121]*100" office:value-type="float" office:value="60.3463547234354" calcext:value-type="float">
            <text:p>60,35</text:p>
          </table:table-cell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31582" calcext:value-type="float">
            <text:p>31582</text:p>
          </table:table-cell>
          <table:table-cell office:value-type="float" office:value="200158" calcext:value-type="float">
            <text:p>200158</text:p>
          </table:table-cell>
          <table:table-cell office:value-type="float" office:value="30805" calcext:value-type="float">
            <text:p>30805</text:p>
          </table:table-cell>
          <table:table-cell office:value-type="float" office:value="222053" calcext:value-type="float">
            <text:p>222053</text:p>
          </table:table-cell>
          <table:table-cell office:value-type="float" office:value="18021" calcext:value-type="float">
            <text:p>18021</text:p>
          </table:table-cell>
          <table:table-cell office:value-type="float" office:value="18566" calcext:value-type="float">
            <text:p>18566</text:p>
          </table:table-cell>
          <table:table-cell table:formula="of:=[.F122]/SQRT([.B122]*[.C122])*100" office:value-type="float" office:value="22.6658805473238" calcext:value-type="float">
            <text:p>22,67</text:p>
          </table:table-cell>
          <table:table-cell table:formula="of:=[.G122]/SQRT([.D122]*[.E122])*100" office:value-type="float" office:value="22.4480911461076" calcext:value-type="float">
            <text:p>22,45</text:p>
          </table:table-cell>
          <table:table-cell table:formula="of:=[.F122]/[.B122]*100" office:value-type="float" office:value="57.0609841048699" calcext:value-type="float">
            <text:p>57,06</text:p>
          </table:table-cell>
          <table:table-cell table:formula="of:=[.G122]/[.D122]*100" office:value-type="float" office:value="60.2694367797435" calcext:value-type="float">
            <text:p>60,27</text:p>
          </table:table-cell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34190" calcext:value-type="float">
            <text:p>34190</text:p>
          </table:table-cell>
          <table:table-cell office:value-type="float" office:value="216302" calcext:value-type="float">
            <text:p>216302</text:p>
          </table:table-cell>
          <table:table-cell office:value-type="float" office:value="33717" calcext:value-type="float">
            <text:p>33717</text:p>
          </table:table-cell>
          <table:table-cell office:value-type="float" office:value="240293" calcext:value-type="float">
            <text:p>240293</text:p>
          </table:table-cell>
          <table:table-cell office:value-type="float" office:value="19329" calcext:value-type="float">
            <text:p>19329</text:p>
          </table:table-cell>
          <table:table-cell office:value-type="float" office:value="20278" calcext:value-type="float">
            <text:p>20278</text:p>
          </table:table-cell>
          <table:table-cell table:formula="of:=[.F123]/SQRT([.B123]*[.C123])*100" office:value-type="float" office:value="22.4765457254899" calcext:value-type="float">
            <text:p>22,48</text:p>
          </table:table-cell>
          <table:table-cell table:formula="of:=[.G123]/SQRT([.D123]*[.E123])*100" office:value-type="float" office:value="22.5283868971349" calcext:value-type="float">
            <text:p>22,53</text:p>
          </table:table-cell>
          <table:table-cell table:formula="of:=[.F123]/[.B123]*100" office:value-type="float" office:value="56.5340742907283" calcext:value-type="float">
            <text:p>56,53</text:p>
          </table:table-cell>
          <table:table-cell table:formula="of:=[.G123]/[.D123]*100" office:value-type="float" office:value="60.1417682474716" calcext:value-type="float">
            <text:p>60,14</text:p>
          </table:table-cell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16942" calcext:value-type="float">
            <text:p>16942</text:p>
          </table:table-cell>
          <table:table-cell office:value-type="float" office:value="86206" calcext:value-type="float">
            <text:p>86206</text:p>
          </table:table-cell>
          <table:table-cell office:value-type="float" office:value="17269" calcext:value-type="float">
            <text:p>17269</text:p>
          </table:table-cell>
          <table:table-cell office:value-type="float" office:value="94965" calcext:value-type="float">
            <text:p>94965</text:p>
          </table:table-cell>
          <table:table-cell office:value-type="float" office:value="10352" calcext:value-type="float">
            <text:p>10352</text:p>
          </table:table-cell>
          <table:table-cell office:value-type="float" office:value="11229" calcext:value-type="float">
            <text:p>11229</text:p>
          </table:table-cell>
          <table:table-cell table:formula="of:=[.F124]/SQRT([.B124]*[.C124])*100" office:value-type="float" office:value="27.0877652819613" calcext:value-type="float">
            <text:p>27,09</text:p>
          </table:table-cell>
          <table:table-cell table:formula="of:=[.G124]/SQRT([.D124]*[.E124])*100" office:value-type="float" office:value="27.7284568495117" calcext:value-type="float">
            <text:p>27,73</text:p>
          </table:table-cell>
          <table:table-cell table:formula="of:=[.F124]/[.B124]*100" office:value-type="float" office:value="61.1025852909928" calcext:value-type="float">
            <text:p>61,10</text:p>
          </table:table-cell>
          <table:table-cell table:formula="of:=[.G124]/[.D124]*100" office:value-type="float" office:value="65.0240315015345" calcext:value-type="float">
            <text:p>65,02</text:p>
          </table:table-cell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13086" calcext:value-type="float">
            <text:p>13086</text:p>
          </table:table-cell>
          <table:table-cell office:value-type="float" office:value="56958" calcext:value-type="float">
            <text:p>56958</text:p>
          </table:table-cell>
          <table:table-cell office:value-type="float" office:value="13317" calcext:value-type="float">
            <text:p>13317</text:p>
          </table:table-cell>
          <table:table-cell office:value-type="float" office:value="63237" calcext:value-type="float">
            <text:p>63237</text:p>
          </table:table-cell>
          <table:table-cell office:value-type="float" office:value="8575" calcext:value-type="float">
            <text:p>8575</text:p>
          </table:table-cell>
          <table:table-cell office:value-type="float" office:value="9231" calcext:value-type="float">
            <text:p>9231</text:p>
          </table:table-cell>
          <table:table-cell table:formula="of:=[.F125]/SQRT([.B125]*[.C125])*100" office:value-type="float" office:value="31.4089418212669" calcext:value-type="float">
            <text:p>31,41</text:p>
          </table:table-cell>
          <table:table-cell table:formula="of:=[.G125]/SQRT([.D125]*[.E125])*100" office:value-type="float" office:value="31.8097255296207" calcext:value-type="float">
            <text:p>31,81</text:p>
          </table:table-cell>
          <table:table-cell table:formula="of:=[.F125]/[.B125]*100" office:value-type="float" office:value="65.5280452391869" calcext:value-type="float">
            <text:p>65,53</text:p>
          </table:table-cell>
          <table:table-cell table:formula="of:=[.G125]/[.D125]*100" office:value-type="float" office:value="69.3174138319441" calcext:value-type="float">
            <text:p>69,32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16558" calcext:value-type="float">
            <text:p>16558</text:p>
          </table:table-cell>
          <table:table-cell office:value-type="float" office:value="78766" calcext:value-type="float">
            <text:p>78766</text:p>
          </table:table-cell>
          <table:table-cell office:value-type="float" office:value="16805" calcext:value-type="float">
            <text:p>16805</text:p>
          </table:table-cell>
          <table:table-cell office:value-type="float" office:value="89285" calcext:value-type="float">
            <text:p>89285</text:p>
          </table:table-cell>
          <table:table-cell office:value-type="float" office:value="10409" calcext:value-type="float">
            <text:p>10409</text:p>
          </table:table-cell>
          <table:table-cell office:value-type="float" office:value="11220" calcext:value-type="float">
            <text:p>11220</text:p>
          </table:table-cell>
          <table:table-cell table:formula="of:=[.F126]/SQRT([.B126]*[.C126])*100" office:value-type="float" office:value="28.8227671916433" calcext:value-type="float">
            <text:p>28,82</text:p>
          </table:table-cell>
          <table:table-cell table:formula="of:=[.G126]/SQRT([.D126]*[.E126])*100" office:value-type="float" office:value="28.9657212554664" calcext:value-type="float">
            <text:p>28,97</text:p>
          </table:table-cell>
          <table:table-cell table:formula="of:=[.F126]/[.B126]*100" office:value-type="float" office:value="62.8638724483633" calcext:value-type="float">
            <text:p>62,86</text:p>
          </table:table-cell>
          <table:table-cell table:formula="of:=[.G126]/[.D126]*100" office:value-type="float" office:value="66.7658434989586" calcext:value-type="float">
            <text:p>66,77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55838" calcext:value-type="float">
            <text:p>55838</text:p>
          </table:table-cell>
          <table:table-cell office:value-type="float" office:value="301278" calcext:value-type="float">
            <text:p>301278</text:p>
          </table:table-cell>
          <table:table-cell office:value-type="float" office:value="56965" calcext:value-type="float">
            <text:p>56965</text:p>
          </table:table-cell>
          <table:table-cell office:value-type="float" office:value="340101" calcext:value-type="float">
            <text:p>340101</text:p>
          </table:table-cell>
          <table:table-cell office:value-type="float" office:value="33864" calcext:value-type="float">
            <text:p>33864</text:p>
          </table:table-cell>
          <table:table-cell office:value-type="float" office:value="35853" calcext:value-type="float">
            <text:p>35853</text:p>
          </table:table-cell>
          <table:table-cell table:formula="of:=[.F127]/SQRT([.B127]*[.C127])*100" office:value-type="float" office:value="26.1089627388928" calcext:value-type="float">
            <text:p>26,11</text:p>
          </table:table-cell>
          <table:table-cell table:formula="of:=[.G127]/SQRT([.D127]*[.E127])*100" office:value-type="float" office:value="25.758317722644" calcext:value-type="float">
            <text:p>25,76</text:p>
          </table:table-cell>
          <table:table-cell table:formula="of:=[.F127]/[.B127]*100" office:value-type="float" office:value="60.6468713062789" calcext:value-type="float">
            <text:p>60,65</text:p>
          </table:table-cell>
          <table:table-cell table:formula="of:=[.G127]/[.D127]*100" office:value-type="float" office:value="62.9386465373475" calcext:value-type="float">
            <text:p>62,94</text:p>
          </table:table-cell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25198" calcext:value-type="float">
            <text:p>25198</text:p>
          </table:table-cell>
          <table:table-cell office:value-type="float" office:value="137246" calcext:value-type="float">
            <text:p>137246</text:p>
          </table:table-cell>
          <table:table-cell office:value-type="float" office:value="31637" calcext:value-type="float">
            <text:p>31637</text:p>
          </table:table-cell>
          <table:table-cell office:value-type="float" office:value="163205" calcext:value-type="float">
            <text:p>163205</text:p>
          </table:table-cell>
          <table:table-cell office:value-type="float" office:value="15263" calcext:value-type="float">
            <text:p>15263</text:p>
          </table:table-cell>
          <table:table-cell office:value-type="float" office:value="18777" calcext:value-type="float">
            <text:p>18777</text:p>
          </table:table-cell>
          <table:table-cell table:formula="of:=[.F128]/SQRT([.B128]*[.C128])*100" office:value-type="float" office:value="25.9541625615283" calcext:value-type="float">
            <text:p>25,95</text:p>
          </table:table-cell>
          <table:table-cell table:formula="of:=[.G128]/SQRT([.D128]*[.E128])*100" office:value-type="float" office:value="26.1313489320562" calcext:value-type="float">
            <text:p>26,13</text:p>
          </table:table-cell>
          <table:table-cell table:formula="of:=[.F128]/[.B128]*100" office:value-type="float" office:value="60.5722676402889" calcext:value-type="float">
            <text:p>60,57</text:p>
          </table:table-cell>
          <table:table-cell table:formula="of:=[.G128]/[.D128]*100" office:value-type="float" office:value="59.3513923570503" calcext:value-type="float">
            <text:p>59,35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18590" calcext:value-type="float">
            <text:p>18590</text:p>
          </table:table-cell>
          <table:table-cell office:value-type="float" office:value="102766" calcext:value-type="float">
            <text:p>102766</text:p>
          </table:table-cell>
          <table:table-cell office:value-type="float" office:value="18213" calcext:value-type="float">
            <text:p>18213</text:p>
          </table:table-cell>
          <table:table-cell office:value-type="float" office:value="116277" calcext:value-type="float">
            <text:p>116277</text:p>
          </table:table-cell>
          <table:table-cell office:value-type="float" office:value="11266" calcext:value-type="float">
            <text:p>11266</text:p>
          </table:table-cell>
          <table:table-cell office:value-type="float" office:value="11678" calcext:value-type="float">
            <text:p>11678</text:p>
          </table:table-cell>
          <table:table-cell table:formula="of:=[.F129]/SQRT([.B129]*[.C129])*100" office:value-type="float" office:value="25.7753947776488" calcext:value-type="float">
            <text:p>25,78</text:p>
          </table:table-cell>
          <table:table-cell table:formula="of:=[.G129]/SQRT([.D129]*[.E129])*100" office:value-type="float" office:value="25.3764471343037" calcext:value-type="float">
            <text:p>25,38</text:p>
          </table:table-cell>
          <table:table-cell table:formula="of:=[.F129]/[.B129]*100" office:value-type="float" office:value="60.6024744486283" calcext:value-type="float">
            <text:p>60,60</text:p>
          </table:table-cell>
          <table:table-cell table:formula="of:=[.G129]/[.D129]*100" office:value-type="float" office:value="64.1190358535112" calcext:value-type="float">
            <text:p>64,12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51534" calcext:value-type="float">
            <text:p>51534</text:p>
          </table:table-cell>
          <table:table-cell office:value-type="float" office:value="490510" calcext:value-type="float">
            <text:p>490510</text:p>
          </table:table-cell>
          <table:table-cell office:value-type="float" office:value="53461" calcext:value-type="float">
            <text:p>53461</text:p>
          </table:table-cell>
          <table:table-cell office:value-type="float" office:value="510405" calcext:value-type="float">
            <text:p>510405</text:p>
          </table:table-cell>
          <table:table-cell office:value-type="float" office:value="33572" calcext:value-type="float">
            <text:p>33572</text:p>
          </table:table-cell>
          <table:table-cell office:value-type="float" office:value="35056" calcext:value-type="float">
            <text:p>35056</text:p>
          </table:table-cell>
          <table:table-cell table:formula="of:=[.F130]/SQRT([.B130]*[.C130])*100" office:value-type="float" office:value="21.115742389803" calcext:value-type="float">
            <text:p>21,12</text:p>
          </table:table-cell>
          <table:table-cell table:formula="of:=[.G130]/SQRT([.D130]*[.E130])*100" office:value-type="float" office:value="21.2220024877351" calcext:value-type="float">
            <text:p>21,22</text:p>
          </table:table-cell>
          <table:table-cell table:formula="of:=[.F130]/[.B130]*100" office:value-type="float" office:value="65.145340939962" calcext:value-type="float">
            <text:p>65,15</text:p>
          </table:table-cell>
          <table:table-cell table:formula="of:=[.G130]/[.D130]*100" office:value-type="float" office:value="65.5730345485494" calcext:value-type="float">
            <text:p>65,57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33006" calcext:value-type="float">
            <text:p>33006</text:p>
          </table:table-cell>
          <table:table-cell office:value-type="float" office:value="434750" calcext:value-type="float">
            <text:p>434750</text:p>
          </table:table-cell>
          <table:table-cell office:value-type="float" office:value="36981" calcext:value-type="float">
            <text:p>36981</text:p>
          </table:table-cell>
          <table:table-cell office:value-type="float" office:value="444293" calcext:value-type="float">
            <text:p>444293</text:p>
          </table:table-cell>
          <table:table-cell office:value-type="float" office:value="19602" calcext:value-type="float">
            <text:p>19602</text:p>
          </table:table-cell>
          <table:table-cell office:value-type="float" office:value="22199" calcext:value-type="float">
            <text:p>22199</text:p>
          </table:table-cell>
          <table:table-cell table:formula="of:=[.F131]/SQRT([.B131]*[.C131])*100" office:value-type="float" office:value="16.3637992082434" calcext:value-type="float">
            <text:p>16,36</text:p>
          </table:table-cell>
          <table:table-cell table:formula="of:=[.G131]/SQRT([.D131]*[.E131])*100" office:value-type="float" office:value="17.3184631728773" calcext:value-type="float">
            <text:p>17,32</text:p>
          </table:table-cell>
          <table:table-cell table:formula="of:=[.F131]/[.B131]*100" office:value-type="float" office:value="59.3892019632794" calcext:value-type="float">
            <text:p>59,39</text:p>
          </table:table-cell>
          <table:table-cell table:formula="of:=[.G131]/[.D131]*100" office:value-type="float" office:value="60.0281225494173" calcext:value-type="float">
            <text:p>60,03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43342" calcext:value-type="float">
            <text:p>43342</text:p>
          </table:table-cell>
          <table:table-cell office:value-type="float" office:value="541502" calcext:value-type="float">
            <text:p>541502</text:p>
          </table:table-cell>
          <table:table-cell office:value-type="float" office:value="47125" calcext:value-type="float">
            <text:p>47125</text:p>
          </table:table-cell>
          <table:table-cell office:value-type="float" office:value="564709" calcext:value-type="float">
            <text:p>564709</text:p>
          </table:table-cell>
          <table:table-cell office:value-type="float" office:value="25002" calcext:value-type="float">
            <text:p>25002</text:p>
          </table:table-cell>
          <table:table-cell office:value-type="float" office:value="28426" calcext:value-type="float">
            <text:p>28426</text:p>
          </table:table-cell>
          <table:table-cell table:formula="of:=[.F132]/SQRT([.B132]*[.C132])*100" office:value-type="float" office:value="16.320003382912" calcext:value-type="float">
            <text:p>16,32</text:p>
          </table:table-cell>
          <table:table-cell table:formula="of:=[.G132]/SQRT([.D132]*[.E132])*100" office:value-type="float" office:value="17.4251977516155" calcext:value-type="float">
            <text:p>17,43</text:p>
          </table:table-cell>
          <table:table-cell table:formula="of:=[.F132]/[.B132]*100" office:value-type="float" office:value="57.6853859997231" calcext:value-type="float">
            <text:p>57,69</text:p>
          </table:table-cell>
          <table:table-cell table:formula="of:=[.G132]/[.D132]*100" office:value-type="float" office:value="60.320424403183" calcext:value-type="float">
            <text:p>60,32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75118" calcext:value-type="float">
            <text:p>75118</text:p>
          </table:table-cell>
          <table:table-cell office:value-type="float" office:value="453822" calcext:value-type="float">
            <text:p>453822</text:p>
          </table:table-cell>
          <table:table-cell office:value-type="float" office:value="76117" calcext:value-type="float">
            <text:p>76117</text:p>
          </table:table-cell>
          <table:table-cell office:value-type="float" office:value="509573" calcext:value-type="float">
            <text:p>509573</text:p>
          </table:table-cell>
          <table:table-cell office:value-type="float" office:value="42770" calcext:value-type="float">
            <text:p>42770</text:p>
          </table:table-cell>
          <table:table-cell office:value-type="float" office:value="45260" calcext:value-type="float">
            <text:p>45260</text:p>
          </table:table-cell>
          <table:table-cell table:formula="of:=[.F133]/SQRT([.B133]*[.C133])*100" office:value-type="float" office:value="23.1645820789333" calcext:value-type="float">
            <text:p>23,16</text:p>
          </table:table-cell>
          <table:table-cell table:formula="of:=[.G133]/SQRT([.D133]*[.E133])*100" office:value-type="float" office:value="22.9810841901165" calcext:value-type="float">
            <text:p>22,98</text:p>
          </table:table-cell>
          <table:table-cell table:formula="of:=[.F133]/[.B133]*100" office:value-type="float" office:value="56.9370856519077" calcext:value-type="float">
            <text:p>56,94</text:p>
          </table:table-cell>
          <table:table-cell table:formula="of:=[.G133]/[.D133]*100" office:value-type="float" office:value="59.4610927913607" calcext:value-type="float">
            <text:p>59,46</text:p>
          </table:table-cell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15886" calcext:value-type="float">
            <text:p>15886</text:p>
          </table:table-cell>
          <table:table-cell office:value-type="float" office:value="83582" calcext:value-type="float">
            <text:p>83582</text:p>
          </table:table-cell>
          <table:table-cell office:value-type="float" office:value="15989" calcext:value-type="float">
            <text:p>15989</text:p>
          </table:table-cell>
          <table:table-cell office:value-type="float" office:value="94405" calcext:value-type="float">
            <text:p>94405</text:p>
          </table:table-cell>
          <table:table-cell office:value-type="float" office:value="10023" calcext:value-type="float">
            <text:p>10023</text:p>
          </table:table-cell>
          <table:table-cell office:value-type="float" office:value="10572" calcext:value-type="float">
            <text:p>10572</text:p>
          </table:table-cell>
          <table:table-cell table:formula="of:=[.F134]/SQRT([.B134]*[.C134])*100" office:value-type="float" office:value="27.5064201100828" calcext:value-type="float">
            <text:p>27,51</text:p>
          </table:table-cell>
          <table:table-cell table:formula="of:=[.G134]/SQRT([.D134]*[.E134])*100" office:value-type="float" office:value="27.2112821139263" calcext:value-type="float">
            <text:p>27,21</text:p>
          </table:table-cell>
          <table:table-cell table:formula="of:=[.F134]/[.B134]*100" office:value-type="float" office:value="63.0932896890344" calcext:value-type="float">
            <text:p>63,09</text:p>
          </table:table-cell>
          <table:table-cell table:formula="of:=[.G134]/[.D134]*100" office:value-type="float" office:value="66.1204578147476" calcext:value-type="float">
            <text:p>66,12</text:p>
          </table:table-cell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12462" calcext:value-type="float">
            <text:p>12462</text:p>
          </table:table-cell>
          <table:table-cell office:value-type="float" office:value="55070" calcext:value-type="float">
            <text:p>55070</text:p>
          </table:table-cell>
          <table:table-cell office:value-type="float" office:value="12613" calcext:value-type="float">
            <text:p>12613</text:p>
          </table:table-cell>
          <table:table-cell office:value-type="float" office:value="61685" calcext:value-type="float">
            <text:p>61685</text:p>
          </table:table-cell>
          <table:table-cell office:value-type="float" office:value="8235" calcext:value-type="float">
            <text:p>8235</text:p>
          </table:table-cell>
          <table:table-cell office:value-type="float" office:value="8676" calcext:value-type="float">
            <text:p>8676</text:p>
          </table:table-cell>
          <table:table-cell table:formula="of:=[.F135]/SQRT([.B135]*[.C135])*100" office:value-type="float" office:value="31.434907866805" calcext:value-type="float">
            <text:p>31,43</text:p>
          </table:table-cell>
          <table:table-cell table:formula="of:=[.G135]/SQRT([.D135]*[.E135])*100" office:value-type="float" office:value="31.1043092331646" calcext:value-type="float">
            <text:p>31,10</text:p>
          </table:table-cell>
          <table:table-cell table:formula="of:=[.F135]/[.B135]*100" office:value-type="float" office:value="66.0808858931151" calcext:value-type="float">
            <text:p>66,08</text:p>
          </table:table-cell>
          <table:table-cell table:formula="of:=[.G135]/[.D135]*100" office:value-type="float" office:value="68.7861729961151" calcext:value-type="float">
            <text:p>68,79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58926" calcext:value-type="float">
            <text:p>58926</text:p>
          </table:table-cell>
          <table:table-cell office:value-type="float" office:value="356158" calcext:value-type="float">
            <text:p>356158</text:p>
          </table:table-cell>
          <table:table-cell office:value-type="float" office:value="65285" calcext:value-type="float">
            <text:p>65285</text:p>
          </table:table-cell>
          <table:table-cell office:value-type="float" office:value="406165" calcext:value-type="float">
            <text:p>406165</text:p>
          </table:table-cell>
          <table:table-cell office:value-type="float" office:value="34064" calcext:value-type="float">
            <text:p>34064</text:p>
          </table:table-cell>
          <table:table-cell office:value-type="float" office:value="38848" calcext:value-type="float">
            <text:p>38848</text:p>
          </table:table-cell>
          <table:table-cell table:formula="of:=[.F136]/SQRT([.B136]*[.C136])*100" office:value-type="float" office:value="23.5136912557525" calcext:value-type="float">
            <text:p>23,51</text:p>
          </table:table-cell>
          <table:table-cell table:formula="of:=[.G136]/SQRT([.D136]*[.E136])*100" office:value-type="float" office:value="23.8567188513039" calcext:value-type="float">
            <text:p>23,86</text:p>
          </table:table-cell>
          <table:table-cell table:formula="of:=[.F136]/[.B136]*100" office:value-type="float" office:value="57.808098292774" calcext:value-type="float">
            <text:p>57,81</text:p>
          </table:table-cell>
          <table:table-cell table:formula="of:=[.G136]/[.D136]*100" office:value-type="float" office:value="59.5052462280769" calcext:value-type="float">
            <text:p>59,51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13118" calcext:value-type="float">
            <text:p>13118</text:p>
          </table:table-cell>
          <table:table-cell office:value-type="float" office:value="63454" calcext:value-type="float">
            <text:p>63454</text:p>
          </table:table-cell>
          <table:table-cell office:value-type="float" office:value="13173" calcext:value-type="float">
            <text:p>13173</text:p>
          </table:table-cell>
          <table:table-cell office:value-type="float" office:value="71589" calcext:value-type="float">
            <text:p>71589</text:p>
          </table:table-cell>
          <table:table-cell office:value-type="float" office:value="8472" calcext:value-type="float">
            <text:p>8472</text:p>
          </table:table-cell>
          <table:table-cell office:value-type="float" office:value="8962" calcext:value-type="float">
            <text:p>8962</text:p>
          </table:table-cell>
          <table:table-cell table:formula="of:=[.F137]/SQRT([.B137]*[.C137])*100" office:value-type="float" office:value="29.3645014425514" calcext:value-type="float">
            <text:p>29,36</text:p>
          </table:table-cell>
          <table:table-cell table:formula="of:=[.G137]/SQRT([.D137]*[.E137])*100" office:value-type="float" office:value="29.1836390806885" calcext:value-type="float">
            <text:p>29,18</text:p>
          </table:table-cell>
          <table:table-cell table:formula="of:=[.F137]/[.B137]*100" office:value-type="float" office:value="64.5830157036134" calcext:value-type="float">
            <text:p>64,58</text:p>
          </table:table-cell>
          <table:table-cell table:formula="of:=[.G137]/[.D137]*100" office:value-type="float" office:value="68.033098003492" calcext:value-type="float">
            <text:p>68,03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12702" calcext:value-type="float">
            <text:p>12702</text:p>
          </table:table-cell>
          <table:table-cell office:value-type="float" office:value="56398" calcext:value-type="float">
            <text:p>56398</text:p>
          </table:table-cell>
          <table:table-cell office:value-type="float" office:value="12901" calcext:value-type="float">
            <text:p>12901</text:p>
          </table:table-cell>
          <table:table-cell office:value-type="float" office:value="63221" calcext:value-type="float">
            <text:p>63221</text:p>
          </table:table-cell>
          <table:table-cell office:value-type="float" office:value="8301" calcext:value-type="float">
            <text:p>8301</text:p>
          </table:table-cell>
          <table:table-cell office:value-type="float" office:value="8859" calcext:value-type="float">
            <text:p>8859</text:p>
          </table:table-cell>
          <table:table-cell table:formula="of:=[.F138]/SQRT([.B138]*[.C138])*100" office:value-type="float" office:value="31.0143374616798" calcext:value-type="float">
            <text:p>31,01</text:p>
          </table:table-cell>
          <table:table-cell table:formula="of:=[.G138]/SQRT([.D138]*[.E138])*100" office:value-type="float" office:value="31.0200385757923" calcext:value-type="float">
            <text:p>31,02</text:p>
          </table:table-cell>
          <table:table-cell table:formula="of:=[.F138]/[.B138]*100" office:value-type="float" office:value="65.3519130845536" calcext:value-type="float">
            <text:p>65,35</text:p>
          </table:table-cell>
          <table:table-cell table:formula="of:=[.G138]/[.D138]*100" office:value-type="float" office:value="68.6690954189598" calcext:value-type="float">
            <text:p>68,67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14670" calcext:value-type="float">
            <text:p>14670</text:p>
          </table:table-cell>
          <table:table-cell office:value-type="float" office:value="72782" calcext:value-type="float">
            <text:p>72782</text:p>
          </table:table-cell>
          <table:table-cell office:value-type="float" office:value="15637" calcext:value-type="float">
            <text:p>15637</text:p>
          </table:table-cell>
          <table:table-cell office:value-type="float" office:value="83685" calcext:value-type="float">
            <text:p>83685</text:p>
          </table:table-cell>
          <table:table-cell office:value-type="float" office:value="9383" calcext:value-type="float">
            <text:p>9383</text:p>
          </table:table-cell>
          <table:table-cell office:value-type="float" office:value="10443" calcext:value-type="float">
            <text:p>10443</text:p>
          </table:table-cell>
          <table:table-cell table:formula="of:=[.F139]/SQRT([.B139]*[.C139])*100" office:value-type="float" office:value="28.7153865340853" calcext:value-type="float">
            <text:p>28,72</text:p>
          </table:table-cell>
          <table:table-cell table:formula="of:=[.G139]/SQRT([.D139]*[.E139])*100" office:value-type="float" office:value="28.8685353003029" calcext:value-type="float">
            <text:p>28,87</text:p>
          </table:table-cell>
          <table:table-cell table:formula="of:=[.F139]/[.B139]*100" office:value-type="float" office:value="63.9604635310157" calcext:value-type="float">
            <text:p>63,96</text:p>
          </table:table-cell>
          <table:table-cell table:formula="of:=[.G139]/[.D139]*100" office:value-type="float" office:value="66.7839099571529" calcext:value-type="float">
            <text:p>66,78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21134" calcext:value-type="float">
            <text:p>21134</text:p>
          </table:table-cell>
          <table:table-cell office:value-type="float" office:value="77726" calcext:value-type="float">
            <text:p>77726</text:p>
          </table:table-cell>
          <table:table-cell office:value-type="float" office:value="27141" calcext:value-type="float">
            <text:p>27141</text:p>
          </table:table-cell>
          <table:table-cell office:value-type="float" office:value="119349" calcext:value-type="float">
            <text:p>119349</text:p>
          </table:table-cell>
          <table:table-cell office:value-type="float" office:value="14951" calcext:value-type="float">
            <text:p>14951</text:p>
          </table:table-cell>
          <table:table-cell office:value-type="float" office:value="18090" calcext:value-type="float">
            <text:p>18090</text:p>
          </table:table-cell>
          <table:table-cell table:formula="of:=[.F140]/SQRT([.B140]*[.C140])*100" office:value-type="float" office:value="36.8889446561711" calcext:value-type="float">
            <text:p>36,89</text:p>
          </table:table-cell>
          <table:table-cell table:formula="of:=[.G140]/SQRT([.D140]*[.E140])*100" office:value-type="float" office:value="31.7845635356749" calcext:value-type="float">
            <text:p>31,78</text:p>
          </table:table-cell>
          <table:table-cell table:formula="of:=[.F140]/[.B140]*100" office:value-type="float" office:value="70.7438251159269" calcext:value-type="float">
            <text:p>70,74</text:p>
          </table:table-cell>
          <table:table-cell table:formula="of:=[.G140]/[.D140]*100" office:value-type="float" office:value="66.6519288161822" calcext:value-type="float">
            <text:p>66,65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36574" calcext:value-type="float">
            <text:p>36574</text:p>
          </table:table-cell>
          <table:table-cell office:value-type="float" office:value="156702" calcext:value-type="float">
            <text:p>156702</text:p>
          </table:table-cell>
          <table:table-cell office:value-type="float" office:value="43573" calcext:value-type="float">
            <text:p>43573</text:p>
          </table:table-cell>
          <table:table-cell office:value-type="float" office:value="181909" calcext:value-type="float">
            <text:p>181909</text:p>
          </table:table-cell>
          <table:table-cell office:value-type="float" office:value="24934" calcext:value-type="float">
            <text:p>24934</text:p>
          </table:table-cell>
          <table:table-cell office:value-type="float" office:value="32421" calcext:value-type="float">
            <text:p>32421</text:p>
          </table:table-cell>
          <table:table-cell table:formula="of:=[.F141]/SQRT([.B141]*[.C141])*100" office:value-type="float" office:value="32.9358180770525" calcext:value-type="float">
            <text:p>32,94</text:p>
          </table:table-cell>
          <table:table-cell table:formula="of:=[.G141]/SQRT([.D141]*[.E141])*100" office:value-type="float" office:value="36.4158609355019" calcext:value-type="float">
            <text:p>36,42</text:p>
          </table:table-cell>
          <table:table-cell table:formula="of:=[.F141]/[.B141]*100" office:value-type="float" office:value="68.1741127576967" calcext:value-type="float">
            <text:p>68,17</text:p>
          </table:table-cell>
          <table:table-cell table:formula="of:=[.G141]/[.D141]*100" office:value-type="float" office:value="74.4061689578409" calcext:value-type="float">
            <text:p>74,41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11822" calcext:value-type="float">
            <text:p>11822</text:p>
          </table:table-cell>
          <table:table-cell office:value-type="float" office:value="50062" calcext:value-type="float">
            <text:p>50062</text:p>
          </table:table-cell>
          <table:table-cell office:value-type="float" office:value="11957" calcext:value-type="float">
            <text:p>11957</text:p>
          </table:table-cell>
          <table:table-cell office:value-type="float" office:value="55861" calcext:value-type="float">
            <text:p>55861</text:p>
          </table:table-cell>
          <table:table-cell office:value-type="float" office:value="7910" calcext:value-type="float">
            <text:p>7910</text:p>
          </table:table-cell>
          <table:table-cell office:value-type="float" office:value="8312" calcext:value-type="float">
            <text:p>8312</text:p>
          </table:table-cell>
          <table:table-cell table:formula="of:=[.F142]/SQRT([.B142]*[.C142])*100" office:value-type="float" office:value="32.5144871323958" calcext:value-type="float">
            <text:p>32,51</text:p>
          </table:table-cell>
          <table:table-cell table:formula="of:=[.G142]/SQRT([.D142]*[.E142])*100" office:value-type="float" office:value="32.1617792651447" calcext:value-type="float">
            <text:p>32,16</text:p>
          </table:table-cell>
          <table:table-cell table:formula="of:=[.F142]/[.B142]*100" office:value-type="float" office:value="66.9091524276772" calcext:value-type="float">
            <text:p>66,91</text:p>
          </table:table-cell>
          <table:table-cell table:formula="of:=[.G142]/[.D142]*100" office:value-type="float" office:value="69.5157648239525" calcext:value-type="float">
            <text:p>69,52</text:p>
          </table:table-cell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19342" calcext:value-type="float">
            <text:p>19342</text:p>
          </table:table-cell>
          <table:table-cell office:value-type="float" office:value="107950" calcext:value-type="float">
            <text:p>107950</text:p>
          </table:table-cell>
          <table:table-cell office:value-type="float" office:value="22277" calcext:value-type="float">
            <text:p>22277</text:p>
          </table:table-cell>
          <table:table-cell office:value-type="float" office:value="126629" calcext:value-type="float">
            <text:p>126629</text:p>
          </table:table-cell>
          <table:table-cell office:value-type="float" office:value="11560" calcext:value-type="float">
            <text:p>11560</text:p>
          </table:table-cell>
          <table:table-cell office:value-type="float" office:value="13707" calcext:value-type="float">
            <text:p>13707</text:p>
          </table:table-cell>
          <table:table-cell table:formula="of:=[.F143]/SQRT([.B143]*[.C143])*100" office:value-type="float" office:value="25.2985611381047" calcext:value-type="float">
            <text:p>25,30</text:p>
          </table:table-cell>
          <table:table-cell table:formula="of:=[.G143]/SQRT([.D143]*[.E143])*100" office:value-type="float" office:value="25.8075912589422" calcext:value-type="float">
            <text:p>25,81</text:p>
          </table:table-cell>
          <table:table-cell table:formula="of:=[.F143]/[.B143]*100" office:value-type="float" office:value="59.7663116533968" calcext:value-type="float">
            <text:p>59,77</text:p>
          </table:table-cell>
          <table:table-cell table:formula="of:=[.G143]/[.D143]*100" office:value-type="float" office:value="61.529828971585" calcext:value-type="float">
            <text:p>61,53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15022" calcext:value-type="float">
            <text:p>15022</text:p>
          </table:table-cell>
          <table:table-cell office:value-type="float" office:value="69726" calcext:value-type="float">
            <text:p>69726</text:p>
          </table:table-cell>
          <table:table-cell office:value-type="float" office:value="18181" calcext:value-type="float">
            <text:p>18181</text:p>
          </table:table-cell>
          <table:table-cell office:value-type="float" office:value="81845" calcext:value-type="float">
            <text:p>81845</text:p>
          </table:table-cell>
          <table:table-cell office:value-type="float" office:value="9417" calcext:value-type="float">
            <text:p>9417</text:p>
          </table:table-cell>
          <table:table-cell office:value-type="float" office:value="11638" calcext:value-type="float">
            <text:p>11638</text:p>
          </table:table-cell>
          <table:table-cell table:formula="of:=[.F144]/SQRT([.B144]*[.C144])*100" office:value-type="float" office:value="29.0972078135586" calcext:value-type="float">
            <text:p>29,10</text:p>
          </table:table-cell>
          <table:table-cell table:formula="of:=[.G144]/SQRT([.D144]*[.E144])*100" office:value-type="float" office:value="30.1698668113556" calcext:value-type="float">
            <text:p>30,17</text:p>
          </table:table-cell>
          <table:table-cell table:formula="of:=[.F144]/[.B144]*100" office:value-type="float" office:value="62.6880575156437" calcext:value-type="float">
            <text:p>62,69</text:p>
          </table:table-cell>
          <table:table-cell table:formula="of:=[.G144]/[.D144]*100" office:value-type="float" office:value="64.0118805346241" calcext:value-type="float">
            <text:p>64,01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13950" calcext:value-type="float">
            <text:p>13950</text:p>
          </table:table-cell>
          <table:table-cell office:value-type="float" office:value="67262" calcext:value-type="float">
            <text:p>67262</text:p>
          </table:table-cell>
          <table:table-cell office:value-type="float" office:value="14309" calcext:value-type="float">
            <text:p>14309</text:p>
          </table:table-cell>
          <table:table-cell office:value-type="float" office:value="74485" calcext:value-type="float">
            <text:p>74485</text:p>
          </table:table-cell>
          <table:table-cell office:value-type="float" office:value="8933" calcext:value-type="float">
            <text:p>8933</text:p>
          </table:table-cell>
          <table:table-cell office:value-type="float" office:value="9721" calcext:value-type="float">
            <text:p>9721</text:p>
          </table:table-cell>
          <table:table-cell table:formula="of:=[.F145]/SQRT([.B145]*[.C145])*100" office:value-type="float" office:value="29.1625396206039" calcext:value-type="float">
            <text:p>29,16</text:p>
          </table:table-cell>
          <table:table-cell table:formula="of:=[.G145]/SQRT([.D145]*[.E145])*100" office:value-type="float" office:value="29.7763794543343" calcext:value-type="float">
            <text:p>29,78</text:p>
          </table:table-cell>
          <table:table-cell table:formula="of:=[.F145]/[.B145]*100" office:value-type="float" office:value="64.0358422939068" calcext:value-type="float">
            <text:p>64,04</text:p>
          </table:table-cell>
          <table:table-cell table:formula="of:=[.G145]/[.D145]*100" office:value-type="float" office:value="67.9362638898595" calcext:value-type="float">
            <text:p>67,94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20254" calcext:value-type="float">
            <text:p>20254</text:p>
          </table:table-cell>
          <table:table-cell office:value-type="float" office:value="99790" calcext:value-type="float">
            <text:p>99790</text:p>
          </table:table-cell>
          <table:table-cell office:value-type="float" office:value="24069" calcext:value-type="float">
            <text:p>24069</text:p>
          </table:table-cell>
          <table:table-cell office:value-type="float" office:value="118485" calcext:value-type="float">
            <text:p>118485</text:p>
          </table:table-cell>
          <table:table-cell office:value-type="float" office:value="12031" calcext:value-type="float">
            <text:p>12031</text:p>
          </table:table-cell>
          <table:table-cell office:value-type="float" office:value="14961" calcext:value-type="float">
            <text:p>14961</text:p>
          </table:table-cell>
          <table:table-cell table:formula="of:=[.F146]/SQRT([.B146]*[.C146])*100" office:value-type="float" office:value="26.7610292462226" calcext:value-type="float">
            <text:p>26,76</text:p>
          </table:table-cell>
          <table:table-cell table:formula="of:=[.G146]/SQRT([.D146]*[.E146])*100" office:value-type="float" office:value="28.015599032684" calcext:value-type="float">
            <text:p>28,02</text:p>
          </table:table-cell>
          <table:table-cell table:formula="of:=[.F146]/[.B146]*100" office:value-type="float" office:value="59.4006122247457" calcext:value-type="float">
            <text:p>59,40</text:p>
          </table:table-cell>
          <table:table-cell table:formula="of:=[.G146]/[.D146]*100" office:value-type="float" office:value="62.1587934687773" calcext:value-type="float">
            <text:p>62,16</text:p>
          </table:table-cell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12110" calcext:value-type="float">
            <text:p>12110</text:p>
          </table:table-cell>
          <table:table-cell office:value-type="float" office:value="50478" calcext:value-type="float">
            <text:p>50478</text:p>
          </table:table-cell>
          <table:table-cell office:value-type="float" office:value="12133" calcext:value-type="float">
            <text:p>12133</text:p>
          </table:table-cell>
          <table:table-cell office:value-type="float" office:value="56213" calcext:value-type="float">
            <text:p>56213</text:p>
          </table:table-cell>
          <table:table-cell office:value-type="float" office:value="8140" calcext:value-type="float">
            <text:p>8140</text:p>
          </table:table-cell>
          <table:table-cell office:value-type="float" office:value="8419" calcext:value-type="float">
            <text:p>8419</text:p>
          </table:table-cell>
          <table:table-cell table:formula="of:=[.F147]/SQRT([.B147]*[.C147])*100" office:value-type="float" office:value="32.9231411297707" calcext:value-type="float">
            <text:p>32,92</text:p>
          </table:table-cell>
          <table:table-cell table:formula="of:=[.G147]/SQRT([.D147]*[.E147])*100" office:value-type="float" office:value="32.2372530991964" calcext:value-type="float">
            <text:p>32,24</text:p>
          </table:table-cell>
          <table:table-cell table:formula="of:=[.F147]/[.B147]*100" office:value-type="float" office:value="67.2171758876961" calcext:value-type="float">
            <text:p>67,22</text:p>
          </table:table-cell>
          <table:table-cell table:formula="of:=[.G147]/[.D147]*100" office:value-type="float" office:value="69.3892689359598" calcext:value-type="float">
            <text:p>69,39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7678" calcext:value-type="float">
            <text:p>17678</text:p>
          </table:table-cell>
          <table:table-cell office:value-type="float" office:value="91038" calcext:value-type="float">
            <text:p>91038</text:p>
          </table:table-cell>
          <table:table-cell office:value-type="float" office:value="18245" calcext:value-type="float">
            <text:p>18245</text:p>
          </table:table-cell>
          <table:table-cell office:value-type="float" office:value="100565" calcext:value-type="float">
            <text:p>100565</text:p>
          </table:table-cell>
          <table:table-cell office:value-type="float" office:value="10816" calcext:value-type="float">
            <text:p>10816</text:p>
          </table:table-cell>
          <table:table-cell office:value-type="float" office:value="11773" calcext:value-type="float">
            <text:p>11773</text:p>
          </table:table-cell>
          <table:table-cell table:formula="of:=[.F148]/SQRT([.B148]*[.C148])*100" office:value-type="float" office:value="26.9611715463626" calcext:value-type="float">
            <text:p>26,96</text:p>
          </table:table-cell>
          <table:table-cell table:formula="of:=[.G148]/SQRT([.D148]*[.E148])*100" office:value-type="float" office:value="27.4847493798498" calcext:value-type="float">
            <text:p>27,48</text:p>
          </table:table-cell>
          <table:table-cell table:formula="of:=[.F148]/[.B148]*100" office:value-type="float" office:value="61.1833917864012" calcext:value-type="float">
            <text:p>61,18</text:p>
          </table:table-cell>
          <table:table-cell table:formula="of:=[.G148]/[.D148]*100" office:value-type="float" office:value="64.5272677445876" calcext:value-type="float">
            <text:p>64,53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60670" calcext:value-type="float">
            <text:p>60670</text:p>
          </table:table-cell>
          <table:table-cell office:value-type="float" office:value="592750" calcext:value-type="float">
            <text:p>592750</text:p>
          </table:table-cell>
          <table:table-cell office:value-type="float" office:value="61733" calcext:value-type="float">
            <text:p>61733</text:p>
          </table:table-cell>
          <table:table-cell office:value-type="float" office:value="618805" calcext:value-type="float">
            <text:p>618805</text:p>
          </table:table-cell>
          <table:table-cell office:value-type="float" office:value="37611" calcext:value-type="float">
            <text:p>37611</text:p>
          </table:table-cell>
          <table:table-cell office:value-type="float" office:value="39870" calcext:value-type="float">
            <text:p>39870</text:p>
          </table:table-cell>
          <table:table-cell table:formula="of:=[.F149]/SQRT([.B149]*[.C149])*100" office:value-type="float" office:value="19.8331685082439" calcext:value-type="float">
            <text:p>19,83</text:p>
          </table:table-cell>
          <table:table-cell table:formula="of:=[.G149]/SQRT([.D149]*[.E149])*100" office:value-type="float" office:value="20.399082635479" calcext:value-type="float">
            <text:p>20,40</text:p>
          </table:table-cell>
          <table:table-cell table:formula="of:=[.F149]/[.B149]*100" office:value-type="float" office:value="61.992747651228" calcext:value-type="float">
            <text:p>61,99</text:p>
          </table:table-cell>
          <table:table-cell table:formula="of:=[.G149]/[.D149]*100" office:value-type="float" office:value="64.5845819901835" calcext:value-type="float">
            <text:p>64,58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22974" calcext:value-type="float">
            <text:p>22974</text:p>
          </table:table-cell>
          <table:table-cell office:value-type="float" office:value="123470" calcext:value-type="float">
            <text:p>123470</text:p>
          </table:table-cell>
          <table:table-cell office:value-type="float" office:value="22821" calcext:value-type="float">
            <text:p>22821</text:p>
          </table:table-cell>
          <table:table-cell office:value-type="float" office:value="140261" calcext:value-type="float">
            <text:p>140261</text:p>
          </table:table-cell>
          <table:table-cell office:value-type="float" office:value="13554" calcext:value-type="float">
            <text:p>13554</text:p>
          </table:table-cell>
          <table:table-cell office:value-type="float" office:value="14133" calcext:value-type="float">
            <text:p>14133</text:p>
          </table:table-cell>
          <table:table-cell table:formula="of:=[.F150]/SQRT([.B150]*[.C150])*100" office:value-type="float" office:value="25.4488668144544" calcext:value-type="float">
            <text:p>25,45</text:p>
          </table:table-cell>
          <table:table-cell table:formula="of:=[.G150]/SQRT([.D150]*[.E150])*100" office:value-type="float" office:value="24.9803522450925" calcext:value-type="float">
            <text:p>24,98</text:p>
          </table:table-cell>
          <table:table-cell table:formula="of:=[.F150]/[.B150]*100" office:value-type="float" office:value="58.9971271872552" calcext:value-type="float">
            <text:p>59,00</text:p>
          </table:table-cell>
          <table:table-cell table:formula="of:=[.G150]/[.D150]*100" office:value-type="float" office:value="61.9298014986197" calcext:value-type="float">
            <text:p>61,93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14334" calcext:value-type="float">
            <text:p>14334</text:p>
          </table:table-cell>
          <table:table-cell office:value-type="float" office:value="68398" calcext:value-type="float">
            <text:p>68398</text:p>
          </table:table-cell>
          <table:table-cell office:value-type="float" office:value="14245" calcext:value-type="float">
            <text:p>14245</text:p>
          </table:table-cell>
          <table:table-cell office:value-type="float" office:value="76293" calcext:value-type="float">
            <text:p>76293</text:p>
          </table:table-cell>
          <table:table-cell office:value-type="float" office:value="9074" calcext:value-type="float">
            <text:p>9074</text:p>
          </table:table-cell>
          <table:table-cell office:value-type="float" office:value="9582" calcext:value-type="float">
            <text:p>9582</text:p>
          </table:table-cell>
          <table:table-cell table:formula="of:=[.F151]/SQRT([.B151]*[.C151])*100" office:value-type="float" office:value="28.9796658432258" calcext:value-type="float">
            <text:p>28,98</text:p>
          </table:table-cell>
          <table:table-cell table:formula="of:=[.G151]/SQRT([.D151]*[.E151])*100" office:value-type="float" office:value="29.0658209187888" calcext:value-type="float">
            <text:p>29,07</text:p>
          </table:table-cell>
          <table:table-cell table:formula="of:=[.F151]/[.B151]*100" office:value-type="float" office:value="63.3040323705874" calcext:value-type="float">
            <text:p>63,30</text:p>
          </table:table-cell>
          <table:table-cell table:formula="of:=[.G151]/[.D151]*100" office:value-type="float" office:value="67.2657072657073" calcext:value-type="float">
            <text:p>67,27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12334" calcext:value-type="float">
            <text:p>12334</text:p>
          </table:table-cell>
          <table:table-cell office:value-type="float" office:value="51470" calcext:value-type="float">
            <text:p>51470</text:p>
          </table:table-cell>
          <table:table-cell office:value-type="float" office:value="12357" calcext:value-type="float">
            <text:p>12357</text:p>
          </table:table-cell>
          <table:table-cell office:value-type="float" office:value="57317" calcext:value-type="float">
            <text:p>57317</text:p>
          </table:table-cell>
          <table:table-cell office:value-type="float" office:value="8237" calcext:value-type="float">
            <text:p>8237</text:p>
          </table:table-cell>
          <table:table-cell office:value-type="float" office:value="8579" calcext:value-type="float">
            <text:p>8579</text:p>
          </table:table-cell>
          <table:table-cell table:formula="of:=[.F152]/SQRT([.B152]*[.C152])*100" office:value-type="float" office:value="32.6918885589268" calcext:value-type="float">
            <text:p>32,69</text:p>
          </table:table-cell>
          <table:table-cell table:formula="of:=[.G152]/SQRT([.D152]*[.E152])*100" office:value-type="float" office:value="32.2357974984991" calcext:value-type="float">
            <text:p>32,24</text:p>
          </table:table-cell>
          <table:table-cell table:formula="of:=[.F152]/[.B152]*100" office:value-type="float" office:value="66.7828766012648" calcext:value-type="float">
            <text:p>66,78</text:p>
          </table:table-cell>
          <table:table-cell table:formula="of:=[.G152]/[.D152]*100" office:value-type="float" office:value="69.4262361414583" calcext:value-type="float">
            <text:p>69,43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33006" calcext:value-type="float">
            <text:p>33006</text:p>
          </table:table-cell>
          <table:table-cell office:value-type="float" office:value="211438" calcext:value-type="float">
            <text:p>211438</text:p>
          </table:table-cell>
          <table:table-cell office:value-type="float" office:value="33269" calcext:value-type="float">
            <text:p>33269</text:p>
          </table:table-cell>
          <table:table-cell office:value-type="float" office:value="236085" calcext:value-type="float">
            <text:p>236085</text:p>
          </table:table-cell>
          <table:table-cell office:value-type="float" office:value="18830" calcext:value-type="float">
            <text:p>18830</text:p>
          </table:table-cell>
          <table:table-cell office:value-type="float" office:value="20240" calcext:value-type="float">
            <text:p>20240</text:p>
          </table:table-cell>
          <table:table-cell table:formula="of:=[.F153]/SQRT([.B153]*[.C153])*100" office:value-type="float" office:value="22.5404380203178" calcext:value-type="float">
            <text:p>22,54</text:p>
          </table:table-cell>
          <table:table-cell table:formula="of:=[.G153]/SQRT([.D153]*[.E153])*100" office:value-type="float" office:value="22.8379142219345" calcext:value-type="float">
            <text:p>22,84</text:p>
          </table:table-cell>
          <table:table-cell table:formula="of:=[.F153]/[.B153]*100" office:value-type="float" office:value="57.0502332909168" calcext:value-type="float">
            <text:p>57,05</text:p>
          </table:table-cell>
          <table:table-cell table:formula="of:=[.G153]/[.D153]*100" office:value-type="float" office:value="60.8374162132917" calcext:value-type="float">
            <text:p>60,84</text:p>
          </table:table-cell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12174" calcext:value-type="float">
            <text:p>12174</text:p>
          </table:table-cell>
          <table:table-cell office:value-type="float" office:value="50718" calcext:value-type="float">
            <text:p>50718</text:p>
          </table:table-cell>
          <table:table-cell office:value-type="float" office:value="12197" calcext:value-type="float">
            <text:p>12197</text:p>
          </table:table-cell>
          <table:table-cell office:value-type="float" office:value="56501" calcext:value-type="float">
            <text:p>56501</text:p>
          </table:table-cell>
          <table:table-cell office:value-type="float" office:value="8163" calcext:value-type="float">
            <text:p>8163</text:p>
          </table:table-cell>
          <table:table-cell office:value-type="float" office:value="8468" calcext:value-type="float">
            <text:p>8468</text:p>
          </table:table-cell>
          <table:table-cell table:formula="of:=[.F154]/SQRT([.B154]*[.C154])*100" office:value-type="float" office:value="32.8512642862552" calcext:value-type="float">
            <text:p>32,85</text:p>
          </table:table-cell>
          <table:table-cell table:formula="of:=[.G154]/SQRT([.D154]*[.E154])*100" office:value-type="float" office:value="32.2571705374769" calcext:value-type="float">
            <text:p>32,26</text:p>
          </table:table-cell>
          <table:table-cell table:formula="of:=[.F154]/[.B154]*100" office:value-type="float" office:value="67.0527353376047" calcext:value-type="float">
            <text:p>67,05</text:p>
          </table:table-cell>
          <table:table-cell table:formula="of:=[.G154]/[.D154]*100" office:value-type="float" office:value="69.4269082561286" calcext:value-type="float">
            <text:p>69,43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75118" calcext:value-type="float">
            <text:p>75118</text:p>
          </table:table-cell>
          <table:table-cell office:value-type="float" office:value="453822" calcext:value-type="float">
            <text:p>453822</text:p>
          </table:table-cell>
          <table:table-cell office:value-type="float" office:value="76117" calcext:value-type="float">
            <text:p>76117</text:p>
          </table:table-cell>
          <table:table-cell office:value-type="float" office:value="509573" calcext:value-type="float">
            <text:p>509573</text:p>
          </table:table-cell>
          <table:table-cell office:value-type="float" office:value="42770" calcext:value-type="float">
            <text:p>42770</text:p>
          </table:table-cell>
          <table:table-cell office:value-type="float" office:value="45260" calcext:value-type="float">
            <text:p>45260</text:p>
          </table:table-cell>
          <table:table-cell table:formula="of:=[.F155]/SQRT([.B155]*[.C155])*100" office:value-type="float" office:value="23.1645820789333" calcext:value-type="float">
            <text:p>23,16</text:p>
          </table:table-cell>
          <table:table-cell table:formula="of:=[.G155]/SQRT([.D155]*[.E155])*100" office:value-type="float" office:value="22.9810841901165" calcext:value-type="float">
            <text:p>22,98</text:p>
          </table:table-cell>
          <table:table-cell table:formula="of:=[.F155]/[.B155]*100" office:value-type="float" office:value="56.9370856519077" calcext:value-type="float">
            <text:p>56,94</text:p>
          </table:table-cell>
          <table:table-cell table:formula="of:=[.G155]/[.D155]*100" office:value-type="float" office:value="59.4610927913607" calcext:value-type="float">
            <text:p>59,46</text:p>
          </table:table-cell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20334" calcext:value-type="float">
            <text:p>20334</text:p>
          </table:table-cell>
          <table:table-cell office:value-type="float" office:value="96638" calcext:value-type="float">
            <text:p>96638</text:p>
          </table:table-cell>
          <table:table-cell office:value-type="float" office:value="20677" calcext:value-type="float">
            <text:p>20677</text:p>
          </table:table-cell>
          <table:table-cell office:value-type="float" office:value="111141" calcext:value-type="float">
            <text:p>111141</text:p>
          </table:table-cell>
          <table:table-cell office:value-type="float" office:value="12156" calcext:value-type="float">
            <text:p>12156</text:p>
          </table:table-cell>
          <table:table-cell office:value-type="float" office:value="13150" calcext:value-type="float">
            <text:p>13150</text:p>
          </table:table-cell>
          <table:table-cell table:formula="of:=[.F156]/SQRT([.B156]*[.C156])*100" office:value-type="float" office:value="27.4223907629286" calcext:value-type="float">
            <text:p>27,42</text:p>
          </table:table-cell>
          <table:table-cell table:formula="of:=[.G156]/SQRT([.D156]*[.E156])*100" office:value-type="float" office:value="27.4312020423219" calcext:value-type="float">
            <text:p>27,43</text:p>
          </table:table-cell>
          <table:table-cell table:formula="of:=[.F156]/[.B156]*100" office:value-type="float" office:value="59.7816465033933" calcext:value-type="float">
            <text:p>59,78</text:p>
          </table:table-cell>
          <table:table-cell table:formula="of:=[.G156]/[.D156]*100" office:value-type="float" office:value="63.5972336412439" calcext:value-type="float">
            <text:p>63,60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17486" calcext:value-type="float">
            <text:p>17486</text:p>
          </table:table-cell>
          <table:table-cell office:value-type="float" office:value="346622" calcext:value-type="float">
            <text:p>346622</text:p>
          </table:table-cell>
          <table:table-cell office:value-type="float" office:value="17141" calcext:value-type="float">
            <text:p>17141</text:p>
          </table:table-cell>
          <table:table-cell office:value-type="float" office:value="341029" calcext:value-type="float">
            <text:p>341029</text:p>
          </table:table-cell>
          <table:table-cell office:value-type="float" office:value="12196" calcext:value-type="float">
            <text:p>12196</text:p>
          </table:table-cell>
          <table:table-cell office:value-type="float" office:value="12236" calcext:value-type="float">
            <text:p>12236</text:p>
          </table:table-cell>
          <table:table-cell table:formula="of:=[.F157]/SQRT([.B157]*[.C157])*100" office:value-type="float" office:value="15.6654947997559" calcext:value-type="float">
            <text:p>15,67</text:p>
          </table:table-cell>
          <table:table-cell table:formula="of:=[.G157]/SQRT([.D157]*[.E157])*100" office:value-type="float" office:value="16.003896537538" calcext:value-type="float">
            <text:p>16,00</text:p>
          </table:table-cell>
          <table:table-cell table:formula="of:=[.F157]/[.B157]*100" office:value-type="float" office:value="69.7472263525106" calcext:value-type="float">
            <text:p>69,75</text:p>
          </table:table-cell>
          <table:table-cell table:formula="of:=[.G157]/[.D157]*100" office:value-type="float" office:value="71.3843999766641" calcext:value-type="float">
            <text:p>71,38</text:p>
          </table:table-cell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13550" calcext:value-type="float">
            <text:p>13550</text:p>
          </table:table-cell>
          <table:table-cell office:value-type="float" office:value="63854" calcext:value-type="float">
            <text:p>63854</text:p>
          </table:table-cell>
          <table:table-cell office:value-type="float" office:value="13749" calcext:value-type="float">
            <text:p>13749</text:p>
          </table:table-cell>
          <table:table-cell office:value-type="float" office:value="71845" calcext:value-type="float">
            <text:p>71845</text:p>
          </table:table-cell>
          <table:table-cell office:value-type="float" office:value="8694" calcext:value-type="float">
            <text:p>8694</text:p>
          </table:table-cell>
          <table:table-cell office:value-type="float" office:value="9236" calcext:value-type="float">
            <text:p>9236</text:p>
          </table:table-cell>
          <table:table-cell table:formula="of:=[.F158]/SQRT([.B158]*[.C158])*100" office:value-type="float" office:value="29.556699371007" calcext:value-type="float">
            <text:p>29,56</text:p>
          </table:table-cell>
          <table:table-cell table:formula="of:=[.G158]/SQRT([.D158]*[.E158])*100" office:value-type="float" office:value="29.3866508950148" calcext:value-type="float">
            <text:p>29,39</text:p>
          </table:table-cell>
          <table:table-cell table:formula="of:=[.F158]/[.B158]*100" office:value-type="float" office:value="64.1623616236162" calcext:value-type="float">
            <text:p>64,16</text:p>
          </table:table-cell>
          <table:table-cell table:formula="of:=[.G158]/[.D158]*100" office:value-type="float" office:value="67.1757946032439" calcext:value-type="float">
            <text:p>67,18</text:p>
          </table:table-cell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15742" calcext:value-type="float">
            <text:p>15742</text:p>
          </table:table-cell>
          <table:table-cell office:value-type="float" office:value="73374" calcext:value-type="float">
            <text:p>73374</text:p>
          </table:table-cell>
          <table:table-cell office:value-type="float" office:value="18933" calcext:value-type="float">
            <text:p>18933</text:p>
          </table:table-cell>
          <table:table-cell office:value-type="float" office:value="85877" calcext:value-type="float">
            <text:p>85877</text:p>
          </table:table-cell>
          <table:table-cell office:value-type="float" office:value="9764" calcext:value-type="float">
            <text:p>9764</text:p>
          </table:table-cell>
          <table:table-cell office:value-type="float" office:value="12030" calcext:value-type="float">
            <text:p>12030</text:p>
          </table:table-cell>
          <table:table-cell table:formula="of:=[.F159]/SQRT([.B159]*[.C159])*100" office:value-type="float" office:value="28.7294107810309" calcext:value-type="float">
            <text:p>28,73</text:p>
          </table:table-cell>
          <table:table-cell table:formula="of:=[.G159]/SQRT([.D159]*[.E159])*100" office:value-type="float" office:value="29.8344116416188" calcext:value-type="float">
            <text:p>29,83</text:p>
          </table:table-cell>
          <table:table-cell table:formula="of:=[.F159]/[.B159]*100" office:value-type="float" office:value="62.0251556346081" calcext:value-type="float">
            <text:p>62,03</text:p>
          </table:table-cell>
          <table:table-cell table:formula="of:=[.G159]/[.D159]*100" office:value-type="float" office:value="63.5398510537157" calcext:value-type="float">
            <text:p>63,54</text:p>
          </table:table-cell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17758" calcext:value-type="float">
            <text:p>17758</text:p>
          </table:table-cell>
          <table:table-cell office:value-type="float" office:value="86606" calcext:value-type="float">
            <text:p>86606</text:p>
          </table:table-cell>
          <table:table-cell office:value-type="float" office:value="18709" calcext:value-type="float">
            <text:p>18709</text:p>
          </table:table-cell>
          <table:table-cell office:value-type="float" office:value="97989" calcext:value-type="float">
            <text:p>97989</text:p>
          </table:table-cell>
          <table:table-cell office:value-type="float" office:value="11131" calcext:value-type="float">
            <text:p>11131</text:p>
          </table:table-cell>
          <table:table-cell office:value-type="float" office:value="12249" calcext:value-type="float">
            <text:p>12249</text:p>
          </table:table-cell>
          <table:table-cell table:formula="of:=[.F160]/SQRT([.B160]*[.C160])*100" office:value-type="float" office:value="28.3833182372929" calcext:value-type="float">
            <text:p>28,38</text:p>
          </table:table-cell>
          <table:table-cell table:formula="of:=[.G160]/SQRT([.D160]*[.E160])*100" office:value-type="float" office:value="28.6079464605945" calcext:value-type="float">
            <text:p>28,61</text:p>
          </table:table-cell>
          <table:table-cell table:formula="of:=[.F160]/[.B160]*100" office:value-type="float" office:value="62.6816082892218" calcext:value-type="float">
            <text:p>62,68</text:p>
          </table:table-cell>
          <table:table-cell table:formula="of:=[.G160]/[.D160]*100" office:value-type="float" office:value="65.4711636110963" calcext:value-type="float">
            <text:p>65,47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65406" calcext:value-type="float">
            <text:p>65406</text:p>
          </table:table-cell>
          <table:table-cell office:value-type="float" office:value="374926" calcext:value-type="float">
            <text:p>374926</text:p>
          </table:table-cell>
          <table:table-cell office:value-type="float" office:value="66325" calcext:value-type="float">
            <text:p>66325</text:p>
          </table:table-cell>
          <table:table-cell office:value-type="float" office:value="424309" calcext:value-type="float">
            <text:p>424309</text:p>
          </table:table-cell>
          <table:table-cell office:value-type="float" office:value="38638" calcext:value-type="float">
            <text:p>38638</text:p>
          </table:table-cell>
          <table:table-cell office:value-type="float" office:value="40859" calcext:value-type="float">
            <text:p>40859</text:p>
          </table:table-cell>
          <table:table-cell table:formula="of:=[.F161]/SQRT([.B161]*[.C161])*100" office:value-type="float" office:value="24.6736309103138" calcext:value-type="float">
            <text:p>24,67</text:p>
          </table:table-cell>
          <table:table-cell table:formula="of:=[.G161]/SQRT([.D161]*[.E161])*100" office:value-type="float" office:value="24.3561131049393" calcext:value-type="float">
            <text:p>24,36</text:p>
          </table:table-cell>
          <table:table-cell table:formula="of:=[.F161]/[.B161]*100" office:value-type="float" office:value="59.0740910619821" calcext:value-type="float">
            <text:p>59,07</text:p>
          </table:table-cell>
          <table:table-cell table:formula="of:=[.G161]/[.D161]*100" office:value-type="float" office:value="61.6042216358839" calcext:value-type="float">
            <text:p>61,60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14990" calcext:value-type="float">
            <text:p>14990</text:p>
          </table:table-cell>
          <table:table-cell office:value-type="float" office:value="74462" calcext:value-type="float">
            <text:p>74462</text:p>
          </table:table-cell>
          <table:table-cell office:value-type="float" office:value="15029" calcext:value-type="float">
            <text:p>15029</text:p>
          </table:table-cell>
          <table:table-cell office:value-type="float" office:value="82645" calcext:value-type="float">
            <text:p>82645</text:p>
          </table:table-cell>
          <table:table-cell office:value-type="float" office:value="9599" calcext:value-type="float">
            <text:p>9599</text:p>
          </table:table-cell>
          <table:table-cell office:value-type="float" office:value="9946" calcext:value-type="float">
            <text:p>9946</text:p>
          </table:table-cell>
          <table:table-cell table:formula="of:=[.F162]/SQRT([.B162]*[.C162])*100" office:value-type="float" office:value="28.7314686935791" calcext:value-type="float">
            <text:p>28,73</text:p>
          </table:table-cell>
          <table:table-cell table:formula="of:=[.G162]/SQRT([.D162]*[.E162])*100" office:value-type="float" office:value="28.2211768746016" calcext:value-type="float">
            <text:p>28,22</text:p>
          </table:table-cell>
          <table:table-cell table:formula="of:=[.F162]/[.B162]*100" office:value-type="float" office:value="64.0360240160107" calcext:value-type="float">
            <text:p>64,04</text:p>
          </table:table-cell>
          <table:table-cell table:formula="of:=[.G162]/[.D162]*100" office:value-type="float" office:value="66.178721139131" calcext:value-type="float">
            <text:p>66,18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17454" calcext:value-type="float">
            <text:p>17454</text:p>
          </table:table-cell>
          <table:table-cell office:value-type="float" office:value="93614" calcext:value-type="float">
            <text:p>93614</text:p>
          </table:table-cell>
          <table:table-cell office:value-type="float" office:value="21269" calcext:value-type="float">
            <text:p>21269</text:p>
          </table:table-cell>
          <table:table-cell office:value-type="float" office:value="109669" calcext:value-type="float">
            <text:p>109669</text:p>
          </table:table-cell>
          <table:table-cell office:value-type="float" office:value="10935" calcext:value-type="float">
            <text:p>10935</text:p>
          </table:table-cell>
          <table:table-cell office:value-type="float" office:value="13079" calcext:value-type="float">
            <text:p>13079</text:p>
          </table:table-cell>
          <table:table-cell table:formula="of:=[.F163]/SQRT([.B163]*[.C163])*100" office:value-type="float" office:value="27.0520947784562" calcext:value-type="float">
            <text:p>27,05</text:p>
          </table:table-cell>
          <table:table-cell table:formula="of:=[.G163]/SQRT([.D163]*[.E163])*100" office:value-type="float" office:value="27.0806486401548" calcext:value-type="float">
            <text:p>27,08</text:p>
          </table:table-cell>
          <table:table-cell table:formula="of:=[.F163]/[.B163]*100" office:value-type="float" office:value="62.6503953248539" calcext:value-type="float">
            <text:p>62,65</text:p>
          </table:table-cell>
          <table:table-cell table:formula="of:=[.G163]/[.D163]*100" office:value-type="float" office:value="61.4932530913536" calcext:value-type="float">
            <text:p>61,49</text:p>
          </table:table-cell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14174" calcext:value-type="float">
            <text:p>14174</text:p>
          </table:table-cell>
          <table:table-cell office:value-type="float" office:value="60206" calcext:value-type="float">
            <text:p>60206</text:p>
          </table:table-cell>
          <table:table-cell office:value-type="float" office:value="14005" calcext:value-type="float">
            <text:p>14005</text:p>
          </table:table-cell>
          <table:table-cell office:value-type="float" office:value="67317" calcext:value-type="float">
            <text:p>67317</text:p>
          </table:table-cell>
          <table:table-cell office:value-type="float" office:value="9350" calcext:value-type="float">
            <text:p>9350</text:p>
          </table:table-cell>
          <table:table-cell office:value-type="float" office:value="9582" calcext:value-type="float">
            <text:p>9582</text:p>
          </table:table-cell>
          <table:table-cell table:formula="of:=[.F164]/SQRT([.B164]*[.C164])*100" office:value-type="float" office:value="32.0070397737166" calcext:value-type="float">
            <text:p>32,01</text:p>
          </table:table-cell>
          <table:table-cell table:formula="of:=[.G164]/SQRT([.D164]*[.E164])*100" office:value-type="float" office:value="31.2070152584483" calcext:value-type="float">
            <text:p>31,21</text:p>
          </table:table-cell>
          <table:table-cell table:formula="of:=[.F164]/[.B164]*100" office:value-type="float" office:value="65.9658529702272" calcext:value-type="float">
            <text:p>65,97</text:p>
          </table:table-cell>
          <table:table-cell table:formula="of:=[.G164]/[.D164]*100" office:value-type="float" office:value="68.4184219921457" calcext:value-type="float">
            <text:p>68,42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14334" calcext:value-type="float">
            <text:p>14334</text:p>
          </table:table-cell>
          <table:table-cell office:value-type="float" office:value="65006" calcext:value-type="float">
            <text:p>65006</text:p>
          </table:table-cell>
          <table:table-cell office:value-type="float" office:value="17509" calcext:value-type="float">
            <text:p>17509</text:p>
          </table:table-cell>
          <table:table-cell office:value-type="float" office:value="76213" calcext:value-type="float">
            <text:p>76213</text:p>
          </table:table-cell>
          <table:table-cell office:value-type="float" office:value="9135" calcext:value-type="float">
            <text:p>9135</text:p>
          </table:table-cell>
          <table:table-cell office:value-type="float" office:value="11271" calcext:value-type="float">
            <text:p>11271</text:p>
          </table:table-cell>
          <table:table-cell table:formula="of:=[.F165]/SQRT([.B165]*[.C165])*100" office:value-type="float" office:value="29.9259626705417" calcext:value-type="float">
            <text:p>29,93</text:p>
          </table:table-cell>
          <table:table-cell table:formula="of:=[.G165]/SQRT([.D165]*[.E165])*100" office:value-type="float" office:value="30.8544102538086" calcext:value-type="float">
            <text:p>30,85</text:p>
          </table:table-cell>
          <table:table-cell table:formula="of:=[.F165]/[.B165]*100" office:value-type="float" office:value="63.7295939723734" calcext:value-type="float">
            <text:p>63,73</text:p>
          </table:table-cell>
          <table:table-cell table:formula="of:=[.G165]/[.D165]*100" office:value-type="float" office:value="64.3726083728368" calcext:value-type="float">
            <text:p>64,37</text:p>
          </table:table-cell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30430" calcext:value-type="float">
            <text:p>30430</text:p>
          </table:table-cell>
          <table:table-cell office:value-type="float" office:value="164622" calcext:value-type="float">
            <text:p>164622</text:p>
          </table:table-cell>
          <table:table-cell office:value-type="float" office:value="31621" calcext:value-type="float">
            <text:p>31621</text:p>
          </table:table-cell>
          <table:table-cell office:value-type="float" office:value="183077" calcext:value-type="float">
            <text:p>183077</text:p>
          </table:table-cell>
          <table:table-cell office:value-type="float" office:value="16768" calcext:value-type="float">
            <text:p>16768</text:p>
          </table:table-cell>
          <table:table-cell office:value-type="float" office:value="18649" calcext:value-type="float">
            <text:p>18649</text:p>
          </table:table-cell>
          <table:table-cell table:formula="of:=[.F166]/SQRT([.B166]*[.C166])*100" office:value-type="float" office:value="23.6911614465972" calcext:value-type="float">
            <text:p>23,69</text:p>
          </table:table-cell>
          <table:table-cell table:formula="of:=[.G166]/SQRT([.D166]*[.E166])*100" office:value-type="float" office:value="24.510425759409" calcext:value-type="float">
            <text:p>24,51</text:p>
          </table:table-cell>
          <table:table-cell table:formula="of:=[.F166]/[.B166]*100" office:value-type="float" office:value="55.1035162668419" calcext:value-type="float">
            <text:p>55,10</text:p>
          </table:table-cell>
          <table:table-cell table:formula="of:=[.G166]/[.D166]*100" office:value-type="float" office:value="58.9766294551089" calcext:value-type="float">
            <text:p>58,98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27822" calcext:value-type="float">
            <text:p>27822</text:p>
          </table:table-cell>
          <table:table-cell office:value-type="float" office:value="408382" calcext:value-type="float">
            <text:p>408382</text:p>
          </table:table-cell>
          <table:table-cell office:value-type="float" office:value="31909" calcext:value-type="float">
            <text:p>31909</text:p>
          </table:table-cell>
          <table:table-cell office:value-type="float" office:value="418197" calcext:value-type="float">
            <text:p>418197</text:p>
          </table:table-cell>
          <table:table-cell office:value-type="float" office:value="17028" calcext:value-type="float">
            <text:p>17028</text:p>
          </table:table-cell>
          <table:table-cell office:value-type="float" office:value="19613" calcext:value-type="float">
            <text:p>19613</text:p>
          </table:table-cell>
          <table:table-cell table:formula="of:=[.F167]/SQRT([.B167]*[.C167])*100" office:value-type="float" office:value="15.9748273260483" calcext:value-type="float">
            <text:p>15,97</text:p>
          </table:table-cell>
          <table:table-cell table:formula="of:=[.G167]/SQRT([.D167]*[.E167])*100" office:value-type="float" office:value="16.9784083570091" calcext:value-type="float">
            <text:p>16,98</text:p>
          </table:table-cell>
          <table:table-cell table:formula="of:=[.F167]/[.B167]*100" office:value-type="float" office:value="61.2033642441234" calcext:value-type="float">
            <text:p>61,20</text:p>
          </table:table-cell>
          <table:table-cell table:formula="of:=[.G167]/[.D167]*100" office:value-type="float" office:value="61.4654172803911" calcext:value-type="float">
            <text:p>61,47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14846" calcext:value-type="float">
            <text:p>14846</text:p>
          </table:table-cell>
          <table:table-cell office:value-type="float" office:value="74750" calcext:value-type="float">
            <text:p>74750</text:p>
          </table:table-cell>
          <table:table-cell office:value-type="float" office:value="14901" calcext:value-type="float">
            <text:p>14901</text:p>
          </table:table-cell>
          <table:table-cell office:value-type="float" office:value="84965" calcext:value-type="float">
            <text:p>84965</text:p>
          </table:table-cell>
          <table:table-cell office:value-type="float" office:value="9373" calcext:value-type="float">
            <text:p>9373</text:p>
          </table:table-cell>
          <table:table-cell office:value-type="float" office:value="9975" calcext:value-type="float">
            <text:p>9975</text:p>
          </table:table-cell>
          <table:table-cell table:formula="of:=[.F168]/SQRT([.B168]*[.C168])*100" office:value-type="float" office:value="28.1363845119518" calcext:value-type="float">
            <text:p>28,14</text:p>
          </table:table-cell>
          <table:table-cell table:formula="of:=[.G168]/SQRT([.D168]*[.E168])*100" office:value-type="float" office:value="28.034006269341" calcext:value-type="float">
            <text:p>28,03</text:p>
          </table:table-cell>
          <table:table-cell table:formula="of:=[.F168]/[.B168]*100" office:value-type="float" office:value="63.1348511383538" calcext:value-type="float">
            <text:p>63,13</text:p>
          </table:table-cell>
          <table:table-cell table:formula="of:=[.G168]/[.D168]*100" office:value-type="float" office:value="66.9418159855043" calcext:value-type="float">
            <text:p>66,94</text:p>
          </table:table-cell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13262" calcext:value-type="float">
            <text:p>13262</text:p>
          </table:table-cell>
          <table:table-cell office:value-type="float" office:value="59294" calcext:value-type="float">
            <text:p>59294</text:p>
          </table:table-cell>
          <table:table-cell office:value-type="float" office:value="13349" calcext:value-type="float">
            <text:p>13349</text:p>
          </table:table-cell>
          <table:table-cell office:value-type="float" office:value="66757" calcext:value-type="float">
            <text:p>66757</text:p>
          </table:table-cell>
          <table:table-cell office:value-type="float" office:value="8545" calcext:value-type="float">
            <text:p>8545</text:p>
          </table:table-cell>
          <table:table-cell office:value-type="float" office:value="9086" calcext:value-type="float">
            <text:p>9086</text:p>
          </table:table-cell>
          <table:table-cell table:formula="of:=[.F169]/SQRT([.B169]*[.C169])*100" office:value-type="float" office:value="30.4720856777228" calcext:value-type="float">
            <text:p>30,47</text:p>
          </table:table-cell>
          <table:table-cell table:formula="of:=[.G169]/SQRT([.D169]*[.E169])*100" office:value-type="float" office:value="30.4368679505008" calcext:value-type="float">
            <text:p>30,44</text:p>
          </table:table-cell>
          <table:table-cell table:formula="of:=[.F169]/[.B169]*100" office:value-type="float" office:value="64.4322123359976" calcext:value-type="float">
            <text:p>64,43</text:p>
          </table:table-cell>
          <table:table-cell table:formula="of:=[.G169]/[.D169]*100" office:value-type="float" office:value="68.0650235972732" calcext:value-type="float">
            <text:p>68,07</text:p>
          </table:table-cell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15918" calcext:value-type="float">
            <text:p>15918</text:p>
          </table:table-cell>
          <table:table-cell office:value-type="float" office:value="77966" calcext:value-type="float">
            <text:p>77966</text:p>
          </table:table-cell>
          <table:table-cell office:value-type="float" office:value="16133" calcext:value-type="float">
            <text:p>16133</text:p>
          </table:table-cell>
          <table:table-cell office:value-type="float" office:value="88453" calcext:value-type="float">
            <text:p>88453</text:p>
          </table:table-cell>
          <table:table-cell office:value-type="float" office:value="10013" calcext:value-type="float">
            <text:p>10013</text:p>
          </table:table-cell>
          <table:table-cell office:value-type="float" office:value="10751" calcext:value-type="float">
            <text:p>10751</text:p>
          </table:table-cell>
          <table:table-cell table:formula="of:=[.F170]/SQRT([.B170]*[.C170])*100" office:value-type="float" office:value="28.4228314193502" calcext:value-type="float">
            <text:p>28,42</text:p>
          </table:table-cell>
          <table:table-cell table:formula="of:=[.G170]/SQRT([.D170]*[.E170])*100" office:value-type="float" office:value="28.4600075771464" calcext:value-type="float">
            <text:p>28,46</text:p>
          </table:table-cell>
          <table:table-cell table:formula="of:=[.F170]/[.B170]*100" office:value-type="float" office:value="62.9036311094359" calcext:value-type="float">
            <text:p>62,90</text:p>
          </table:table-cell>
          <table:table-cell table:formula="of:=[.G170]/[.D170]*100" office:value-type="float" office:value="66.6398066075745" calcext:value-type="float">
            <text:p>66,64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43998" calcext:value-type="float">
            <text:p>43998</text:p>
          </table:table-cell>
          <table:table-cell office:value-type="float" office:value="268846" calcext:value-type="float">
            <text:p>268846</text:p>
          </table:table-cell>
          <table:table-cell office:value-type="float" office:value="46565" calcext:value-type="float">
            <text:p>46565</text:p>
          </table:table-cell>
          <table:table-cell office:value-type="float" office:value="284981" calcext:value-type="float">
            <text:p>284981</text:p>
          </table:table-cell>
          <table:table-cell office:value-type="float" office:value="27757" calcext:value-type="float">
            <text:p>27757</text:p>
          </table:table-cell>
          <table:table-cell office:value-type="float" office:value="29119" calcext:value-type="float">
            <text:p>29119</text:p>
          </table:table-cell>
          <table:table-cell table:formula="of:=[.F171]/SQRT([.B171]*[.C171])*100" office:value-type="float" office:value="25.5213867050524" calcext:value-type="float">
            <text:p>25,52</text:p>
          </table:table-cell>
          <table:table-cell table:formula="of:=[.G171]/SQRT([.D171]*[.E171])*100" office:value-type="float" office:value="25.2777666134997" calcext:value-type="float">
            <text:p>25,28</text:p>
          </table:table-cell>
          <table:table-cell table:formula="of:=[.F171]/[.B171]*100" office:value-type="float" office:value="63.0869584981136" calcext:value-type="float">
            <text:p>63,09</text:p>
          </table:table-cell>
          <table:table-cell table:formula="of:=[.G171]/[.D171]*100" office:value-type="float" office:value="62.5340921292816" calcext:value-type="float">
            <text:p>62,53</text:p>
          </table:table-cell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12222" calcext:value-type="float">
            <text:p>12222</text:p>
          </table:table-cell>
          <table:table-cell office:value-type="float" office:value="53838" calcext:value-type="float">
            <text:p>53838</text:p>
          </table:table-cell>
          <table:table-cell office:value-type="float" office:value="12341" calcext:value-type="float">
            <text:p>12341</text:p>
          </table:table-cell>
          <table:table-cell office:value-type="float" office:value="60085" calcext:value-type="float">
            <text:p>60085</text:p>
          </table:table-cell>
          <table:table-cell office:value-type="float" office:value="8075" calcext:value-type="float">
            <text:p>8075</text:p>
          </table:table-cell>
          <table:table-cell office:value-type="float" office:value="8524" calcext:value-type="float">
            <text:p>8524</text:p>
          </table:table-cell>
          <table:table-cell table:formula="of:=[.F172]/SQRT([.B172]*[.C172])*100" office:value-type="float" office:value="31.4794352393619" calcext:value-type="float">
            <text:p>31,48</text:p>
          </table:table-cell>
          <table:table-cell table:formula="of:=[.G172]/SQRT([.D172]*[.E172])*100" office:value-type="float" office:value="31.3029474488441" calcext:value-type="float">
            <text:p>31,30</text:p>
          </table:table-cell>
          <table:table-cell table:formula="of:=[.F172]/[.B172]*100" office:value-type="float" office:value="66.0693830796924" calcext:value-type="float">
            <text:p>66,07</text:p>
          </table:table-cell>
          <table:table-cell table:formula="of:=[.G172]/[.D172]*100" office:value-type="float" office:value="69.0705777489669" calcext:value-type="float">
            <text:p>69,07</text:p>
          </table:table-cell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17838" calcext:value-type="float">
            <text:p>17838</text:p>
          </table:table-cell>
          <table:table-cell office:value-type="float" office:value="347390" calcext:value-type="float">
            <text:p>347390</text:p>
          </table:table-cell>
          <table:table-cell office:value-type="float" office:value="17301" calcext:value-type="float">
            <text:p>17301</text:p>
          </table:table-cell>
          <table:table-cell office:value-type="float" office:value="341733" calcext:value-type="float">
            <text:p>341733</text:p>
          </table:table-cell>
          <table:table-cell office:value-type="float" office:value="12229" calcext:value-type="float">
            <text:p>12229</text:p>
          </table:table-cell>
          <table:table-cell office:value-type="float" office:value="12213" calcext:value-type="float">
            <text:p>12213</text:p>
          </table:table-cell>
          <table:table-cell table:formula="of:=[.F173]/SQRT([.B173]*[.C173])*100" office:value-type="float" office:value="15.5349267163414" calcext:value-type="float">
            <text:p>15,53</text:p>
          </table:table-cell>
          <table:table-cell table:formula="of:=[.G173]/SQRT([.D173]*[.E173])*100" office:value-type="float" office:value="15.8833934660524" calcext:value-type="float">
            <text:p>15,88</text:p>
          </table:table-cell>
          <table:table-cell table:formula="of:=[.F173]/[.B173]*100" office:value-type="float" office:value="68.5558919161341" calcext:value-type="float">
            <text:p>68,56</text:p>
          </table:table-cell>
          <table:table-cell table:formula="of:=[.G173]/[.D173]*100" office:value-type="float" office:value="70.5912953008497" calcext:value-type="float">
            <text:p>70,59</text:p>
          </table:table-cell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37438" calcext:value-type="float">
            <text:p>37438</text:p>
          </table:table-cell>
          <table:table-cell office:value-type="float" office:value="251646" calcext:value-type="float">
            <text:p>251646</text:p>
          </table:table-cell>
          <table:table-cell office:value-type="float" office:value="39733" calcext:value-type="float">
            <text:p>39733</text:p>
          </table:table-cell>
          <table:table-cell office:value-type="float" office:value="289509" calcext:value-type="float">
            <text:p>289509</text:p>
          </table:table-cell>
          <table:table-cell office:value-type="float" office:value="20715" calcext:value-type="float">
            <text:p>20715</text:p>
          </table:table-cell>
          <table:table-cell office:value-type="float" office:value="22521" calcext:value-type="float">
            <text:p>22521</text:p>
          </table:table-cell>
          <table:table-cell table:formula="of:=[.F174]/SQRT([.B174]*[.C174])*100" office:value-type="float" office:value="21.3419256153991" calcext:value-type="float">
            <text:p>21,34</text:p>
          </table:table-cell>
          <table:table-cell table:formula="of:=[.G174]/SQRT([.D174]*[.E174])*100" office:value-type="float" office:value="20.9981463043865" calcext:value-type="float">
            <text:p>21,00</text:p>
          </table:table-cell>
          <table:table-cell table:formula="of:=[.F174]/[.B174]*100" office:value-type="float" office:value="55.3314813825525" calcext:value-type="float">
            <text:p>55,33</text:p>
          </table:table-cell>
          <table:table-cell table:formula="of:=[.G174]/[.D174]*100" office:value-type="float" office:value="56.6808446379584" calcext:value-type="float">
            <text:p>56,68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13662" calcext:value-type="float">
            <text:p>13662</text:p>
          </table:table-cell>
          <table:table-cell office:value-type="float" office:value="71950" calcext:value-type="float">
            <text:p>71950</text:p>
          </table:table-cell>
          <table:table-cell office:value-type="float" office:value="13845" calcext:value-type="float">
            <text:p>13845</text:p>
          </table:table-cell>
          <table:table-cell office:value-type="float" office:value="80885" calcext:value-type="float">
            <text:p>80885</text:p>
          </table:table-cell>
          <table:table-cell office:value-type="float" office:value="8888" calcext:value-type="float">
            <text:p>8888</text:p>
          </table:table-cell>
          <table:table-cell office:value-type="float" office:value="9445" calcext:value-type="float">
            <text:p>9445</text:p>
          </table:table-cell>
          <table:table-cell table:formula="of:=[.F175]/SQRT([.B175]*[.C175])*100" office:value-type="float" office:value="28.3485928353333" calcext:value-type="float">
            <text:p>28,35</text:p>
          </table:table-cell>
          <table:table-cell table:formula="of:=[.G175]/SQRT([.D175]*[.E175])*100" office:value-type="float" office:value="28.2241900163175" calcext:value-type="float">
            <text:p>28,22</text:p>
          </table:table-cell>
          <table:table-cell table:formula="of:=[.F175]/[.B175]*100" office:value-type="float" office:value="65.0563607085346" calcext:value-type="float">
            <text:p>65,06</text:p>
          </table:table-cell>
          <table:table-cell table:formula="of:=[.G175]/[.D175]*100" office:value-type="float" office:value="68.2195738533767" calcext:value-type="float">
            <text:p>68,22</text:p>
          </table:table-cell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20318" calcext:value-type="float">
            <text:p>20318</text:p>
          </table:table-cell>
          <table:table-cell office:value-type="float" office:value="133998" calcext:value-type="float">
            <text:p>133998</text:p>
          </table:table-cell>
          <table:table-cell office:value-type="float" office:value="20085" calcext:value-type="float">
            <text:p>20085</text:p>
          </table:table-cell>
          <table:table-cell office:value-type="float" office:value="147445" calcext:value-type="float">
            <text:p>147445</text:p>
          </table:table-cell>
          <table:table-cell office:value-type="float" office:value="12318" calcext:value-type="float">
            <text:p>12318</text:p>
          </table:table-cell>
          <table:table-cell office:value-type="float" office:value="12948" calcext:value-type="float">
            <text:p>12948</text:p>
          </table:table-cell>
          <table:table-cell table:formula="of:=[.F176]/SQRT([.B176]*[.C176])*100" office:value-type="float" office:value="23.6075307258891" calcext:value-type="float">
            <text:p>23,61</text:p>
          </table:table-cell>
          <table:table-cell table:formula="of:=[.G176]/SQRT([.D176]*[.E176])*100" office:value-type="float" office:value="23.793139330645" calcext:value-type="float">
            <text:p>23,79</text:p>
          </table:table-cell>
          <table:table-cell table:formula="of:=[.F176]/[.B176]*100" office:value-type="float" office:value="60.6260458706566" calcext:value-type="float">
            <text:p>60,63</text:p>
          </table:table-cell>
          <table:table-cell table:formula="of:=[.G176]/[.D176]*100" office:value-type="float" office:value="64.4660194174757" calcext:value-type="float">
            <text:p>64,47</text:p>
          </table:table-cell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21774" calcext:value-type="float">
            <text:p>21774</text:p>
          </table:table-cell>
          <table:table-cell office:value-type="float" office:value="146302" calcext:value-type="float">
            <text:p>146302</text:p>
          </table:table-cell>
          <table:table-cell office:value-type="float" office:value="21365" calcext:value-type="float">
            <text:p>21365</text:p>
          </table:table-cell>
          <table:table-cell office:value-type="float" office:value="161445" calcext:value-type="float">
            <text:p>161445</text:p>
          </table:table-cell>
          <table:table-cell office:value-type="float" office:value="12990" calcext:value-type="float">
            <text:p>12990</text:p>
          </table:table-cell>
          <table:table-cell office:value-type="float" office:value="13617" calcext:value-type="float">
            <text:p>13617</text:p>
          </table:table-cell>
          <table:table-cell table:formula="of:=[.F177]/SQRT([.B177]*[.C177])*100" office:value-type="float" office:value="23.0152083197329" calcext:value-type="float">
            <text:p>23,02</text:p>
          </table:table-cell>
          <table:table-cell table:formula="of:=[.G177]/SQRT([.D177]*[.E177])*100" office:value-type="float" office:value="23.1855653046496" calcext:value-type="float">
            <text:p>23,19</text:p>
          </table:table-cell>
          <table:table-cell table:formula="of:=[.F177]/[.B177]*100" office:value-type="float" office:value="59.6583080738495" calcext:value-type="float">
            <text:p>59,66</text:p>
          </table:table-cell>
          <table:table-cell table:formula="of:=[.G177]/[.D177]*100" office:value-type="float" office:value="63.7350807395273" calcext:value-type="float">
            <text:p>63,74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33646" calcext:value-type="float">
            <text:p>33646</text:p>
          </table:table-cell>
          <table:table-cell office:value-type="float" office:value="216750" calcext:value-type="float">
            <text:p>216750</text:p>
          </table:table-cell>
          <table:table-cell office:value-type="float" office:value="32741" calcext:value-type="float">
            <text:p>32741</text:p>
          </table:table-cell>
          <table:table-cell office:value-type="float" office:value="241461" calcext:value-type="float">
            <text:p>241461</text:p>
          </table:table-cell>
          <table:table-cell office:value-type="float" office:value="19137" calcext:value-type="float">
            <text:p>19137</text:p>
          </table:table-cell>
          <table:table-cell office:value-type="float" office:value="19836" calcext:value-type="float">
            <text:p>19836</text:p>
          </table:table-cell>
          <table:table-cell table:formula="of:=[.F178]/SQRT([.B178]*[.C178])*100" office:value-type="float" office:value="22.4092635102396" calcext:value-type="float">
            <text:p>22,41</text:p>
          </table:table-cell>
          <table:table-cell table:formula="of:=[.G178]/SQRT([.D178]*[.E178])*100" office:value-type="float" office:value="22.3092326364149" calcext:value-type="float">
            <text:p>22,31</text:p>
          </table:table-cell>
          <table:table-cell table:formula="of:=[.F178]/[.B178]*100" office:value-type="float" office:value="56.8774891517565" calcext:value-type="float">
            <text:p>56,88</text:p>
          </table:table-cell>
          <table:table-cell table:formula="of:=[.G178]/[.D178]*100" office:value-type="float" office:value="60.5845881310895" calcext:value-type="float">
            <text:p>60,58</text:p>
          </table:table-cell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13150" calcext:value-type="float">
            <text:p>13150</text:p>
          </table:table-cell>
          <table:table-cell office:value-type="float" office:value="317358" calcext:value-type="float">
            <text:p>317358</text:p>
          </table:table-cell>
          <table:table-cell office:value-type="float" office:value="13061" calcext:value-type="float">
            <text:p>13061</text:p>
          </table:table-cell>
          <table:table-cell office:value-type="float" office:value="307813" calcext:value-type="float">
            <text:p>307813</text:p>
          </table:table-cell>
          <table:table-cell office:value-type="float" office:value="9962" calcext:value-type="float">
            <text:p>9962</text:p>
          </table:table-cell>
          <table:table-cell office:value-type="float" office:value="10030" calcext:value-type="float">
            <text:p>10030</text:p>
          </table:table-cell>
          <table:table-cell table:formula="of:=[.F179]/SQRT([.B179]*[.C179])*100" office:value-type="float" office:value="15.4208721196422" calcext:value-type="float">
            <text:p>15,42</text:p>
          </table:table-cell>
          <table:table-cell table:formula="of:=[.G179]/SQRT([.D179]*[.E179])*100" office:value-type="float" office:value="15.8186435320662" calcext:value-type="float">
            <text:p>15,82</text:p>
          </table:table-cell>
          <table:table-cell table:formula="of:=[.F179]/[.B179]*100" office:value-type="float" office:value="75.7566539923954" calcext:value-type="float">
            <text:p>75,76</text:p>
          </table:table-cell>
          <table:table-cell table:formula="of:=[.G179]/[.D179]*100" office:value-type="float" office:value="76.7935073884082" calcext:value-type="float">
            <text:p>76,79</text:p>
          </table:table-cell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12286" calcext:value-type="float">
            <text:p>12286</text:p>
          </table:table-cell>
          <table:table-cell office:value-type="float" office:value="53774" calcext:value-type="float">
            <text:p>53774</text:p>
          </table:table-cell>
          <table:table-cell office:value-type="float" office:value="12453" calcext:value-type="float">
            <text:p>12453</text:p>
          </table:table-cell>
          <table:table-cell office:value-type="float" office:value="60053" calcext:value-type="float">
            <text:p>60053</text:p>
          </table:table-cell>
          <table:table-cell office:value-type="float" office:value="8108" calcext:value-type="float">
            <text:p>8108</text:p>
          </table:table-cell>
          <table:table-cell office:value-type="float" office:value="8592" calcext:value-type="float">
            <text:p>8592</text:p>
          </table:table-cell>
          <table:table-cell table:formula="of:=[.F180]/SQRT([.B180]*[.C180])*100" office:value-type="float" office:value="31.5444030447465" calcext:value-type="float">
            <text:p>31,54</text:p>
          </table:table-cell>
          <table:table-cell table:formula="of:=[.G180]/SQRT([.D180]*[.E180])*100" office:value-type="float" office:value="31.4188236331717" calcext:value-type="float">
            <text:p>31,42</text:p>
          </table:table-cell>
          <table:table-cell table:formula="of:=[.F180]/[.B180]*100" office:value-type="float" office:value="65.9938140973466" calcext:value-type="float">
            <text:p>65,99</text:p>
          </table:table-cell>
          <table:table-cell table:formula="of:=[.G180]/[.D180]*100" office:value-type="float" office:value="68.9954227896892" calcext:value-type="float">
            <text:p>69,00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6446" calcext:value-type="float">
            <text:p>16446</text:p>
          </table:table-cell>
          <table:table-cell office:value-type="float" office:value="334446" calcext:value-type="float">
            <text:p>334446</text:p>
          </table:table-cell>
          <table:table-cell office:value-type="float" office:value="16469" calcext:value-type="float">
            <text:p>16469</text:p>
          </table:table-cell>
          <table:table-cell office:value-type="float" office:value="326837" calcext:value-type="float">
            <text:p>326837</text:p>
          </table:table-cell>
          <table:table-cell office:value-type="float" office:value="11244" calcext:value-type="float">
            <text:p>11244</text:p>
          </table:table-cell>
          <table:table-cell office:value-type="float" office:value="11557" calcext:value-type="float">
            <text:p>11557</text:p>
          </table:table-cell>
          <table:table-cell table:formula="of:=[.F181]/SQRT([.B181]*[.C181])*100" office:value-type="float" office:value="15.1609945250492" calcext:value-type="float">
            <text:p>15,16</text:p>
          </table:table-cell>
          <table:table-cell table:formula="of:=[.G181]/SQRT([.D181]*[.E181])*100" office:value-type="float" office:value="15.7523695125902" calcext:value-type="float">
            <text:p>15,75</text:p>
          </table:table-cell>
          <table:table-cell table:formula="of:=[.F181]/[.B181]*100" office:value-type="float" office:value="68.3692083181321" calcext:value-type="float">
            <text:p>68,37</text:p>
          </table:table-cell>
          <table:table-cell table:formula="of:=[.G181]/[.D181]*100" office:value-type="float" office:value="70.174266804299" calcext:value-type="float">
            <text:p>70,17</text:p>
          </table:table-cell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22686" calcext:value-type="float">
            <text:p>22686</text:p>
          </table:table-cell>
          <table:table-cell office:value-type="float" office:value="99326" calcext:value-type="float">
            <text:p>99326</text:p>
          </table:table-cell>
          <table:table-cell office:value-type="float" office:value="23045" calcext:value-type="float">
            <text:p>23045</text:p>
          </table:table-cell>
          <table:table-cell office:value-type="float" office:value="113669" calcext:value-type="float">
            <text:p>113669</text:p>
          </table:table-cell>
          <table:table-cell office:value-type="float" office:value="13370" calcext:value-type="float">
            <text:p>13370</text:p>
          </table:table-cell>
          <table:table-cell office:value-type="float" office:value="15600" calcext:value-type="float">
            <text:p>15600</text:p>
          </table:table-cell>
          <table:table-cell table:formula="of:=[.F182]/SQRT([.B182]*[.C182])*100" office:value-type="float" office:value="28.1657273108759" calcext:value-type="float">
            <text:p>28,17</text:p>
          </table:table-cell>
          <table:table-cell table:formula="of:=[.G182]/SQRT([.D182]*[.E182])*100" office:value-type="float" office:value="30.4800182333526" calcext:value-type="float">
            <text:p>30,48</text:p>
          </table:table-cell>
          <table:table-cell table:formula="of:=[.F182]/[.B182]*100" office:value-type="float" office:value="58.9350260072291" calcext:value-type="float">
            <text:p>58,94</text:p>
          </table:table-cell>
          <table:table-cell table:formula="of:=[.G182]/[.D182]*100" office:value-type="float" office:value="67.6936428726405" calcext:value-type="float">
            <text:p>67,69</text:p>
          </table:table-cell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29166" calcext:value-type="float">
            <text:p>29166</text:p>
          </table:table-cell>
          <table:table-cell office:value-type="float" office:value="107982" calcext:value-type="float">
            <text:p>107982</text:p>
          </table:table-cell>
          <table:table-cell office:value-type="float" office:value="29813" calcext:value-type="float">
            <text:p>29813</text:p>
          </table:table-cell>
          <table:table-cell office:value-type="float" office:value="123621" calcext:value-type="float">
            <text:p>123621</text:p>
          </table:table-cell>
          <table:table-cell office:value-type="float" office:value="16262" calcext:value-type="float">
            <text:p>16262</text:p>
          </table:table-cell>
          <table:table-cell office:value-type="float" office:value="18028" calcext:value-type="float">
            <text:p>18028</text:p>
          </table:table-cell>
          <table:table-cell table:formula="of:=[.F183]/SQRT([.B183]*[.C183])*100" office:value-type="float" office:value="28.9774281377358" calcext:value-type="float">
            <text:p>28,98</text:p>
          </table:table-cell>
          <table:table-cell table:formula="of:=[.G183]/SQRT([.D183]*[.E183])*100" office:value-type="float" office:value="29.6960429838726" calcext:value-type="float">
            <text:p>29,70</text:p>
          </table:table-cell>
          <table:table-cell table:formula="of:=[.F183]/[.B183]*100" office:value-type="float" office:value="55.7567030103545" calcext:value-type="float">
            <text:p>55,76</text:p>
          </table:table-cell>
          <table:table-cell table:formula="of:=[.G183]/[.D183]*100" office:value-type="float" office:value="60.4702646496495" calcext:value-type="float">
            <text:p>60,47</text:p>
          </table:table-cell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29278" calcext:value-type="float">
            <text:p>29278</text:p>
          </table:table-cell>
          <table:table-cell office:value-type="float" office:value="107966" calcext:value-type="float">
            <text:p>107966</text:p>
          </table:table-cell>
          <table:table-cell office:value-type="float" office:value="29813" calcext:value-type="float">
            <text:p>29813</text:p>
          </table:table-cell>
          <table:table-cell office:value-type="float" office:value="123653" calcext:value-type="float">
            <text:p>123653</text:p>
          </table:table-cell>
          <table:table-cell office:value-type="float" office:value="16289" calcext:value-type="float">
            <text:p>16289</text:p>
          </table:table-cell>
          <table:table-cell office:value-type="float" office:value="18047" calcext:value-type="float">
            <text:p>18047</text:p>
          </table:table-cell>
          <table:table-cell table:formula="of:=[.F184]/SQRT([.B184]*[.C184])*100" office:value-type="float" office:value="28.9721159254163" calcext:value-type="float">
            <text:p>28,97</text:p>
          </table:table-cell>
          <table:table-cell table:formula="of:=[.G184]/SQRT([.D184]*[.E184])*100" office:value-type="float" office:value="29.7234933237331" calcext:value-type="float">
            <text:p>29,72</text:p>
          </table:table-cell>
          <table:table-cell table:formula="of:=[.F184]/[.B184]*100" office:value-type="float" office:value="55.6356308491017" calcext:value-type="float">
            <text:p>55,64</text:p>
          </table:table-cell>
          <table:table-cell table:formula="of:=[.G184]/[.D184]*100" office:value-type="float" office:value="60.5339952369772" calcext:value-type="float">
            <text:p>60,53</text:p>
          </table:table-cell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35134" calcext:value-type="float">
            <text:p>35134</text:p>
          </table:table-cell>
          <table:table-cell office:value-type="float" office:value="114814" calcext:value-type="float">
            <text:p>114814</text:p>
          </table:table-cell>
          <table:table-cell office:value-type="float" office:value="61925" calcext:value-type="float">
            <text:p>61925</text:p>
          </table:table-cell>
          <table:table-cell office:value-type="float" office:value="155861" calcext:value-type="float">
            <text:p>155861</text:p>
          </table:table-cell>
          <table:table-cell office:value-type="float" office:value="19265" calcext:value-type="float">
            <text:p>19265</text:p>
          </table:table-cell>
          <table:table-cell office:value-type="float" office:value="40478" calcext:value-type="float">
            <text:p>40478</text:p>
          </table:table-cell>
          <table:table-cell table:formula="of:=[.F185]/SQRT([.B185]*[.C185])*100" office:value-type="float" office:value="30.3324710019" calcext:value-type="float">
            <text:p>30,33</text:p>
          </table:table-cell>
          <table:table-cell table:formula="of:=[.G185]/SQRT([.D185]*[.E185])*100" office:value-type="float" office:value="41.2019062191302" calcext:value-type="float">
            <text:p>41,20</text:p>
          </table:table-cell>
          <table:table-cell table:formula="of:=[.F185]/[.B185]*100" office:value-type="float" office:value="54.8329253714351" calcext:value-type="float">
            <text:p>54,83</text:p>
          </table:table-cell>
          <table:table-cell table:formula="of:=[.G185]/[.D185]*100" office:value-type="float" office:value="65.3661687525232" calcext:value-type="float">
            <text:p>65,37</text:p>
          </table:table-cell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35278" calcext:value-type="float">
            <text:p>35278</text:p>
          </table:table-cell>
          <table:table-cell office:value-type="float" office:value="114814" calcext:value-type="float">
            <text:p>114814</text:p>
          </table:table-cell>
          <table:table-cell office:value-type="float" office:value="61941" calcext:value-type="float">
            <text:p>61941</text:p>
          </table:table-cell>
          <table:table-cell office:value-type="float" office:value="155845" calcext:value-type="float">
            <text:p>155845</text:p>
          </table:table-cell>
          <table:table-cell office:value-type="float" office:value="19282" calcext:value-type="float">
            <text:p>19282</text:p>
          </table:table-cell>
          <table:table-cell office:value-type="float" office:value="40490" calcext:value-type="float">
            <text:p>40490</text:p>
          </table:table-cell>
          <table:table-cell table:formula="of:=[.F186]/SQRT([.B186]*[.C186])*100" office:value-type="float" office:value="30.2972127641061" calcext:value-type="float">
            <text:p>30,30</text:p>
          </table:table-cell>
          <table:table-cell table:formula="of:=[.G186]/SQRT([.D186]*[.E186])*100" office:value-type="float" office:value="41.2109127853079" calcext:value-type="float">
            <text:p>41,21</text:p>
          </table:table-cell>
          <table:table-cell table:formula="of:=[.F186]/[.B186]*100" office:value-type="float" office:value="54.6572934973638" calcext:value-type="float">
            <text:p>54,66</text:p>
          </table:table-cell>
          <table:table-cell table:formula="of:=[.G186]/[.D186]*100" office:value-type="float" office:value="65.3686572706285" calcext:value-type="float">
            <text:p>65,37</text:p>
          </table:table-cell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28526" calcext:value-type="float">
            <text:p>28526</text:p>
          </table:table-cell>
          <table:table-cell office:value-type="float" office:value="144750" calcext:value-type="float">
            <text:p>144750</text:p>
          </table:table-cell>
          <table:table-cell office:value-type="float" office:value="33253" calcext:value-type="float">
            <text:p>33253</text:p>
          </table:table-cell>
          <table:table-cell office:value-type="float" office:value="167733" calcext:value-type="float">
            <text:p>167733</text:p>
          </table:table-cell>
          <table:table-cell office:value-type="float" office:value="15987" calcext:value-type="float">
            <text:p>15987</text:p>
          </table:table-cell>
          <table:table-cell office:value-type="float" office:value="19534" calcext:value-type="float">
            <text:p>19534</text:p>
          </table:table-cell>
          <table:table-cell table:formula="of:=[.F187]/SQRT([.B187]*[.C187])*100" office:value-type="float" office:value="24.8792480338326" calcext:value-type="float">
            <text:p>24,88</text:p>
          </table:table-cell>
          <table:table-cell table:formula="of:=[.G187]/SQRT([.D187]*[.E187])*100" office:value-type="float" office:value="26.1557097824581" calcext:value-type="float">
            <text:p>26,16</text:p>
          </table:table-cell>
          <table:table-cell table:formula="of:=[.F187]/[.B187]*100" office:value-type="float" office:value="56.0436093388488" calcext:value-type="float">
            <text:p>56,04</text:p>
          </table:table-cell>
          <table:table-cell table:formula="of:=[.G187]/[.D187]*100" office:value-type="float" office:value="58.7435720085406" calcext:value-type="float">
            <text:p>58,74</text:p>
          </table:table-cell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29086" calcext:value-type="float">
            <text:p>29086</text:p>
          </table:table-cell>
          <table:table-cell office:value-type="float" office:value="167342" calcext:value-type="float">
            <text:p>167342</text:p>
          </table:table-cell>
          <table:table-cell office:value-type="float" office:value="32149" calcext:value-type="float">
            <text:p>32149</text:p>
          </table:table-cell>
          <table:table-cell office:value-type="float" office:value="186181" calcext:value-type="float">
            <text:p>186181</text:p>
          </table:table-cell>
          <table:table-cell office:value-type="float" office:value="16442" calcext:value-type="float">
            <text:p>16442</text:p>
          </table:table-cell>
          <table:table-cell office:value-type="float" office:value="19023" calcext:value-type="float">
            <text:p>19023</text:p>
          </table:table-cell>
          <table:table-cell table:formula="of:=[.F188]/SQRT([.B188]*[.C188])*100" office:value-type="float" office:value="23.5673182433462" calcext:value-type="float">
            <text:p>23,57</text:p>
          </table:table-cell>
          <table:table-cell table:formula="of:=[.G188]/SQRT([.D188]*[.E188])*100" office:value-type="float" office:value="24.5882485347651" calcext:value-type="float">
            <text:p>24,59</text:p>
          </table:table-cell>
          <table:table-cell table:formula="of:=[.F188]/[.B188]*100" office:value-type="float" office:value="56.5289142542804" calcext:value-type="float">
            <text:p>56,53</text:p>
          </table:table-cell>
          <table:table-cell table:formula="of:=[.G188]/[.D188]*100" office:value-type="float" office:value="59.171358362624" calcext:value-type="float">
            <text:p>59,17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13166" calcext:value-type="float">
            <text:p>13166</text:p>
          </table:table-cell>
          <table:table-cell office:value-type="float" office:value="56958" calcext:value-type="float">
            <text:p>56958</text:p>
          </table:table-cell>
          <table:table-cell office:value-type="float" office:value="13029" calcext:value-type="float">
            <text:p>13029</text:p>
          </table:table-cell>
          <table:table-cell office:value-type="float" office:value="63589" calcext:value-type="float">
            <text:p>63589</text:p>
          </table:table-cell>
          <table:table-cell office:value-type="float" office:value="8652" calcext:value-type="float">
            <text:p>8652</text:p>
          </table:table-cell>
          <table:table-cell office:value-type="float" office:value="8972" calcext:value-type="float">
            <text:p>8972</text:p>
          </table:table-cell>
          <table:table-cell table:formula="of:=[.F189]/SQRT([.B189]*[.C189])*100" office:value-type="float" office:value="31.5945533214766" calcext:value-type="float">
            <text:p>31,59</text:p>
          </table:table-cell>
          <table:table-cell table:formula="of:=[.G189]/SQRT([.D189]*[.E189])*100" office:value-type="float" office:value="31.1704251009203" calcext:value-type="float">
            <text:p>31,17</text:p>
          </table:table-cell>
          <table:table-cell table:formula="of:=[.F189]/[.B189]*100" office:value-type="float" office:value="65.7147197326447" calcext:value-type="float">
            <text:p>65,71</text:p>
          </table:table-cell>
          <table:table-cell table:formula="of:=[.G189]/[.D189]*100" office:value-type="float" office:value="68.86176989792" calcext:value-type="float">
            <text:p>68,86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69166" calcext:value-type="float">
            <text:p>69166</text:p>
          </table:table-cell>
          <table:table-cell office:value-type="float" office:value="424046" calcext:value-type="float">
            <text:p>424046</text:p>
          </table:table-cell>
          <table:table-cell office:value-type="float" office:value="68837" calcext:value-type="float">
            <text:p>68837</text:p>
          </table:table-cell>
          <table:table-cell office:value-type="float" office:value="472053" calcext:value-type="float">
            <text:p>472053</text:p>
          </table:table-cell>
          <table:table-cell office:value-type="float" office:value="35484" calcext:value-type="float">
            <text:p>35484</text:p>
          </table:table-cell>
          <table:table-cell office:value-type="float" office:value="37763" calcext:value-type="float">
            <text:p>37763</text:p>
          </table:table-cell>
          <table:table-cell table:formula="of:=[.F190]/SQRT([.B190]*[.C190])*100" office:value-type="float" office:value="20.7195230952687" calcext:value-type="float">
            <text:p>20,72</text:p>
          </table:table-cell>
          <table:table-cell table:formula="of:=[.G190]/SQRT([.D190]*[.E190])*100" office:value-type="float" office:value="20.9488477323628" calcext:value-type="float">
            <text:p>20,95</text:p>
          </table:table-cell>
          <table:table-cell table:formula="of:=[.F190]/[.B190]*100" office:value-type="float" office:value="51.3026631581991" calcext:value-type="float">
            <text:p>51,30</text:p>
          </table:table-cell>
          <table:table-cell table:formula="of:=[.G190]/[.D190]*100" office:value-type="float" office:value="54.8585789618955" calcext:value-type="float">
            <text:p>54,86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25774" calcext:value-type="float">
            <text:p>25774</text:p>
          </table:table-cell>
          <table:table-cell office:value-type="float" office:value="139326" calcext:value-type="float">
            <text:p>139326</text:p>
          </table:table-cell>
          <table:table-cell office:value-type="float" office:value="30037" calcext:value-type="float">
            <text:p>30037</text:p>
          </table:table-cell>
          <table:table-cell office:value-type="float" office:value="164677" calcext:value-type="float">
            <text:p>164677</text:p>
          </table:table-cell>
          <table:table-cell office:value-type="float" office:value="14827" calcext:value-type="float">
            <text:p>14827</text:p>
          </table:table-cell>
          <table:table-cell office:value-type="float" office:value="17953" calcext:value-type="float">
            <text:p>17953</text:p>
          </table:table-cell>
          <table:table-cell table:formula="of:=[.F191]/SQRT([.B191]*[.C191])*100" office:value-type="float" office:value="24.7426545138287" calcext:value-type="float">
            <text:p>24,74</text:p>
          </table:table-cell>
          <table:table-cell table:formula="of:=[.G191]/SQRT([.D191]*[.E191])*100" office:value-type="float" office:value="25.5265592805381" calcext:value-type="float">
            <text:p>25,53</text:p>
          </table:table-cell>
          <table:table-cell table:formula="of:=[.F191]/[.B191]*100" office:value-type="float" office:value="57.526965158687" calcext:value-type="float">
            <text:p>57,53</text:p>
          </table:table-cell>
          <table:table-cell table:formula="of:=[.G191]/[.D191]*100" office:value-type="float" office:value="59.7696174717848" calcext:value-type="float">
            <text:p>59,77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53230" calcext:value-type="float">
            <text:p>53230</text:p>
          </table:table-cell>
          <table:table-cell office:value-type="float" office:value="563326" calcext:value-type="float">
            <text:p>563326</text:p>
          </table:table-cell>
          <table:table-cell office:value-type="float" office:value="45509" calcext:value-type="float">
            <text:p>45509</text:p>
          </table:table-cell>
          <table:table-cell office:value-type="float" office:value="547925" calcext:value-type="float">
            <text:p>547925</text:p>
          </table:table-cell>
          <table:table-cell office:value-type="float" office:value="32658" calcext:value-type="float">
            <text:p>32658</text:p>
          </table:table-cell>
          <table:table-cell office:value-type="float" office:value="30533" calcext:value-type="float">
            <text:p>30533</text:p>
          </table:table-cell>
          <table:table-cell table:formula="of:=[.F192]/SQRT([.B192]*[.C192])*100" office:value-type="float" office:value="18.8595555347135" calcext:value-type="float">
            <text:p>18,86</text:p>
          </table:table-cell>
          <table:table-cell table:formula="of:=[.G192]/SQRT([.D192]*[.E192])*100" office:value-type="float" office:value="19.3357166538329" calcext:value-type="float">
            <text:p>19,34</text:p>
          </table:table-cell>
          <table:table-cell table:formula="of:=[.F192]/[.B192]*100" office:value-type="float" office:value="61.3526207026113" calcext:value-type="float">
            <text:p>61,35</text:p>
          </table:table-cell>
          <table:table-cell table:formula="of:=[.G192]/[.D192]*100" office:value-type="float" office:value="67.0922235162276" calcext:value-type="float">
            <text:p>67,09</text:p>
          </table:table-cell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16206" calcext:value-type="float">
            <text:p>16206</text:p>
          </table:table-cell>
          <table:table-cell office:value-type="float" office:value="335006" calcext:value-type="float">
            <text:p>335006</text:p>
          </table:table-cell>
          <table:table-cell office:value-type="float" office:value="19349" calcext:value-type="float">
            <text:p>19349</text:p>
          </table:table-cell>
          <table:table-cell office:value-type="float" office:value="331573" calcext:value-type="float">
            <text:p>331573</text:p>
          </table:table-cell>
          <table:table-cell office:value-type="float" office:value="11424" calcext:value-type="float">
            <text:p>11424</text:p>
          </table:table-cell>
          <table:table-cell office:value-type="float" office:value="13193" calcext:value-type="float">
            <text:p>13193</text:p>
          </table:table-cell>
          <table:table-cell table:formula="of:=[.F193]/SQRT([.B193]*[.C193])*100" office:value-type="float" office:value="15.5043650205724" calcext:value-type="float">
            <text:p>15,50</text:p>
          </table:table-cell>
          <table:table-cell table:formula="of:=[.G193]/SQRT([.D193]*[.E193])*100" office:value-type="float" office:value="16.4711802849777" calcext:value-type="float">
            <text:p>16,47</text:p>
          </table:table-cell>
          <table:table-cell table:formula="of:=[.F193]/[.B193]*100" office:value-type="float" office:value="70.4924102184376" calcext:value-type="float">
            <text:p>70,49</text:p>
          </table:table-cell>
          <table:table-cell table:formula="of:=[.G193]/[.D193]*100" office:value-type="float" office:value="68.1844022946922" calcext:value-type="float">
            <text:p>68,18</text:p>
          </table:table-cell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27278" calcext:value-type="float">
            <text:p>27278</text:p>
          </table:table-cell>
          <table:table-cell office:value-type="float" office:value="403758" calcext:value-type="float">
            <text:p>403758</text:p>
          </table:table-cell>
          <table:table-cell office:value-type="float" office:value="29941" calcext:value-type="float">
            <text:p>29941</text:p>
          </table:table-cell>
          <table:table-cell office:value-type="float" office:value="408197" calcext:value-type="float">
            <text:p>408197</text:p>
          </table:table-cell>
          <table:table-cell office:value-type="float" office:value="17279" calcext:value-type="float">
            <text:p>17279</text:p>
          </table:table-cell>
          <table:table-cell office:value-type="float" office:value="19098" calcext:value-type="float">
            <text:p>19098</text:p>
          </table:table-cell>
          <table:table-cell table:formula="of:=[.F194]/SQRT([.B194]*[.C194])*100" office:value-type="float" office:value="16.4646222799013" calcext:value-type="float">
            <text:p>16,46</text:p>
          </table:table-cell>
          <table:table-cell table:formula="of:=[.G194]/SQRT([.D194]*[.E194])*100" office:value-type="float" office:value="17.2750707252666" calcext:value-type="float">
            <text:p>17,28</text:p>
          </table:table-cell>
          <table:table-cell table:formula="of:=[.F194]/[.B194]*100" office:value-type="float" office:value="63.3440868098834" calcext:value-type="float">
            <text:p>63,34</text:p>
          </table:table-cell>
          <table:table-cell table:formula="of:=[.G194]/[.D194]*100" office:value-type="float" office:value="63.7854447079256" calcext:value-type="float">
            <text:p>63,7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19070" calcext:value-type="float">
            <text:p>19070</text:p>
          </table:table-cell>
          <table:table-cell office:value-type="float" office:value="90158" calcext:value-type="float">
            <text:p>90158</text:p>
          </table:table-cell>
          <table:table-cell office:value-type="float" office:value="22757" calcext:value-type="float">
            <text:p>22757</text:p>
          </table:table-cell>
          <table:table-cell office:value-type="float" office:value="103349" calcext:value-type="float">
            <text:p>103349</text:p>
          </table:table-cell>
          <table:table-cell office:value-type="float" office:value="11086" calcext:value-type="float">
            <text:p>11086</text:p>
          </table:table-cell>
          <table:table-cell office:value-type="float" office:value="13869" calcext:value-type="float">
            <text:p>13869</text:p>
          </table:table-cell>
          <table:table-cell table:formula="of:=[.F195]/SQRT([.B195]*[.C195])*100" office:value-type="float" office:value="26.7360591394783" calcext:value-type="float">
            <text:p>26,74</text:p>
          </table:table-cell>
          <table:table-cell table:formula="of:=[.G195]/SQRT([.D195]*[.E195])*100" office:value-type="float" office:value="28.59792375932" calcext:value-type="float">
            <text:p>28,60</text:p>
          </table:table-cell>
          <table:table-cell table:formula="of:=[.F195]/[.B195]*100" office:value-type="float" office:value="58.1331934976403" calcext:value-type="float">
            <text:p>58,13</text:p>
          </table:table-cell>
          <table:table-cell table:formula="of:=[.G195]/[.D195]*100" office:value-type="float" office:value="60.9438853978995" calcext:value-type="float">
            <text:p>60,94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13006" calcext:value-type="float">
            <text:p>13006</text:p>
          </table:table-cell>
          <table:table-cell office:value-type="float" office:value="54670" calcext:value-type="float">
            <text:p>54670</text:p>
          </table:table-cell>
          <table:table-cell office:value-type="float" office:value="12917" calcext:value-type="float">
            <text:p>12917</text:p>
          </table:table-cell>
          <table:table-cell office:value-type="float" office:value="61093" calcext:value-type="float">
            <text:p>61093</text:p>
          </table:table-cell>
          <table:table-cell office:value-type="float" office:value="8634" calcext:value-type="float">
            <text:p>8634</text:p>
          </table:table-cell>
          <table:table-cell office:value-type="float" office:value="8965" calcext:value-type="float">
            <text:p>8965</text:p>
          </table:table-cell>
          <table:table-cell table:formula="of:=[.F196]/SQRT([.B196]*[.C196])*100" office:value-type="float" office:value="32.3791640788329" calcext:value-type="float">
            <text:p>32,38</text:p>
          </table:table-cell>
          <table:table-cell table:formula="of:=[.G196]/SQRT([.D196]*[.E196])*100" office:value-type="float" office:value="31.9134486829837" calcext:value-type="float">
            <text:p>31,91</text:p>
          </table:table-cell>
          <table:table-cell table:formula="of:=[.F196]/[.B196]*100" office:value-type="float" office:value="66.384745502076" calcext:value-type="float">
            <text:p>66,38</text:p>
          </table:table-cell>
          <table:table-cell table:formula="of:=[.G196]/[.D196]*100" office:value-type="float" office:value="69.4046605248897" calcext:value-type="float">
            <text:p>69,40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16398" calcext:value-type="float">
            <text:p>16398</text:p>
          </table:table-cell>
          <table:table-cell office:value-type="float" office:value="77022" calcext:value-type="float">
            <text:p>77022</text:p>
          </table:table-cell>
          <table:table-cell office:value-type="float" office:value="16757" calcext:value-type="float">
            <text:p>16757</text:p>
          </table:table-cell>
          <table:table-cell office:value-type="float" office:value="87765" calcext:value-type="float">
            <text:p>87765</text:p>
          </table:table-cell>
          <table:table-cell office:value-type="float" office:value="10369" calcext:value-type="float">
            <text:p>10369</text:p>
          </table:table-cell>
          <table:table-cell office:value-type="float" office:value="11228" calcext:value-type="float">
            <text:p>11228</text:p>
          </table:table-cell>
          <table:table-cell table:formula="of:=[.F197]/SQRT([.B197]*[.C197])*100" office:value-type="float" office:value="29.1765567506555" calcext:value-type="float">
            <text:p>29,18</text:p>
          </table:table-cell>
          <table:table-cell table:formula="of:=[.G197]/SQRT([.D197]*[.E197])*100" office:value-type="float" office:value="29.2781472416298" calcext:value-type="float">
            <text:p>29,28</text:p>
          </table:table-cell>
          <table:table-cell table:formula="of:=[.F197]/[.B197]*100" office:value-type="float" office:value="63.233321136724" calcext:value-type="float">
            <text:p>63,23</text:p>
          </table:table-cell>
          <table:table-cell table:formula="of:=[.G197]/[.D197]*100" office:value-type="float" office:value="67.0048338007997" calcext:value-type="float">
            <text:p>67,00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38526" calcext:value-type="float">
            <text:p>38526</text:p>
          </table:table-cell>
          <table:table-cell office:value-type="float" office:value="222686" calcext:value-type="float">
            <text:p>222686</text:p>
          </table:table-cell>
          <table:table-cell office:value-type="float" office:value="41157" calcext:value-type="float">
            <text:p>41157</text:p>
          </table:table-cell>
          <table:table-cell office:value-type="float" office:value="254037" calcext:value-type="float">
            <text:p>254037</text:p>
          </table:table-cell>
          <table:table-cell office:value-type="float" office:value="22038" calcext:value-type="float">
            <text:p>22038</text:p>
          </table:table-cell>
          <table:table-cell office:value-type="float" office:value="24433" calcext:value-type="float">
            <text:p>24433</text:p>
          </table:table-cell>
          <table:table-cell table:formula="of:=[.F198]/SQRT([.B198]*[.C198])*100" office:value-type="float" office:value="23.7929757202332" calcext:value-type="float">
            <text:p>23,79</text:p>
          </table:table-cell>
          <table:table-cell table:formula="of:=[.G198]/SQRT([.D198]*[.E198])*100" office:value-type="float" office:value="23.8949679249976" calcext:value-type="float">
            <text:p>23,89</text:p>
          </table:table-cell>
          <table:table-cell table:formula="of:=[.F198]/[.B198]*100" office:value-type="float" office:value="57.2029278928516" calcext:value-type="float">
            <text:p>57,20</text:p>
          </table:table-cell>
          <table:table-cell table:formula="of:=[.G198]/[.D198]*100" office:value-type="float" office:value="59.3653570474038" calcext:value-type="float">
            <text:p>59,37</text:p>
          </table:table-cell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14974" calcext:value-type="float">
            <text:p>14974</text:p>
          </table:table-cell>
          <table:table-cell office:value-type="float" office:value="67326" calcext:value-type="float">
            <text:p>67326</text:p>
          </table:table-cell>
          <table:table-cell office:value-type="float" office:value="14869" calcext:value-type="float">
            <text:p>14869</text:p>
          </table:table-cell>
          <table:table-cell office:value-type="float" office:value="75525" calcext:value-type="float">
            <text:p>75525</text:p>
          </table:table-cell>
          <table:table-cell office:value-type="float" office:value="9550" calcext:value-type="float">
            <text:p>9550</text:p>
          </table:table-cell>
          <table:table-cell office:value-type="float" office:value="10065" calcext:value-type="float">
            <text:p>10065</text:p>
          </table:table-cell>
          <table:table-cell table:formula="of:=[.F199]/SQRT([.B199]*[.C199])*100" office:value-type="float" office:value="30.0775910957283" calcext:value-type="float">
            <text:p>30,08</text:p>
          </table:table-cell>
          <table:table-cell table:formula="of:=[.G199]/SQRT([.D199]*[.E199])*100" office:value-type="float" office:value="30.0349927550726" calcext:value-type="float">
            <text:p>30,03</text:p>
          </table:table-cell>
          <table:table-cell table:formula="of:=[.F199]/[.B199]*100" office:value-type="float" office:value="63.777213837318" calcext:value-type="float">
            <text:p>63,78</text:p>
          </table:table-cell>
          <table:table-cell table:formula="of:=[.G199]/[.D199]*100" office:value-type="float" office:value="67.6911695473805" calcext:value-type="float">
            <text:p>67,69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17038" calcext:value-type="float">
            <text:p>17038</text:p>
          </table:table-cell>
          <table:table-cell office:value-type="float" office:value="333694" calcext:value-type="float">
            <text:p>333694</text:p>
          </table:table-cell>
          <table:table-cell office:value-type="float" office:value="17301" calcext:value-type="float">
            <text:p>17301</text:p>
          </table:table-cell>
          <table:table-cell office:value-type="float" office:value="328069" calcext:value-type="float">
            <text:p>328069</text:p>
          </table:table-cell>
          <table:table-cell office:value-type="float" office:value="11666" calcext:value-type="float">
            <text:p>11666</text:p>
          </table:table-cell>
          <table:table-cell office:value-type="float" office:value="12149" calcext:value-type="float">
            <text:p>12149</text:p>
          </table:table-cell>
          <table:table-cell table:formula="of:=[.F200]/SQRT([.B200]*[.C200])*100" office:value-type="float" office:value="15.471715335013" calcext:value-type="float">
            <text:p>15,47</text:p>
          </table:table-cell>
          <table:table-cell table:formula="of:=[.G200]/SQRT([.D200]*[.E200])*100" office:value-type="float" office:value="16.1258394485721" calcext:value-type="float">
            <text:p>16,13</text:p>
          </table:table-cell>
          <table:table-cell table:formula="of:=[.F200]/[.B200]*100" office:value-type="float" office:value="68.4704777556051" calcext:value-type="float">
            <text:p>68,47</text:p>
          </table:table-cell>
          <table:table-cell table:formula="of:=[.G200]/[.D200]*100" office:value-type="float" office:value="70.2213744870239" calcext:value-type="float">
            <text:p>70,22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15470" calcext:value-type="float">
            <text:p>15470</text:p>
          </table:table-cell>
          <table:table-cell office:value-type="float" office:value="71374" calcext:value-type="float">
            <text:p>71374</text:p>
          </table:table-cell>
          <table:table-cell office:value-type="float" office:value="15541" calcext:value-type="float">
            <text:p>15541</text:p>
          </table:table-cell>
          <table:table-cell office:value-type="float" office:value="79669" calcext:value-type="float">
            <text:p>79669</text:p>
          </table:table-cell>
          <table:table-cell office:value-type="float" office:value="9692" calcext:value-type="float">
            <text:p>9692</text:p>
          </table:table-cell>
          <table:table-cell office:value-type="float" office:value="10363" calcext:value-type="float">
            <text:p>10363</text:p>
          </table:table-cell>
          <table:table-cell table:formula="of:=[.F201]/SQRT([.B201]*[.C201])*100" office:value-type="float" office:value="29.1674344387945" calcext:value-type="float">
            <text:p>29,17</text:p>
          </table:table-cell>
          <table:table-cell table:formula="of:=[.G201]/SQRT([.D201]*[.E201])*100" office:value-type="float" office:value="29.4510874276683" calcext:value-type="float">
            <text:p>29,45</text:p>
          </table:table-cell>
          <table:table-cell table:formula="of:=[.F201]/[.B201]*100" office:value-type="float" office:value="62.650290885585" calcext:value-type="float">
            <text:p>62,65</text:p>
          </table:table-cell>
          <table:table-cell table:formula="of:=[.G201]/[.D201]*100" office:value-type="float" office:value="66.6816807155267" calcext:value-type="float">
            <text:p>66,68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44894" calcext:value-type="float">
            <text:p>44894</text:p>
          </table:table-cell>
          <table:table-cell office:value-type="float" office:value="485966" calcext:value-type="float">
            <text:p>485966</text:p>
          </table:table-cell>
          <table:table-cell office:value-type="float" office:value="46901" calcext:value-type="float">
            <text:p>46901</text:p>
          </table:table-cell>
          <table:table-cell office:value-type="float" office:value="505925" calcext:value-type="float">
            <text:p>505925</text:p>
          </table:table-cell>
          <table:table-cell office:value-type="float" office:value="27398" calcext:value-type="float">
            <text:p>27398</text:p>
          </table:table-cell>
          <table:table-cell office:value-type="float" office:value="28923" calcext:value-type="float">
            <text:p>28923</text:p>
          </table:table-cell>
          <table:table-cell table:formula="of:=[.F202]/SQRT([.B202]*[.C202])*100" office:value-type="float" office:value="18.5490540834966" calcext:value-type="float">
            <text:p>18,55</text:p>
          </table:table-cell>
          <table:table-cell table:formula="of:=[.G202]/SQRT([.D202]*[.E202])*100" office:value-type="float" office:value="18.7762654328856" calcext:value-type="float">
            <text:p>18,78</text:p>
          </table:table-cell>
          <table:table-cell table:formula="of:=[.F202]/[.B202]*100" office:value-type="float" office:value="61.0281997594333" calcext:value-type="float">
            <text:p>61,03</text:p>
          </table:table-cell>
          <table:table-cell table:formula="of:=[.G202]/[.D202]*100" office:value-type="float" office:value="61.668194708002" calcext:value-type="float">
            <text:p>61,67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23742" calcext:value-type="float">
            <text:p>23742</text:p>
          </table:table-cell>
          <table:table-cell office:value-type="float" office:value="123086" calcext:value-type="float">
            <text:p>123086</text:p>
          </table:table-cell>
          <table:table-cell office:value-type="float" office:value="26741" calcext:value-type="float">
            <text:p>26741</text:p>
          </table:table-cell>
          <table:table-cell office:value-type="float" office:value="140629" calcext:value-type="float">
            <text:p>140629</text:p>
          </table:table-cell>
          <table:table-cell office:value-type="float" office:value="13444" calcext:value-type="float">
            <text:p>13444</text:p>
          </table:table-cell>
          <table:table-cell office:value-type="float" office:value="15833" calcext:value-type="float">
            <text:p>15833</text:p>
          </table:table-cell>
          <table:table-cell table:formula="of:=[.F203]/SQRT([.B203]*[.C203])*100" office:value-type="float" office:value="24.8694124083384" calcext:value-type="float">
            <text:p>24,87</text:p>
          </table:table-cell>
          <table:table-cell table:formula="of:=[.G203]/SQRT([.D203]*[.E203])*100" office:value-type="float" office:value="25.8188530371303" calcext:value-type="float">
            <text:p>25,82</text:p>
          </table:table-cell>
          <table:table-cell table:formula="of:=[.F203]/[.B203]*100" office:value-type="float" office:value="56.6253896049196" calcext:value-type="float">
            <text:p>56,63</text:p>
          </table:table-cell>
          <table:table-cell table:formula="of:=[.G203]/[.D203]*100" office:value-type="float" office:value="59.2087057327699" calcext:value-type="float">
            <text:p>59,21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11806" calcext:value-type="float">
            <text:p>11806</text:p>
          </table:table-cell>
          <table:table-cell office:value-type="float" office:value="50062" calcext:value-type="float">
            <text:p>50062</text:p>
          </table:table-cell>
          <table:table-cell office:value-type="float" office:value="11957" calcext:value-type="float">
            <text:p>11957</text:p>
          </table:table-cell>
          <table:table-cell office:value-type="float" office:value="55861" calcext:value-type="float">
            <text:p>55861</text:p>
          </table:table-cell>
          <table:table-cell office:value-type="float" office:value="7899" calcext:value-type="float">
            <text:p>7899</text:p>
          </table:table-cell>
          <table:table-cell office:value-type="float" office:value="8314" calcext:value-type="float">
            <text:p>8314</text:p>
          </table:table-cell>
          <table:table-cell table:formula="of:=[.F204]/SQRT([.B204]*[.C204])*100" office:value-type="float" office:value="32.4912654597376" calcext:value-type="float">
            <text:p>32,49</text:p>
          </table:table-cell>
          <table:table-cell table:formula="of:=[.G204]/SQRT([.D204]*[.E204])*100" office:value-type="float" office:value="32.1695179030814" calcext:value-type="float">
            <text:p>32,17</text:p>
          </table:table-cell>
          <table:table-cell table:formula="of:=[.F204]/[.B204]*100" office:value-type="float" office:value="66.9066576317127" calcext:value-type="float">
            <text:p>66,91</text:p>
          </table:table-cell>
          <table:table-cell table:formula="of:=[.G204]/[.D204]*100" office:value-type="float" office:value="69.5324914276156" calcext:value-type="float">
            <text:p>69,53</text:p>
          </table:table-cell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16606" calcext:value-type="float">
            <text:p>16606</text:p>
          </table:table-cell>
          <table:table-cell office:value-type="float" office:value="85326" calcext:value-type="float">
            <text:p>85326</text:p>
          </table:table-cell>
          <table:table-cell office:value-type="float" office:value="20821" calcext:value-type="float">
            <text:p>20821</text:p>
          </table:table-cell>
          <table:table-cell office:value-type="float" office:value="100309" calcext:value-type="float">
            <text:p>100309</text:p>
          </table:table-cell>
          <table:table-cell office:value-type="float" office:value="10461" calcext:value-type="float">
            <text:p>10461</text:p>
          </table:table-cell>
          <table:table-cell office:value-type="float" office:value="12971" calcext:value-type="float">
            <text:p>12971</text:p>
          </table:table-cell>
          <table:table-cell table:formula="of:=[.F205]/SQRT([.B205]*[.C205])*100" office:value-type="float" office:value="27.7907323696934" calcext:value-type="float">
            <text:p>27,79</text:p>
          </table:table-cell>
          <table:table-cell table:formula="of:=[.G205]/SQRT([.D205]*[.E205])*100" office:value-type="float" office:value="28.3826353005117" calcext:value-type="float">
            <text:p>28,38</text:p>
          </table:table-cell>
          <table:table-cell table:formula="of:=[.F205]/[.B205]*100" office:value-type="float" office:value="62.9953029025653" calcext:value-type="float">
            <text:p>63,00</text:p>
          </table:table-cell>
          <table:table-cell table:formula="of:=[.G205]/[.D205]*100" office:value-type="float" office:value="62.2976802266942" calcext:value-type="float">
            <text:p>62,30</text:p>
          </table:table-cell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15726" calcext:value-type="float">
            <text:p>15726</text:p>
          </table:table-cell>
          <table:table-cell office:value-type="float" office:value="80606" calcext:value-type="float">
            <text:p>80606</text:p>
          </table:table-cell>
          <table:table-cell office:value-type="float" office:value="15589" calcext:value-type="float">
            <text:p>15589</text:p>
          </table:table-cell>
          <table:table-cell office:value-type="float" office:value="90181" calcext:value-type="float">
            <text:p>90181</text:p>
          </table:table-cell>
          <table:table-cell office:value-type="float" office:value="9900" calcext:value-type="float">
            <text:p>9900</text:p>
          </table:table-cell>
          <table:table-cell office:value-type="float" office:value="10406" calcext:value-type="float">
            <text:p>10406</text:p>
          </table:table-cell>
          <table:table-cell table:formula="of:=[.F206]/SQRT([.B206]*[.C206])*100" office:value-type="float" office:value="27.806246845579" calcext:value-type="float">
            <text:p>27,81</text:p>
          </table:table-cell>
          <table:table-cell table:formula="of:=[.G206]/SQRT([.D206]*[.E206])*100" office:value-type="float" office:value="27.7534622800562" calcext:value-type="float">
            <text:p>27,75</text:p>
          </table:table-cell>
          <table:table-cell table:formula="of:=[.F206]/[.B206]*100" office:value-type="float" office:value="62.9530713468142" calcext:value-type="float">
            <text:p>62,95</text:p>
          </table:table-cell>
          <table:table-cell table:formula="of:=[.G206]/[.D206]*100" office:value-type="float" office:value="66.7521970620309" calcext:value-type="float">
            <text:p>66,75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12014" calcext:value-type="float">
            <text:p>12014</text:p>
          </table:table-cell>
          <table:table-cell office:value-type="float" office:value="51294" calcext:value-type="float">
            <text:p>51294</text:p>
          </table:table-cell>
          <table:table-cell office:value-type="float" office:value="12181" calcext:value-type="float">
            <text:p>12181</text:p>
          </table:table-cell>
          <table:table-cell office:value-type="float" office:value="57317" calcext:value-type="float">
            <text:p>57317</text:p>
          </table:table-cell>
          <table:table-cell office:value-type="float" office:value="7985" calcext:value-type="float">
            <text:p>7985</text:p>
          </table:table-cell>
          <table:table-cell office:value-type="float" office:value="8423" calcext:value-type="float">
            <text:p>8423</text:p>
          </table:table-cell>
          <table:table-cell table:formula="of:=[.F207]/SQRT([.B207]*[.C207])*100" office:value-type="float" office:value="32.16605668399" calcext:value-type="float">
            <text:p>32,17</text:p>
          </table:table-cell>
          <table:table-cell table:formula="of:=[.G207]/SQRT([.D207]*[.E207])*100" office:value-type="float" office:value="31.8774522242122" calcext:value-type="float">
            <text:p>31,88</text:p>
          </table:table-cell>
          <table:table-cell table:formula="of:=[.F207]/[.B207]*100" office:value-type="float" office:value="66.4641251872815" calcext:value-type="float">
            <text:p>66,46</text:p>
          </table:table-cell>
          <table:table-cell table:formula="of:=[.G207]/[.D207]*100" office:value-type="float" office:value="69.1486741646827" calcext:value-type="float">
            <text:p>69,15</text:p>
          </table:table-cell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13102" calcext:value-type="float">
            <text:p>13102</text:p>
          </table:table-cell>
          <table:table-cell office:value-type="float" office:value="59950" calcext:value-type="float">
            <text:p>59950</text:p>
          </table:table-cell>
          <table:table-cell office:value-type="float" office:value="13205" calcext:value-type="float">
            <text:p>13205</text:p>
          </table:table-cell>
          <table:table-cell office:value-type="float" office:value="67397" calcext:value-type="float">
            <text:p>67397</text:p>
          </table:table-cell>
          <table:table-cell office:value-type="float" office:value="8463" calcext:value-type="float">
            <text:p>8463</text:p>
          </table:table-cell>
          <table:table-cell office:value-type="float" office:value="8994" calcext:value-type="float">
            <text:p>8994</text:p>
          </table:table-cell>
          <table:table-cell table:formula="of:=[.F208]/SQRT([.B208]*[.C208])*100" office:value-type="float" office:value="30.1968018807388" calcext:value-type="float">
            <text:p>30,20</text:p>
          </table:table-cell>
          <table:table-cell table:formula="of:=[.G208]/SQRT([.D208]*[.E208])*100" office:value-type="float" office:value="30.1483395350158" calcext:value-type="float">
            <text:p>30,15</text:p>
          </table:table-cell>
          <table:table-cell table:formula="of:=[.F208]/[.B208]*100" office:value-type="float" office:value="64.5931918791024" calcext:value-type="float">
            <text:p>64,59</text:p>
          </table:table-cell>
          <table:table-cell table:formula="of:=[.G208]/[.D208]*100" office:value-type="float" office:value="68.1105641802348" calcext:value-type="float">
            <text:p>68,11</text:p>
          </table:table-cell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15118" calcext:value-type="float">
            <text:p>15118</text:p>
          </table:table-cell>
          <table:table-cell office:value-type="float" office:value="75630" calcext:value-type="float">
            <text:p>75630</text:p>
          </table:table-cell>
          <table:table-cell office:value-type="float" office:value="16149" calcext:value-type="float">
            <text:p>16149</text:p>
          </table:table-cell>
          <table:table-cell office:value-type="float" office:value="87045" calcext:value-type="float">
            <text:p>87045</text:p>
          </table:table-cell>
          <table:table-cell office:value-type="float" office:value="9576" calcext:value-type="float">
            <text:p>9576</text:p>
          </table:table-cell>
          <table:table-cell office:value-type="float" office:value="10666" calcext:value-type="float">
            <text:p>10666</text:p>
          </table:table-cell>
          <table:table-cell table:formula="of:=[.F209]/SQRT([.B209]*[.C209])*100" office:value-type="float" office:value="28.3197827028693" calcext:value-type="float">
            <text:p>28,32</text:p>
          </table:table-cell>
          <table:table-cell table:formula="of:=[.G209]/SQRT([.D209]*[.E209])*100" office:value-type="float" office:value="28.4483345947185" calcext:value-type="float">
            <text:p>28,45</text:p>
          </table:table-cell>
          <table:table-cell table:formula="of:=[.F209]/[.B209]*100" office:value-type="float" office:value="63.341711866649" calcext:value-type="float">
            <text:p>63,34</text:p>
          </table:table-cell>
          <table:table-cell table:formula="of:=[.G209]/[.D209]*100" office:value-type="float" office:value="66.0474332776023" calcext:value-type="float">
            <text:p>66,05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20046" calcext:value-type="float">
            <text:p>20046</text:p>
          </table:table-cell>
          <table:table-cell office:value-type="float" office:value="103390" calcext:value-type="float">
            <text:p>103390</text:p>
          </table:table-cell>
          <table:table-cell office:value-type="float" office:value="19909" calcext:value-type="float">
            <text:p>19909</text:p>
          </table:table-cell>
          <table:table-cell office:value-type="float" office:value="115957" calcext:value-type="float">
            <text:p>115957</text:p>
          </table:table-cell>
          <table:table-cell office:value-type="float" office:value="11867" calcext:value-type="float">
            <text:p>11867</text:p>
          </table:table-cell>
          <table:table-cell office:value-type="float" office:value="12568" calcext:value-type="float">
            <text:p>12568</text:p>
          </table:table-cell>
          <table:table-cell table:formula="of:=[.F210]/SQRT([.B210]*[.C210])*100" office:value-type="float" office:value="26.0668055160188" calcext:value-type="float">
            <text:p>26,07</text:p>
          </table:table-cell>
          <table:table-cell table:formula="of:=[.G210]/SQRT([.D210]*[.E210])*100" office:value-type="float" office:value="26.1573030061274" calcext:value-type="float">
            <text:p>26,16</text:p>
          </table:table-cell>
          <table:table-cell table:formula="of:=[.F210]/[.B210]*100" office:value-type="float" office:value="59.1988426618777" calcext:value-type="float">
            <text:p>59,20</text:p>
          </table:table-cell>
          <table:table-cell table:formula="of:=[.G210]/[.D210]*100" office:value-type="float" office:value="63.1272288914561" calcext:value-type="float">
            <text:p>63,13</text:p>
          </table:table-cell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12254" calcext:value-type="float">
            <text:p>12254</text:p>
          </table:table-cell>
          <table:table-cell office:value-type="float" office:value="53054" calcext:value-type="float">
            <text:p>53054</text:p>
          </table:table-cell>
          <table:table-cell office:value-type="float" office:value="12261" calcext:value-type="float">
            <text:p>12261</text:p>
          </table:table-cell>
          <table:table-cell office:value-type="float" office:value="59221" calcext:value-type="float">
            <text:p>59221</text:p>
          </table:table-cell>
          <table:table-cell office:value-type="float" office:value="8234" calcext:value-type="float">
            <text:p>8234</text:p>
          </table:table-cell>
          <table:table-cell office:value-type="float" office:value="8519" calcext:value-type="float">
            <text:p>8519</text:p>
          </table:table-cell>
          <table:table-cell table:formula="of:=[.F211]/SQRT([.B211]*[.C211])*100" office:value-type="float" office:value="32.2933320485701" calcext:value-type="float">
            <text:p>32,29</text:p>
          </table:table-cell>
          <table:table-cell table:formula="of:=[.G211]/SQRT([.D211]*[.E211])*100" office:value-type="float" office:value="31.6146081836361" calcext:value-type="float">
            <text:p>31,61</text:p>
          </table:table-cell>
          <table:table-cell table:formula="of:=[.F211]/[.B211]*100" office:value-type="float" office:value="67.1943855067733" calcext:value-type="float">
            <text:p>67,19</text:p>
          </table:table-cell>
          <table:table-cell table:formula="of:=[.G211]/[.D211]*100" office:value-type="float" office:value="69.4804665198597" calcext:value-type="float">
            <text:p>69,48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21726" calcext:value-type="float">
            <text:p>21726</text:p>
          </table:table-cell>
          <table:table-cell office:value-type="float" office:value="86046" calcext:value-type="float">
            <text:p>86046</text:p>
          </table:table-cell>
          <table:table-cell office:value-type="float" office:value="21301" calcext:value-type="float">
            <text:p>21301</text:p>
          </table:table-cell>
          <table:table-cell office:value-type="float" office:value="95013" calcext:value-type="float">
            <text:p>95013</text:p>
          </table:table-cell>
          <table:table-cell office:value-type="float" office:value="15835" calcext:value-type="float">
            <text:p>15835</text:p>
          </table:table-cell>
          <table:table-cell office:value-type="float" office:value="16044" calcext:value-type="float">
            <text:p>16044</text:p>
          </table:table-cell>
          <table:table-cell table:formula="of:=[.F212]/SQRT([.B212]*[.C212])*100" office:value-type="float" office:value="36.6237522129309" calcext:value-type="float">
            <text:p>36,62</text:p>
          </table:table-cell>
          <table:table-cell table:formula="of:=[.G212]/SQRT([.D212]*[.E212])*100" office:value-type="float" office:value="35.6632683639479" calcext:value-type="float">
            <text:p>35,66</text:p>
          </table:table-cell>
          <table:table-cell table:formula="of:=[.F212]/[.B212]*100" office:value-type="float" office:value="72.8850225536224" calcext:value-type="float">
            <text:p>72,89</text:p>
          </table:table-cell>
          <table:table-cell table:formula="of:=[.G212]/[.D212]*100" office:value-type="float" office:value="75.320407492606" calcext:value-type="float">
            <text:p>75,32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13054" calcext:value-type="float">
            <text:p>13054</text:p>
          </table:table-cell>
          <table:table-cell office:value-type="float" office:value="58222" calcext:value-type="float">
            <text:p>58222</text:p>
          </table:table-cell>
          <table:table-cell office:value-type="float" office:value="13029" calcext:value-type="float">
            <text:p>13029</text:p>
          </table:table-cell>
          <table:table-cell office:value-type="float" office:value="65173" calcext:value-type="float">
            <text:p>65173</text:p>
          </table:table-cell>
          <table:table-cell office:value-type="float" office:value="8635" calcext:value-type="float">
            <text:p>8635</text:p>
          </table:table-cell>
          <table:table-cell office:value-type="float" office:value="8963" calcext:value-type="float">
            <text:p>8963</text:p>
          </table:table-cell>
          <table:table-cell table:formula="of:=[.F213]/SQRT([.B213]*[.C213])*100" office:value-type="float" office:value="31.3218191580737" calcext:value-type="float">
            <text:p>31,32</text:p>
          </table:table-cell>
          <table:table-cell table:formula="of:=[.G213]/SQRT([.D213]*[.E213])*100" office:value-type="float" office:value="30.7584182460463" calcext:value-type="float">
            <text:p>30,76</text:p>
          </table:table-cell>
          <table:table-cell table:formula="of:=[.F213]/[.B213]*100" office:value-type="float" office:value="66.1483070323273" calcext:value-type="float">
            <text:p>66,15</text:p>
          </table:table-cell>
          <table:table-cell table:formula="of:=[.G213]/[.D213]*100" office:value-type="float" office:value="68.7926932228107" calcext:value-type="float">
            <text:p>68,79</text:p>
          </table:table-cell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75118" calcext:value-type="float">
            <text:p>75118</text:p>
          </table:table-cell>
          <table:table-cell office:value-type="float" office:value="453822" calcext:value-type="float">
            <text:p>453822</text:p>
          </table:table-cell>
          <table:table-cell office:value-type="float" office:value="76117" calcext:value-type="float">
            <text:p>76117</text:p>
          </table:table-cell>
          <table:table-cell office:value-type="float" office:value="509573" calcext:value-type="float">
            <text:p>509573</text:p>
          </table:table-cell>
          <table:table-cell office:value-type="float" office:value="42770" calcext:value-type="float">
            <text:p>42770</text:p>
          </table:table-cell>
          <table:table-cell office:value-type="float" office:value="45260" calcext:value-type="float">
            <text:p>45260</text:p>
          </table:table-cell>
          <table:table-cell table:formula="of:=[.F214]/SQRT([.B214]*[.C214])*100" office:value-type="float" office:value="23.1645820789333" calcext:value-type="float">
            <text:p>23,16</text:p>
          </table:table-cell>
          <table:table-cell table:formula="of:=[.G214]/SQRT([.D214]*[.E214])*100" office:value-type="float" office:value="22.9810841901165" calcext:value-type="float">
            <text:p>22,98</text:p>
          </table:table-cell>
          <table:table-cell table:formula="of:=[.F214]/[.B214]*100" office:value-type="float" office:value="56.9370856519077" calcext:value-type="float">
            <text:p>56,94</text:p>
          </table:table-cell>
          <table:table-cell table:formula="of:=[.G214]/[.D214]*100" office:value-type="float" office:value="59.4610927913607" calcext:value-type="float">
            <text:p>59,46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19998" calcext:value-type="float">
            <text:p>19998</text:p>
          </table:table-cell>
          <table:table-cell office:value-type="float" office:value="104462" calcext:value-type="float">
            <text:p>104462</text:p>
          </table:table-cell>
          <table:table-cell office:value-type="float" office:value="20949" calcext:value-type="float">
            <text:p>20949</text:p>
          </table:table-cell>
          <table:table-cell office:value-type="float" office:value="119669" calcext:value-type="float">
            <text:p>119669</text:p>
          </table:table-cell>
          <table:table-cell office:value-type="float" office:value="11979" calcext:value-type="float">
            <text:p>11979</text:p>
          </table:table-cell>
          <table:table-cell office:value-type="float" office:value="13143" calcext:value-type="float">
            <text:p>13143</text:p>
          </table:table-cell>
          <table:table-cell table:formula="of:=[.F215]/SQRT([.B215]*[.C215])*100" office:value-type="float" office:value="26.2088590162666" calcext:value-type="float">
            <text:p>26,21</text:p>
          </table:table-cell>
          <table:table-cell table:formula="of:=[.G215]/SQRT([.D215]*[.E215])*100" office:value-type="float" office:value="26.2495600291609" calcext:value-type="float">
            <text:p>26,25</text:p>
          </table:table-cell>
          <table:table-cell table:formula="of:=[.F215]/[.B215]*100" office:value-type="float" office:value="59.9009900990099" calcext:value-type="float">
            <text:p>59,90</text:p>
          </table:table-cell>
          <table:table-cell table:formula="of:=[.G215]/[.D215]*100" office:value-type="float" office:value="62.7380781898897" calcext:value-type="float">
            <text:p>62,74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7470" calcext:value-type="float">
            <text:p>17470</text:p>
          </table:table-cell>
          <table:table-cell office:value-type="float" office:value="340958" calcext:value-type="float">
            <text:p>340958</text:p>
          </table:table-cell>
          <table:table-cell office:value-type="float" office:value="17765" calcext:value-type="float">
            <text:p>17765</text:p>
          </table:table-cell>
          <table:table-cell office:value-type="float" office:value="335557" calcext:value-type="float">
            <text:p>335557</text:p>
          </table:table-cell>
          <table:table-cell office:value-type="float" office:value="12060" calcext:value-type="float">
            <text:p>12060</text:p>
          </table:table-cell>
          <table:table-cell office:value-type="float" office:value="12638" calcext:value-type="float">
            <text:p>12638</text:p>
          </table:table-cell>
          <table:table-cell table:formula="of:=[.F216]/SQRT([.B216]*[.C216])*100" office:value-type="float" office:value="15.6260932932551" calcext:value-type="float">
            <text:p>15,63</text:p>
          </table:table-cell>
          <table:table-cell table:formula="of:=[.G216]/SQRT([.D216]*[.E216])*100" office:value-type="float" office:value="16.368639863226" calcext:value-type="float">
            <text:p>16,37</text:p>
          </table:table-cell>
          <table:table-cell table:formula="of:=[.F216]/[.B216]*100" office:value-type="float" office:value="69.0326273611906" calcext:value-type="float">
            <text:p>69,03</text:p>
          </table:table-cell>
          <table:table-cell table:formula="of:=[.G216]/[.D216]*100" office:value-type="float" office:value="71.1398817900366" calcext:value-type="float">
            <text:p>71,14</text:p>
          </table:table-cell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12222" calcext:value-type="float">
            <text:p>12222</text:p>
          </table:table-cell>
          <table:table-cell office:value-type="float" office:value="51150" calcext:value-type="float">
            <text:p>51150</text:p>
          </table:table-cell>
          <table:table-cell office:value-type="float" office:value="12245" calcext:value-type="float">
            <text:p>12245</text:p>
          </table:table-cell>
          <table:table-cell office:value-type="float" office:value="56965" calcext:value-type="float">
            <text:p>56965</text:p>
          </table:table-cell>
          <table:table-cell office:value-type="float" office:value="8194" calcext:value-type="float">
            <text:p>8194</text:p>
          </table:table-cell>
          <table:table-cell office:value-type="float" office:value="8518" calcext:value-type="float">
            <text:p>8518</text:p>
          </table:table-cell>
          <table:table-cell table:formula="of:=[.F217]/SQRT([.B217]*[.C217])*100" office:value-type="float" office:value="32.7719286684776" calcext:value-type="float">
            <text:p>32,77</text:p>
          </table:table-cell>
          <table:table-cell table:formula="of:=[.G217]/SQRT([.D217]*[.E217])*100" office:value-type="float" office:value="32.2518172409873" calcext:value-type="float">
            <text:p>32,25</text:p>
          </table:table-cell>
          <table:table-cell table:formula="of:=[.F217]/[.B217]*100" office:value-type="float" office:value="67.0430371461299" calcext:value-type="float">
            <text:p>67,04</text:p>
          </table:table-cell>
          <table:table-cell table:formula="of:=[.G217]/[.D217]*100" office:value-type="float" office:value="69.5630869742752" calcext:value-type="float">
            <text:p>69,56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12926" calcext:value-type="float">
            <text:p>12926</text:p>
          </table:table-cell>
          <table:table-cell office:value-type="float" office:value="55598" calcext:value-type="float">
            <text:p>55598</text:p>
          </table:table-cell>
          <table:table-cell office:value-type="float" office:value="12709" calcext:value-type="float">
            <text:p>12709</text:p>
          </table:table-cell>
          <table:table-cell office:value-type="float" office:value="61077" calcext:value-type="float">
            <text:p>61077</text:p>
          </table:table-cell>
          <table:table-cell office:value-type="float" office:value="8488" calcext:value-type="float">
            <text:p>8488</text:p>
          </table:table-cell>
          <table:table-cell office:value-type="float" office:value="8733" calcext:value-type="float">
            <text:p>8733</text:p>
          </table:table-cell>
          <table:table-cell table:formula="of:=[.F218]/SQRT([.B218]*[.C218])*100" office:value-type="float" office:value="31.6623912033523" calcext:value-type="float">
            <text:p>31,66</text:p>
          </table:table-cell>
          <table:table-cell table:formula="of:=[.G218]/SQRT([.D218]*[.E218])*100" office:value-type="float" office:value="31.3450467394565" calcext:value-type="float">
            <text:p>31,35</text:p>
          </table:table-cell>
          <table:table-cell table:formula="of:=[.F218]/[.B218]*100" office:value-type="float" office:value="65.6660993346743" calcext:value-type="float">
            <text:p>65,67</text:p>
          </table:table-cell>
          <table:table-cell table:formula="of:=[.G218]/[.D218]*100" office:value-type="float" office:value="68.7150837988827" calcext:value-type="float">
            <text:p>68,72</text:p>
          </table:table-cell>
        </table:table-row>
        <table:table-row table:style-name="ro1">
          <table:table-cell table:style-name="ce11" office:value-type="string" calcext:value-type="string">
            <text:p>Mittelwert</text:p>
          </table:table-cell>
          <table:table-cell table:style-name="ce14" table:formula="of:=AVERAGE([.B114:.B218])" office:value-type="float" office:value="24570.6476190476" calcext:value-type="float">
            <text:p>24570,65</text:p>
          </table:table-cell>
          <table:table-cell table:style-name="ce14" table:formula="of:=AVERAGE([.C114:.C218])" office:value-type="float" office:value="168048.285714286" calcext:value-type="float">
            <text:p>168048,29</text:p>
          </table:table-cell>
          <table:table-cell table:style-name="ce14" table:formula="of:=AVERAGE([.D114:.D218])" office:value-type="float" office:value="26304.7333333333" calcext:value-type="float">
            <text:p>26304,73</text:p>
          </table:table-cell>
          <table:table-cell table:style-name="ce14" table:formula="of:=AVERAGE([.E114:.E218])" office:value-type="float" office:value="183029.152380952" calcext:value-type="float">
            <text:p>183029,15</text:p>
          </table:table-cell>
          <table:table-cell table:style-name="ce14" table:formula="of:=AVERAGE([.F114:.F218])" office:value-type="float" office:value="14928.8857142857" calcext:value-type="float">
            <text:p>14928,89</text:p>
          </table:table-cell>
          <table:table-cell table:style-name="ce14" table:formula="of:=AVERAGE([.G114:.G218])" office:value-type="float" office:value="16759.8571428571" calcext:value-type="float">
            <text:p>16759,86</text:p>
          </table:table-cell>
          <table:table-cell table:formula="of:=AVERAGE([.H114:.H218])" office:value-type="float" office:value="26.270137629768" calcext:value-type="float">
            <text:p>26,27</text:p>
          </table:table-cell>
          <table:table-cell table:formula="of:=AVERAGE([.I114:.I218])" office:value-type="float" office:value="26.7494846011397" calcext:value-type="float">
            <text:p>26,75</text:p>
          </table:table-cell>
          <table:table-cell table:formula="of:=AVERAGE([.J114:.J218])" office:value-type="float" office:value="62.3197252064372" calcext:value-type="float">
            <text:p>62,32</text:p>
          </table:table-cell>
          <table:table-cell table:formula="of:=AVERAGE([.K114:.K218])" office:value-type="float" office:value="65.1883391694244" calcext:value-type="float">
            <text:p>65,19</text:p>
          </table:table-cell>
        </table:table-row>
      </table:table>
      <table:named-expressions/>
      <table:database-ranges>
        <table:database-range table:name="__Anonymous_Sheet_DB__0" table:target-range-address="Sheet1.A4:Sheet1.K108" table:contains-header="false">
          <table:sort>
            <table:sort-by table:field-number="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9:59:06.601924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0T11:17:51.331746281</meta:creation-date>
    <dc:date>2021-07-23T20:08:54.036836184</dc:date>
    <meta:editing-duration>PT6H40M45S</meta:editing-duration>
    <meta:editing-cycles>14</meta:editing-cycles>
    <meta:generator>LibreOffice/6.0.7.3$Linux_X86_64 LibreOffice_project/00m0$Build-3</meta:generator>
    <meta:document-statistic meta:table-count="1" meta:cell-count="2368" meta:object-count="0"/>
  </office:meta>
</office:document-meta>
</file>